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Sans Pro" svg:font-family="Source Sans Pro" style:font-family-generic="swiss" style:font-pitch="variable"/>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1">
      <text:list-level-style-bullet text:level="1" text:style-name="WW_CharLFO21LVL1" text:bullet-char="•">
        <style:list-level-properties text:space-before="0.2381in" text:min-label-width="0.25in" text:list-level-position-and-space-mode="label-alignment">
          <style:list-level-label-alignment text:label-followed-by="listtab" fo:margin-left="0.4881in" fo:text-indent="-0.25in"/>
        </style:list-level-properties>
        <style:text-properties style:font-name="OpenSymbol"/>
      </text:list-level-style-bullet>
      <text:list-level-style-bullet text:level="2" text:style-name="WW_CharLFO21LVL2" text:bullet-char="◦">
        <style:list-level-properties text:space-before="0.4881in" text:min-label-width="0.25in" text:list-level-position-and-space-mode="label-alignment">
          <style:list-level-label-alignment text:label-followed-by="listtab" fo:margin-left="0.7381in" fo:text-indent="-0.25in"/>
        </style:list-level-properties>
        <style:text-properties style:font-name="OpenSymbol"/>
      </text:list-level-style-bullet>
      <text:list-level-style-bullet text:level="3" text:style-name="WW_CharLFO21LVL3" text:bullet-char="▪">
        <style:list-level-properties text:space-before="0.7381in" text:min-label-width="0.25in" text:list-level-position-and-space-mode="label-alignment">
          <style:list-level-label-alignment text:label-followed-by="listtab" fo:margin-left="0.9881in" fo:text-indent="-0.25in"/>
        </style:list-level-properties>
        <style:text-properties style:font-name="OpenSymbol"/>
      </text:list-level-style-bullet>
      <text:list-level-style-bullet text:level="4" text:style-name="WW_CharLFO21LVL4" text:bullet-char="•">
        <style:list-level-properties text:space-before="0.9881in" text:min-label-width="0.25in" text:list-level-position-and-space-mode="label-alignment">
          <style:list-level-label-alignment text:label-followed-by="listtab" fo:margin-left="1.2381in" fo:text-indent="-0.25in"/>
        </style:list-level-properties>
        <style:text-properties style:font-name="OpenSymbol"/>
      </text:list-level-style-bullet>
      <text:list-level-style-bullet text:level="5" text:style-name="WW_CharLFO21LVL5" text:bullet-char="◦">
        <style:list-level-properties text:space-before="1.2381in" text:min-label-width="0.25in" text:list-level-position-and-space-mode="label-alignment">
          <style:list-level-label-alignment text:label-followed-by="listtab" fo:margin-left="1.4881in" fo:text-indent="-0.25in"/>
        </style:list-level-properties>
        <style:text-properties style:font-name="OpenSymbol"/>
      </text:list-level-style-bullet>
      <text:list-level-style-bullet text:level="6" text:style-name="WW_CharLFO21LVL6" text:bullet-char="▪">
        <style:list-level-properties text:space-before="1.4881in" text:min-label-width="0.25in" text:list-level-position-and-space-mode="label-alignment">
          <style:list-level-label-alignment text:label-followed-by="listtab" fo:margin-left="1.7381in" fo:text-indent="-0.25in"/>
        </style:list-level-properties>
        <style:text-properties style:font-name="OpenSymbol"/>
      </text:list-level-style-bullet>
      <text:list-level-style-bullet text:level="7" text:style-name="WW_CharLFO21LVL7" text:bullet-char="•">
        <style:list-level-properties text:space-before="1.7381in" text:min-label-width="0.25in" text:list-level-position-and-space-mode="label-alignment">
          <style:list-level-label-alignment text:label-followed-by="listtab" fo:margin-left="1.9881in" fo:text-indent="-0.25in"/>
        </style:list-level-properties>
        <style:text-properties style:font-name="OpenSymbol"/>
      </text:list-level-style-bullet>
      <text:list-level-style-bullet text:level="8" text:style-name="WW_CharLFO21LVL8" text:bullet-char="◦">
        <style:list-level-properties text:space-before="1.9881in" text:min-label-width="0.25in" text:list-level-position-and-space-mode="label-alignment">
          <style:list-level-label-alignment text:label-followed-by="listtab" fo:margin-left="2.2381in" fo:text-indent="-0.25in"/>
        </style:list-level-properties>
        <style:text-properties style:font-name="OpenSymbol"/>
      </text:list-level-style-bullet>
      <text:list-level-style-bullet text:level="9" text:style-name="WW_CharLFO21LVL9" text:bullet-char="▪">
        <style:list-level-properties text:space-before="2.2381in" text:min-label-width="0.25in" text:list-level-position-and-space-mode="label-alignment">
          <style:list-level-label-alignment text:label-followed-by="listtab" fo:margin-left="2.4881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style:font-name="Cambria" fo:font-size="12pt" style:font-size-asian="12pt" style:font-size-complex="12pt"/>
    </style:style>
    <style:style style:name="T2" style:parent-style-name="Hyperlink" style:family="text">
      <style:text-properties style:font-name="Cambria" style:font-name-complex="Calibri"/>
    </style:style>
    <style:style style:name="T3" style:parent-style-name="Hyperlink" style:family="text">
      <style:text-properties style:font-name="Cambria"/>
    </style:style>
    <style:style style:name="T4" style:parent-style-name="DefaultParagraphFont" style:family="text">
      <style:text-properties style:font-name="Cambria" style:font-name-asian="Cambria" style:font-name-complex="Calibri" fo:color="#000000"/>
    </style:style>
    <style:style style:name="T5" style:parent-style-name="DefaultParagraphFont" style:family="text">
      <style:text-properties style:font-name="Cambria" style:font-name-asian="Cambria" style:font-name-complex="Calibri" fo:font-weight="bold" style:font-weight-asian="bold" fo:color="#000000"/>
    </style:style>
    <style:style style:name="T6" style:parent-style-name="DefaultParagraphFont" style:family="text">
      <style:text-properties style:font-name="Cambria" style:font-name-asian="Cambria" style:font-name-complex="Calibri" fo:color="#000000"/>
    </style:style>
    <style:style style:name="P7" style:parent-style-name="Textbody" style:family="paragraph">
      <style:text-properties style:font-name="Cambria" style:font-name-complex="Calibri" fo:color="#000000"/>
    </style:style>
    <style:style style:name="P8" style:parent-style-name="Textbody" style:family="paragraph">
      <style:text-properties style:font-name="Cambria" style:font-name-complex="Calibri" fo:color="#000000"/>
    </style:style>
    <style:style style:name="P9" style:parent-style-name="Textbody" style:family="paragraph">
      <style:text-properties style:font-name="Cambria" style:font-name-complex="Calibri" fo:color="#000000"/>
    </style:style>
    <style:style style:name="P10" style:parent-style-name="Textbody" style:family="paragraph">
      <style:text-properties style:font-name="Cambria" style:font-name-complex="Calibri" fo:color="#000000"/>
    </style:style>
    <style:style style:name="P11" style:parent-style-name="Textbody" style:family="paragraph">
      <style:text-properties style:font-name="Cambria" style:font-name-complex="Calibri" fo:color="#000000"/>
    </style:style>
    <style:style style:name="P12" style:parent-style-name="Textbody" style:family="paragraph">
      <style:text-properties style:font-name="Cambria" style:font-name-complex="Calibri" fo:color="#000000"/>
    </style:style>
    <style:style style:name="P13" style:parent-style-name="Textbody" style:family="paragraph">
      <style:text-properties style:font-name="Cambria" style:font-name-complex="Calibri" fo:color="#000000"/>
    </style:style>
    <style:style style:name="P14" style:parent-style-name="Textbody" style:family="paragraph">
      <style:text-properties style:font-name="Cambria" style:font-name-complex="Calibri" fo:color="#000000"/>
    </style:style>
    <style:style style:name="P15" style:parent-style-name="Textbody" style:family="paragraph">
      <style:text-properties style:font-name="Cambria" style:font-name-complex="Calibri" fo:color="#000000"/>
    </style:style>
    <style:style style:name="P16" style:parent-style-name="Textbody" style:family="paragraph">
      <style:text-properties style:font-name="Cambria" style:font-name-complex="Calibri" fo:color="#000000"/>
    </style:style>
    <style:style style:name="P17" style:parent-style-name="Textbody" style:family="paragraph">
      <style:text-properties style:font-name="Cambria" style:font-name-complex="Calibri" fo:color="#000000"/>
    </style:style>
    <style:style style:name="P18" style:parent-style-name="Textbody" style:family="paragraph">
      <style:text-properties style:font-name="Cambria" style:font-name-complex="Calibri" fo:color="#000000"/>
    </style:style>
    <style:style style:name="T19" style:parent-style-name="DefaultParagraphFont" style:family="text">
      <style:text-properties style:font-name="Cambria" style:font-name-asian="Cambria" style:font-name-complex="Calibri" fo:color="#000000"/>
    </style:style>
    <style:style style:name="T20" style:parent-style-name="DefaultParagraphFont" style:family="text">
      <style:text-properties style:font-name="Cambria" style:font-name-asian="Cambria" style:font-name-complex="Calibri" fo:font-weight="bold" style:font-weight-asian="bold" style:font-weight-complex="bold" fo:color="#000000"/>
    </style:style>
    <style:style style:name="T21" style:parent-style-name="DefaultParagraphFont" style:family="text">
      <style:text-properties style:font-name="Cambria" style:font-name-asian="Cambria" style:font-name-complex="Calibri" fo:color="#000000"/>
    </style:style>
    <style:style style:name="T22" style:parent-style-name="DefaultParagraphFont" style:family="text">
      <style:text-properties style:font-name="Cambria" style:font-name-asian="Cambria" style:font-name-complex="Calibri" fo:font-weight="bold" style:font-weight-asian="bold" fo:color="#000000"/>
    </style:style>
    <style:style style:name="T23" style:parent-style-name="DefaultParagraphFont" style:family="text">
      <style:text-properties style:font-name="Cambria" style:font-name-asian="Cambria" style:font-name-complex="Calibri" fo:color="#000000"/>
    </style:style>
    <style:style style:name="T24" style:parent-style-name="DefaultParagraphFont" style:family="text">
      <style:text-properties style:font-name="Cambria" style:font-name-asian="Cambria" style:font-name-complex="Calibri" fo:color="#000000"/>
    </style:style>
    <style:style style:name="T25" style:parent-style-name="DefaultParagraphFont" style:family="text">
      <style:text-properties style:font-name="Cambria" style:font-name-asian="Cambria" style:font-name-complex="Calibri" fo:font-weight="bold" style:font-weight-asian="bold" style:font-weight-complex="bold" fo:color="#000000"/>
    </style:style>
    <style:style style:name="T26" style:parent-style-name="DefaultParagraphFont" style:family="text">
      <style:text-properties style:font-name="Cambria" style:font-name-asian="Cambria" style:font-name-complex="Calibri" fo:color="#000000"/>
    </style:style>
    <style:style style:name="T27" style:parent-style-name="DefaultParagraphFont" style:family="text">
      <style:text-properties style:font-name="Cambria" style:font-name-asian="Cambria" style:font-name-complex="Calibri" fo:color="#000000"/>
    </style:style>
    <style:style style:name="T28" style:parent-style-name="DefaultParagraphFont" style:family="text">
      <style:text-properties style:font-name="Cambria" style:font-name-complex="Calibri" fo:color="#000000"/>
    </style:style>
    <style:style style:name="T29" style:parent-style-name="DefaultParagraphFont" style:family="text">
      <style:text-properties style:font-name="Cambria" style:font-name-complex="Calibri" fo:color="#000000"/>
    </style:style>
    <style:style style:name="T30" style:parent-style-name="DefaultParagraphFont" style:family="text">
      <style:text-properties style:font-name="Cambria" style:font-name-complex="Calibri" fo:font-weight="bold" style:font-weight-asian="bold" style:font-weight-complex="bold" fo:color="#000000"/>
    </style:style>
    <style:style style:name="T31" style:parent-style-name="DefaultParagraphFont" style:family="text">
      <style:text-properties style:font-name="Cambria" style:font-name-complex="Calibri" fo:color="#000000"/>
    </style:style>
    <style:style style:name="T32" style:parent-style-name="DefaultParagraphFont" style:family="text">
      <style:text-properties style:font-name="Cambria" style:font-name-asian="Cambria" style:font-name-complex="Calibri" fo:font-weight="bold" style:font-weight-asian="bold" fo:color="#000000"/>
    </style:style>
    <style:style style:name="T33" style:parent-style-name="DefaultParagraphFont" style:family="text">
      <style:text-properties style:font-name="Cambria" style:font-name-asian="Cambria" style:font-name-complex="Calibri" fo:color="#000000"/>
    </style:style>
    <style:style style:name="T34" style:parent-style-name="DefaultParagraphFont" style:family="text">
      <style:text-properties style:font-name="Cambria" style:font-name-asian="Cambria" style:font-name-complex="Calibri" fo:color="#000000"/>
    </style:style>
    <style:style style:name="T35" style:parent-style-name="DefaultParagraphFont" style:family="text">
      <style:text-properties style:font-name="Cambria" style:font-name-complex="Calibri" fo:font-weight="bold" style:font-weight-asian="bold" style:font-weight-complex="bold" fo:color="#000000"/>
    </style:style>
    <style:style style:name="T36" style:parent-style-name="DefaultParagraphFont" style:family="text">
      <style:text-properties style:font-name="Cambria" style:font-name-complex="Calibri" fo:color="#000000"/>
    </style:style>
    <style:style style:name="T37" style:parent-style-name="DefaultParagraphFont" style:family="text">
      <style:text-properties style:font-name="Cambria" style:font-name-complex="Calibri" fo:color="#000000"/>
    </style:style>
    <style:style style:name="T38" style:parent-style-name="DefaultParagraphFont" style:family="text">
      <style:text-properties style:font-name="Cambria" style:font-name-complex="Calibri"/>
    </style:style>
    <style:style style:name="T39" style:parent-style-name="DefaultParagraphFont" style:family="text">
      <style:text-properties style:font-name="Cambria" style:font-name-complex="Calibri" fo:color="#000000" fo:background-color="#FFFFFF"/>
    </style:style>
    <style:style style:name="T40" style:parent-style-name="DefaultParagraphFont" style:family="text">
      <style:text-properties style:font-name="Cambria" style:font-name-complex="Calibri" fo:color="#000000"/>
    </style:style>
    <style:style style:name="T41" style:parent-style-name="DefaultParagraphFont" style:family="text">
      <style:text-properties style:font-name="Cambria" style:font-name-complex="Calibri"/>
    </style:style>
    <style:style style:name="T42" style:parent-style-name="DefaultParagraphFont" style:family="text">
      <style:text-properties style:font-name="Cambria" style:font-name-complex="Calibri" fo:color="#000000" fo:background-color="#FFFFFF"/>
    </style:style>
    <style:style style:name="T43" style:parent-style-name="DefaultParagraphFont" style:family="text">
      <style:text-properties style:font-name="Cambria" style:font-name-complex="Calibri" fo:color="#000000"/>
    </style:style>
    <style:style style:name="T44" style:parent-style-name="DefaultParagraphFont" style:family="text">
      <style:text-properties style:font-name="Cambria" style:font-name-complex="Calibri"/>
    </style:style>
    <style:style style:name="T45" style:parent-style-name="DefaultParagraphFont" style:family="text">
      <style:text-properties style:font-name="Cambria" style:font-name-complex="Calibri" fo:color="#000000" fo:background-color="#FFFFFF"/>
    </style:style>
    <style:style style:name="T46" style:parent-style-name="DefaultParagraphFont" style:family="text">
      <style:text-properties style:font-name="Cambria" style:font-name-complex="Calibri" fo:color="#000000"/>
    </style:style>
    <style:style style:name="T47" style:parent-style-name="DefaultParagraphFont" style:family="text">
      <style:text-properties style:font-name="Cambria" style:font-name-complex="Calibri" fo:color="#000000"/>
    </style:style>
    <style:style style:name="T48" style:parent-style-name="DefaultParagraphFont" style:family="text">
      <style:text-properties style:font-name="Cambria" style:font-name-complex="Calibri"/>
    </style:style>
    <style:style style:name="T49" style:parent-style-name="DefaultParagraphFont" style:family="text">
      <style:text-properties style:font-name="Cambria" style:font-name-complex="Calibri" fo:color="#000000" fo:background-color="#FFFFFF"/>
    </style:style>
    <style:style style:name="T50" style:parent-style-name="DefaultParagraphFont" style:family="text">
      <style:text-properties style:font-name="Cambria" style:font-name-complex="Calibri" fo:color="#000000"/>
    </style:style>
    <style:style style:name="P51" style:parent-style-name="Textbody" style:family="paragraph">
      <style:text-properties style:font-name="Cambria" style:font-name-complex="Calibri" fo:color="#000000"/>
    </style:style>
    <style:style style:name="P52" style:parent-style-name="Textbody" style:family="paragraph">
      <style:text-properties style:font-name="Cambria" style:font-name-complex="Calibri" fo:color="#000000"/>
    </style:style>
    <style:style style:name="P53" style:parent-style-name="Textbody" style:family="paragraph">
      <style:text-properties style:font-name="Cambria" style:font-name-complex="Calibri" fo:color="#000000"/>
    </style:style>
    <style:style style:name="P54" style:parent-style-name="Textbody" style:family="paragraph">
      <style:text-properties style:font-name="Cambria" style:font-name-complex="Calibri" fo:color="#000000"/>
    </style:style>
    <style:style style:name="P55" style:parent-style-name="Textbody" style:family="paragraph">
      <style:text-properties style:font-name="Cambria" style:font-name-complex="Calibri" fo:color="#000000"/>
    </style:style>
    <style:style style:name="P56" style:parent-style-name="Textbody" style:family="paragraph"/>
    <style:style style:name="T57" style:parent-style-name="DefaultParagraphFont" style:family="text">
      <style:text-properties style:font-name="Cambria" style:font-name-complex="Calibri" fo:font-weight="bold" style:font-weight-asian="bold" fo:color="#000000"/>
    </style:style>
    <style:style style:name="T58" style:parent-style-name="DefaultParagraphFont" style:family="text">
      <style:text-properties style:font-name="Cambria" style:font-name-complex="Calibri" fo:color="#000000"/>
    </style:style>
    <style:style style:name="P59" style:parent-style-name="Textbody" style:family="paragraph"/>
    <style:style style:name="T60" style:parent-style-name="DefaultParagraphFont" style:family="text">
      <style:text-properties style:font-name="Cambria" style:font-name-complex="Calibri" fo:font-weight="bold" style:font-weight-asian="bold" fo:color="#000000"/>
    </style:style>
    <style:style style:name="T61" style:parent-style-name="DefaultParagraphFont" style:family="text">
      <style:text-properties style:font-name="Cambria" style:font-name-complex="Calibri" fo:color="#000000"/>
    </style:style>
    <style:style style:name="P62" style:parent-style-name="Textbody" style:family="paragraph"/>
    <style:style style:name="T63" style:parent-style-name="DefaultParagraphFont" style:family="text">
      <style:text-properties style:font-name="Cambria" style:font-name-complex="Calibri" fo:font-weight="bold" style:font-weight-asian="bold" fo:color="#000000"/>
    </style:style>
    <style:style style:name="T64" style:parent-style-name="DefaultParagraphFont" style:family="text">
      <style:text-properties style:font-name="Cambria" style:font-name-complex="Calibri" fo:color="#000000"/>
    </style:style>
    <style:style style:name="T65" style:parent-style-name="DefaultParagraphFont" style:family="text">
      <style:text-properties style:font-name="Cambria" style:font-name-complex="Calibri" fo:color="#000000"/>
    </style:style>
    <style:style style:name="P66" style:parent-style-name="Textbody" style:family="paragraph"/>
    <style:style style:name="T67" style:parent-style-name="DefaultParagraphFont" style:family="text">
      <style:text-properties style:font-name="Cambria" style:font-name-complex="Calibri" fo:font-weight="bold" style:font-weight-asian="bold" fo:color="#000000"/>
    </style:style>
    <style:style style:name="T68" style:parent-style-name="DefaultParagraphFont" style:family="text">
      <style:text-properties style:font-name="Cambria" style:font-name-complex="Calibri" fo:color="#000000"/>
    </style:style>
    <style:style style:name="P69" style:parent-style-name="Textbody" style:family="paragraph"/>
    <style:style style:name="T70" style:parent-style-name="DefaultParagraphFont" style:family="text">
      <style:text-properties style:font-name="Cambria" style:font-name-complex="Calibri" fo:font-weight="bold" style:font-weight-asian="bold" fo:color="#000000"/>
    </style:style>
    <style:style style:name="T71" style:parent-style-name="DefaultParagraphFont" style:family="text">
      <style:text-properties style:font-name="Cambria" style:font-name-complex="Calibri" fo:color="#000000"/>
    </style:style>
    <style:style style:name="P72" style:parent-style-name="Textbody" style:family="paragraph"/>
    <style:style style:name="T73" style:parent-style-name="DefaultParagraphFont" style:family="text">
      <style:text-properties style:font-name="Cambria" style:font-name-complex="Calibri" fo:font-weight="bold" style:font-weight-asian="bold" style:font-weight-complex="bold" fo:color="#000000"/>
    </style:style>
    <style:style style:name="T74" style:parent-style-name="DefaultParagraphFont" style:family="text">
      <style:text-properties style:font-name="Cambria" style:font-name-complex="Calibri" fo:color="#000000"/>
    </style:style>
    <style:style style:name="P75" style:parent-style-name="Textbody" style:family="paragraph"/>
    <style:style style:name="T76" style:parent-style-name="DefaultParagraphFont" style:family="text">
      <style:text-properties style:font-name="Cambria" style:font-name-complex="Calibri" fo:font-weight="bold" style:font-weight-asian="bold" style:font-weight-complex="bold" fo:color="#000000"/>
    </style:style>
    <style:style style:name="T77" style:parent-style-name="DefaultParagraphFont" style:family="text">
      <style:text-properties style:font-name="Cambria" style:font-name-complex="Calibri" fo:color="#000000"/>
    </style:style>
    <style:style style:name="P78" style:parent-style-name="Textbody" style:family="paragraph"/>
    <style:style style:name="T79" style:parent-style-name="DefaultParagraphFont" style:family="text">
      <style:text-properties style:font-name="Cambria" style:font-name-complex="Calibri" fo:font-weight="bold" style:font-weight-asian="bold" style:font-weight-complex="bold" fo:color="#000000"/>
    </style:style>
    <style:style style:name="T80" style:parent-style-name="DefaultParagraphFont" style:family="text">
      <style:text-properties style:font-name="Cambria" style:font-name-complex="Calibri" fo:color="#000000"/>
    </style:style>
    <style:style style:name="P81" style:parent-style-name="Textbody" style:family="paragraph"/>
    <style:style style:name="T82" style:parent-style-name="DefaultParagraphFont" style:family="text">
      <style:text-properties style:font-name="Cambria" style:font-name-complex="Calibri" fo:font-weight="bold" style:font-weight-asian="bold" style:font-weight-complex="bold" fo:color="#000000"/>
    </style:style>
    <style:style style:name="T83" style:parent-style-name="DefaultParagraphFont" style:family="text">
      <style:text-properties style:font-name="Cambria" style:font-name-complex="Calibri" fo:font-weight="bold" style:font-weight-asian="bold" style:font-weight-complex="bold" fo:color="#000000"/>
    </style:style>
    <style:style style:name="T84" style:parent-style-name="DefaultParagraphFont" style:family="text">
      <style:text-properties style:font-name="Cambria" style:font-name-complex="Calibri" fo:color="#000000"/>
    </style:style>
    <style:style style:name="P85" style:parent-style-name="Textbody" style:family="paragraph"/>
    <style:style style:name="T86" style:parent-style-name="DefaultParagraphFont" style:family="text">
      <style:text-properties style:font-name="Cambria" style:font-name-complex="Calibri" fo:font-weight="bold" style:font-weight-asian="bold" style:font-weight-complex="bold" fo:color="#000000"/>
    </style:style>
    <style:style style:name="T87" style:parent-style-name="DefaultParagraphFont" style:family="text">
      <style:text-properties style:font-name="Cambria" style:font-name-complex="Calibri" fo:color="#000000"/>
    </style:style>
    <style:style style:name="P88" style:parent-style-name="Textbody" style:family="paragraph"/>
    <style:style style:name="T89" style:parent-style-name="DefaultParagraphFont" style:family="text">
      <style:text-properties style:font-name="Cambria" style:font-name-complex="Calibri" fo:font-weight="bold" style:font-weight-asian="bold" style:font-weight-complex="bold" fo:color="#000000"/>
    </style:style>
    <style:style style:name="T90" style:parent-style-name="DefaultParagraphFont" style:family="text">
      <style:text-properties style:font-name="Cambria" style:font-name-complex="Calibri" fo:color="#000000"/>
    </style:style>
    <style:style style:name="P91" style:parent-style-name="Textbody" style:family="paragraph"/>
    <style:style style:name="T92" style:parent-style-name="DefaultParagraphFont" style:family="text">
      <style:text-properties style:font-name="Cambria" style:font-name-complex="Calibri" fo:font-weight="bold" style:font-weight-asian="bold" style:font-weight-complex="bold" fo:color="#000000"/>
    </style:style>
    <style:style style:name="T93" style:parent-style-name="DefaultParagraphFont" style:family="text">
      <style:text-properties style:font-name="Cambria" style:font-name-complex="Calibri" fo:color="#000000"/>
    </style:style>
    <style:style style:name="T94" style:parent-style-name="DefaultParagraphFont" style:family="text">
      <style:text-properties style:font-name="Cambria" style:font-name-complex="Calibri" fo:color="#000000"/>
    </style:style>
    <style:style style:name="P95" style:parent-style-name="Textbody" style:family="paragraph">
      <style:text-properties style:font-name="Cambria" style:font-name-complex="Calibri" fo:color="#000000"/>
    </style:style>
    <style:style style:name="P96" style:parent-style-name="Textbody" style:family="paragraph">
      <style:text-properties style:font-name="Cambria" style:font-name-complex="Calibri" fo:color="#000000"/>
    </style:style>
    <style:style style:name="P97" style:parent-style-name="Textbody" style:family="paragraph">
      <style:text-properties style:font-name="Cambria" style:font-name-complex="Calibri" fo:color="#000000"/>
    </style:style>
    <style:style style:name="P98" style:parent-style-name="Textbody" style:family="paragraph">
      <style:text-properties style:font-name="Cambria" style:font-name-complex="Calibri" fo:color="#000000"/>
    </style:style>
    <style:style style:name="P99" style:parent-style-name="Textbody" style:family="paragraph">
      <style:text-properties style:font-name="Cambria" style:font-name-complex="Calibri" fo:color="#000000"/>
    </style:style>
    <style:style style:name="P100" style:parent-style-name="Textbody" style:family="paragraph">
      <style:text-properties style:font-name="Cambria" style:font-name-complex="Calibri" fo:color="#000000"/>
    </style:style>
    <style:style style:name="T101" style:parent-style-name="Hyperlink" style:family="text">
      <style:text-properties style:font-name="Cambria" style:font-name-complex="Calibri"/>
    </style:style>
    <style:style style:name="T102" style:parent-style-name="Hyperlink" style:family="text">
      <style:text-properties style:font-name="Cambria"/>
    </style:style>
    <style:style style:name="P103" style:parent-style-name="Textbody" style:family="paragraph">
      <style:text-properties style:font-name="Cambria"/>
    </style:style>
    <style:style style:name="P104" style:parent-style-name="Textbody" style:family="paragraph">
      <style:text-properties style:font-name="Cambria" style:font-name-complex="Calibri" fo:color="#000000"/>
    </style:style>
    <style:style style:name="TableColumn106" style:family="table-column">
      <style:table-column-properties style:column-width="0.5888in" style:use-optimal-column-width="false"/>
    </style:style>
    <style:style style:name="TableColumn107" style:family="table-column">
      <style:table-column-properties style:column-width="2.7604in" style:use-optimal-column-width="false"/>
    </style:style>
    <style:style style:name="TableColumn108" style:family="table-column">
      <style:table-column-properties style:column-width="3.3437in" style:use-optimal-column-width="false"/>
    </style:style>
    <style:style style:name="Table105" style:family="table">
      <style:table-properties style:width="6.693in" fo:margin-left="0in" table:align="left"/>
    </style:style>
    <style:style style:name="TableRow109" style:family="table-row">
      <style:table-row-properties style:use-optimal-row-height="false"/>
    </style:style>
    <style:style style:name="TableCell1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1" style:parent-style-name="Textbody" style:family="paragraph">
      <style:paragraph-properties fo:text-align="center"/>
      <style:text-properties style:font-name="Cambria" style:font-name-complex="Calibri" fo:font-weight="bold" style:font-weight-asian="bold" style:font-weight-complex="bold" fo:color="#000000"/>
    </style:style>
    <style:style style:name="TableCell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 style:parent-style-name="Textbody" style:family="paragraph">
      <style:paragraph-properties fo:text-align="center"/>
      <style:text-properties style:font-name="Cambria" style:font-name-complex="Calibri" fo:font-weight="bold" style:font-weight-asian="bold" style:font-weight-complex="bold" fo:color="#000000"/>
    </style:style>
    <style:style style:name="TableCell114" style:family="table-cell">
      <style:table-cell-properties fo:border="0.0034in solid #000000" style:writing-mode="lr-tb" fo:padding-top="0.0381in" fo:padding-left="0.0381in" fo:padding-bottom="0.0381in" fo:padding-right="0.0381in"/>
    </style:style>
    <style:style style:name="P115" style:parent-style-name="Textbody" style:family="paragraph">
      <style:paragraph-properties fo:text-align="center"/>
      <style:text-properties style:font-name="Cambria" style:font-name-complex="Calibri" fo:font-weight="bold" style:font-weight-asian="bold" style:font-weight-complex="bold" fo:color="#000000"/>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extbody" style:family="paragraph">
      <style:paragraph-properties fo:text-align="center"/>
      <style:text-properties style:font-name="Cambria" style:font-name-complex="Calibri" fo:color="#000000"/>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extbody" style:family="paragraph">
      <style:paragraph-properties fo:text-align="center"/>
      <style:text-properties style:font-name="Cambria" style:font-name-complex="Calibri" fo:color="#000000"/>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extbody" style:family="paragraph">
      <style:paragraph-properties fo:text-align="center"/>
      <style:text-properties style:font-name="Cambria" style:font-name-complex="Calibri" fo:color="#000000"/>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extbody" style:family="paragraph">
      <style:paragraph-properties fo:text-align="center"/>
      <style:text-properties style:font-name="Cambria" style:font-name-complex="Calibri" fo:color="#000000"/>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extbody" style:family="paragraph">
      <style:paragraph-properties fo:text-align="center"/>
      <style:text-properties style:font-name="Cambria" style:font-name-complex="Calibri" fo:color="#000000"/>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 style:parent-style-name="Textbody" style:family="paragraph">
      <style:paragraph-properties fo:text-align="center"/>
      <style:text-properties style:font-name="Cambria" style:font-name-complex="Calibri" fo:color="#000000"/>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extbody" style:family="paragraph">
      <style:paragraph-properties fo:text-align="center"/>
      <style:text-properties style:font-name="Cambria" style:font-name-complex="Calibri" fo:color="#000000"/>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 style:parent-style-name="Textbody" style:family="paragraph">
      <style:paragraph-properties fo:text-align="center"/>
      <style:text-properties style:font-name="Cambria" style:font-name-complex="Calibri" fo:color="#000000"/>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 style:parent-style-name="Textbody" style:family="paragraph">
      <style:paragraph-properties fo:text-align="center"/>
      <style:text-properties style:font-name="Cambria" style:font-name-complex="Calibri" fo:color="#000000"/>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extbody" style:family="paragraph">
      <style:paragraph-properties fo:text-align="center"/>
      <style:text-properties style:font-name="Cambria" style:font-name-complex="Calibri" fo:color="#000000"/>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extbody" style:family="paragraph">
      <style:paragraph-properties fo:text-align="center"/>
      <style:text-properties style:font-name="Cambria" style:font-name-complex="Calibri" fo:color="#000000"/>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 style:parent-style-name="Textbody" style:family="paragraph">
      <style:paragraph-properties fo:text-align="center"/>
      <style:text-properties style:font-name="Cambria" style:font-name-complex="Calibri" fo:color="#000000"/>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extbody" style:family="paragraph">
      <style:paragraph-properties fo:text-align="center"/>
      <style:text-properties style:font-name="Cambria" style:font-name-complex="Calibri" fo:color="#000000"/>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extbody" style:family="paragraph">
      <style:paragraph-properties fo:text-align="center"/>
      <style:text-properties style:font-name="Cambria" style:font-name-complex="Calibri" fo:color="#000000"/>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 style:parent-style-name="Textbody" style:family="paragraph">
      <style:paragraph-properties fo:text-align="center"/>
      <style:text-properties style:font-name="Cambria" style:font-name-complex="Calibri" fo:color="#000000"/>
    </style:style>
    <style:style style:name="P151" style:parent-style-name="Textbody" style:family="paragraph">
      <style:paragraph-properties fo:text-align="center"/>
      <style:text-properties style:font-name="Cambria" style:font-name-complex="Calibri" fo:color="#000000"/>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extbody" style:family="paragraph">
      <style:paragraph-properties fo:text-align="center"/>
      <style:text-properties style:font-name="Cambria" style:font-name-complex="Calibri" fo:color="#000000"/>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extbody" style:family="paragraph">
      <style:paragraph-properties fo:text-align="center"/>
      <style:text-properties style:font-name="Cambria" style:font-name-complex="Calibri" fo:color="#000000"/>
    </style:style>
    <style:style style:name="TableCell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 style:parent-style-name="Textbody" style:family="paragraph">
      <style:paragraph-properties fo:text-align="center"/>
      <style:text-properties style:font-name="Cambria" style:font-name-complex="Calibri" fo:color="#000000"/>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extbody" style:family="paragraph">
      <style:paragraph-properties fo:text-align="center"/>
      <style:text-properties style:font-name="Cambria" style:font-name-complex="Calibri" fo:color="#000000"/>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extbody" style:family="paragraph">
      <style:paragraph-properties fo:text-align="center"/>
      <style:text-properties style:font-name="Cambria" style:font-name-complex="Calibri" fo:color="#000000"/>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extbody" style:family="paragraph">
      <style:paragraph-properties fo:text-align="center"/>
      <style:text-properties style:font-name="Cambria" style:font-name-complex="Calibri" fo:color="#000000"/>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extbody" style:family="paragraph">
      <style:paragraph-properties fo:text-align="center"/>
      <style:text-properties style:font-name="Cambria" style:font-name-complex="Calibri" fo:color="#000000"/>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extbody" style:family="paragraph">
      <style:paragraph-properties fo:text-align="center"/>
      <style:text-properties style:font-name="Cambria" style:font-name-complex="Calibri" fo:color="#000000"/>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extbody" style:family="paragraph">
      <style:paragraph-properties fo:text-align="center"/>
      <style:text-properties style:font-name="Cambria" style:font-name-complex="Calibri" fo:color="#000000"/>
    </style:style>
    <style:style style:name="P173" style:parent-style-name="Textbody" style:family="paragraph">
      <style:text-properties style:font-name="Cambria" style:font-name-complex="Calibri" fo:color="#000000"/>
    </style:style>
    <style:style style:name="P174" style:parent-style-name="Textbody" style:family="paragraph">
      <style:text-properties style:font-name="Cambria" style:font-name-complex="Calibri" fo:color="#000000"/>
    </style:style>
    <style:style style:name="P175" style:parent-style-name="Textbody" style:family="paragraph">
      <style:text-properties style:font-name="Cambria" style:font-name-complex="Calibri" fo:color="#000000"/>
    </style:style>
    <style:style style:name="P176" style:parent-style-name="Textbody" style:family="paragraph">
      <style:text-properties style:font-name="Cambria" style:font-name-complex="Calibri" fo:color="#000000"/>
    </style:style>
    <style:style style:name="P177" style:parent-style-name="Textbody" style:family="paragraph">
      <style:text-properties style:font-name="Cambria" style:font-name-complex="Calibri" fo:color="#000000"/>
    </style:style>
    <style:style style:name="P178" style:parent-style-name="Textbody" style:family="paragraph">
      <style:text-properties style:font-name="Cambria" style:font-name-complex="Calibri" fo:color="#000000"/>
    </style:style>
    <style:style style:name="P179" style:parent-style-name="Textbody" style:family="paragraph">
      <style:text-properties style:font-name="Cambria" style:font-name-complex="Calibri" fo:color="#000000"/>
    </style:style>
    <style:style style:name="P180" style:parent-style-name="Textbody" style:family="paragraph">
      <style:text-properties style:font-name="Cambria" style:font-name-complex="Calibri" fo:color="#000000"/>
    </style:style>
    <style:style style:name="P181" style:parent-style-name="Textbody" style:family="paragraph">
      <style:text-properties style:font-name="Cambria"/>
    </style:style>
    <style:style style:name="TableColumn183" style:family="table-column">
      <style:table-column-properties style:column-width="0.6826in" style:use-optimal-column-width="false"/>
    </style:style>
    <style:style style:name="TableColumn184" style:family="table-column">
      <style:table-column-properties style:column-width="2.5833in" style:use-optimal-column-width="false"/>
    </style:style>
    <style:style style:name="TableColumn185" style:family="table-column">
      <style:table-column-properties style:column-width="3.2291in" style:use-optimal-column-width="false"/>
    </style:style>
    <style:style style:name="Table182" style:family="table">
      <style:table-properties style:width="6.4951in" fo:margin-left="0in" table:align="left"/>
    </style:style>
    <style:style style:name="TableRow186" style:family="table-row">
      <style:table-row-properties style:use-optimal-row-height="false"/>
    </style:style>
    <style:style style:name="TableCell187" style:family="table-cell">
      <style:table-cell-properties fo:border="0.0138in solid #000000" style:writing-mode="lr-tb" style:vertical-align="middle" fo:padding-top="0.0694in" fo:padding-left="0.0694in" fo:padding-bottom="0.0694in" fo:padding-right="0.0694in"/>
    </style:style>
    <style:style style:name="P188" style:parent-style-name="Textbody" style:family="paragraph">
      <style:paragraph-properties fo:text-align="center"/>
      <style:text-properties style:font-name="Cambria" style:font-name-complex="Calibri" fo:font-weight="bold" style:font-weight-asian="bold" style:font-weight-complex="bold" fo:color="#000000"/>
    </style:style>
    <style:style style:name="TableCell189" style:family="table-cell">
      <style:table-cell-properties fo:border="0.0138in solid #000000" style:writing-mode="lr-tb" style:vertical-align="middle" fo:padding-top="0.0694in" fo:padding-left="0.0694in" fo:padding-bottom="0.0694in" fo:padding-right="0.0694in"/>
    </style:style>
    <style:style style:name="P190" style:parent-style-name="Textbody" style:family="paragraph">
      <style:paragraph-properties fo:text-align="center"/>
      <style:text-properties style:font-name="Cambria" style:font-name-complex="Calibri" fo:font-weight="bold" style:font-weight-asian="bold" style:font-weight-complex="bold" fo:color="#000000"/>
    </style:style>
    <style:style style:name="TableCell191" style:family="table-cell">
      <style:table-cell-properties fo:border="0.0138in solid #000000" style:writing-mode="lr-tb" style:vertical-align="middle" fo:padding-top="0.0694in" fo:padding-left="0.0694in" fo:padding-bottom="0.0694in" fo:padding-right="0.0694in"/>
    </style:style>
    <style:style style:name="P192" style:parent-style-name="Textbody" style:family="paragraph">
      <style:paragraph-properties fo:text-align="center"/>
      <style:text-properties style:font-name="Cambria" style:font-name-complex="Calibri" fo:font-weight="bold" style:font-weight-asian="bold" style:font-weight-complex="bold" fo:color="#000000"/>
    </style:style>
    <style:style style:name="TableRow193" style:family="table-row">
      <style:table-row-properties style:min-row-height="0.8041in" style:use-optimal-row-height="false"/>
    </style:style>
    <style:style style:name="TableCell194" style:family="table-cell">
      <style:table-cell-properties fo:border="0.0138in solid #000000" style:writing-mode="lr-tb" style:vertical-align="middle" fo:padding-top="0.0694in" fo:padding-left="0.0694in" fo:padding-bottom="0.0694in" fo:padding-right="0.0694in"/>
    </style:style>
    <style:style style:name="P195" style:parent-style-name="Textbody" style:family="paragraph">
      <style:paragraph-properties fo:text-align="center"/>
      <style:text-properties style:font-name="Cambria" style:font-name-complex="Calibri" fo:color="#000000"/>
    </style:style>
    <style:style style:name="TableCell196" style:family="table-cell">
      <style:table-cell-properties fo:border="0.0138in solid #000000" style:writing-mode="lr-tb" style:vertical-align="middle" fo:padding-top="0.0694in" fo:padding-left="0.0694in" fo:padding-bottom="0.0694in" fo:padding-right="0.0694in"/>
    </style:style>
    <style:style style:name="P197" style:parent-style-name="Textbody" style:family="paragraph">
      <style:paragraph-properties fo:text-align="center"/>
      <style:text-properties style:font-name="Cambria" style:font-name-complex="Calibri" fo:color="#000000"/>
    </style:style>
    <style:style style:name="TableCell198" style:family="table-cell">
      <style:table-cell-properties fo:border="0.0138in solid #000000" style:writing-mode="lr-tb" style:vertical-align="middle" fo:padding-top="0.0694in" fo:padding-left="0.0694in" fo:padding-bottom="0.0694in" fo:padding-right="0.0694in"/>
    </style:style>
    <style:style style:name="P199" style:parent-style-name="Textbody" style:family="paragraph">
      <style:paragraph-properties fo:text-align="center"/>
      <style:text-properties style:font-name="Cambria" style:font-name-complex="Calibri" fo:color="#000000"/>
    </style:style>
    <style:style style:name="P200" style:parent-style-name="Textbody" style:family="paragraph">
      <style:paragraph-properties fo:text-align="center"/>
      <style:text-properties style:font-name="Cambria" style:font-name-complex="Calibri" fo:color="#000000"/>
    </style:style>
    <style:style style:name="TableRow201" style:family="table-row">
      <style:table-row-properties style:use-optimal-row-height="false"/>
    </style:style>
    <style:style style:name="TableCell202" style:family="table-cell">
      <style:table-cell-properties fo:border="0.0138in solid #000000" style:writing-mode="lr-tb" style:vertical-align="middle" fo:padding-top="0.0694in" fo:padding-left="0.0694in" fo:padding-bottom="0.0694in" fo:padding-right="0.0694in"/>
    </style:style>
    <style:style style:name="P203" style:parent-style-name="Textbody" style:family="paragraph">
      <style:paragraph-properties fo:text-align="center"/>
      <style:text-properties style:font-name="Cambria" style:font-name-complex="Calibri" fo:color="#000000"/>
    </style:style>
    <style:style style:name="TableCell204" style:family="table-cell">
      <style:table-cell-properties fo:border="0.0138in solid #000000" style:writing-mode="lr-tb" style:vertical-align="middle" fo:padding-top="0.0694in" fo:padding-left="0.0694in" fo:padding-bottom="0.0694in" fo:padding-right="0.0694in"/>
    </style:style>
    <style:style style:name="P205" style:parent-style-name="Textbody" style:family="paragraph">
      <style:paragraph-properties fo:text-align="center"/>
      <style:text-properties style:font-name="Cambria" style:font-name-complex="Calibri" fo:color="#000000"/>
    </style:style>
    <style:style style:name="TableCell206" style:family="table-cell">
      <style:table-cell-properties fo:border="0.0138in solid #000000" style:writing-mode="lr-tb" style:vertical-align="middle" fo:padding-top="0.0694in" fo:padding-left="0.0694in" fo:padding-bottom="0.0694in" fo:padding-right="0.0694in"/>
    </style:style>
    <style:style style:name="P207" style:parent-style-name="Textbody" style:family="paragraph">
      <style:paragraph-properties fo:text-align="center"/>
      <style:text-properties style:font-name="Cambria" style:font-name-complex="Calibri" fo:color="#000000"/>
    </style:style>
    <style:style style:name="TableRow208" style:family="table-row">
      <style:table-row-properties style:use-optimal-row-height="false"/>
    </style:style>
    <style:style style:name="TableCell209" style:family="table-cell">
      <style:table-cell-properties fo:border="0.0138in solid #000000" style:writing-mode="lr-tb" style:vertical-align="middle" fo:padding-top="0.0694in" fo:padding-left="0.0694in" fo:padding-bottom="0.0694in" fo:padding-right="0.0694in"/>
    </style:style>
    <style:style style:name="P210" style:parent-style-name="Textbody" style:family="paragraph">
      <style:paragraph-properties fo:text-align="center"/>
      <style:text-properties style:font-name="Cambria" style:font-name-complex="Calibri" fo:color="#000000"/>
    </style:style>
    <style:style style:name="TableCell211" style:family="table-cell">
      <style:table-cell-properties fo:border="0.0138in solid #000000" style:writing-mode="lr-tb" style:vertical-align="middle" fo:padding-top="0.0694in" fo:padding-left="0.0694in" fo:padding-bottom="0.0694in" fo:padding-right="0.0694in"/>
    </style:style>
    <style:style style:name="P212" style:parent-style-name="Textbody" style:family="paragraph">
      <style:paragraph-properties fo:text-align="center"/>
      <style:text-properties style:font-name="Cambria" style:font-name-complex="Calibri" fo:color="#000000"/>
    </style:style>
    <style:style style:name="TableCell213" style:family="table-cell">
      <style:table-cell-properties fo:border="0.0138in solid #000000" style:writing-mode="lr-tb" style:vertical-align="middle" fo:padding-top="0.0694in" fo:padding-left="0.0694in" fo:padding-bottom="0.0694in" fo:padding-right="0.0694in"/>
    </style:style>
    <style:style style:name="P214" style:parent-style-name="Textbody" style:family="paragraph">
      <style:paragraph-properties fo:text-align="center"/>
      <style:text-properties style:font-name="Cambria" style:font-name-complex="Calibri" fo:color="#000000"/>
    </style:style>
    <style:style style:name="TableRow215" style:family="table-row">
      <style:table-row-properties style:use-optimal-row-height="false"/>
    </style:style>
    <style:style style:name="TableCell216" style:family="table-cell">
      <style:table-cell-properties fo:border="0.0138in solid #000000" style:writing-mode="lr-tb" style:vertical-align="middle" fo:padding-top="0.0694in" fo:padding-left="0.0694in" fo:padding-bottom="0.0694in" fo:padding-right="0.0694in"/>
    </style:style>
    <style:style style:name="P217" style:parent-style-name="Textbody" style:family="paragraph">
      <style:paragraph-properties fo:text-align="center"/>
      <style:text-properties style:font-name="Cambria" style:font-name-complex="Calibri" fo:color="#000000"/>
    </style:style>
    <style:style style:name="TableCell218" style:family="table-cell">
      <style:table-cell-properties fo:border="0.0138in solid #000000" style:writing-mode="lr-tb" style:vertical-align="middle" fo:padding-top="0.0694in" fo:padding-left="0.0694in" fo:padding-bottom="0.0694in" fo:padding-right="0.0694in"/>
    </style:style>
    <style:style style:name="P219" style:parent-style-name="Textbody" style:family="paragraph">
      <style:paragraph-properties fo:text-align="center"/>
      <style:text-properties style:font-name="Cambria" style:font-name-complex="Calibri" fo:color="#000000"/>
    </style:style>
    <style:style style:name="TableCell220" style:family="table-cell">
      <style:table-cell-properties fo:border="0.0138in solid #000000" style:writing-mode="lr-tb" style:vertical-align="middle" fo:padding-top="0.0694in" fo:padding-left="0.0694in" fo:padding-bottom="0.0694in" fo:padding-right="0.0694in"/>
    </style:style>
    <style:style style:name="P221" style:parent-style-name="Textbody" style:family="paragraph">
      <style:paragraph-properties fo:text-align="center"/>
      <style:text-properties style:font-name="Cambria" style:font-name-complex="Calibri" fo:color="#000000"/>
    </style:style>
    <style:style style:name="TableRow222" style:family="table-row">
      <style:table-row-properties style:use-optimal-row-height="false"/>
    </style:style>
    <style:style style:name="TableCell223" style:family="table-cell">
      <style:table-cell-properties fo:border="0.0138in solid #000000" style:writing-mode="lr-tb" style:vertical-align="middle" fo:padding-top="0.0694in" fo:padding-left="0.0694in" fo:padding-bottom="0.0694in" fo:padding-right="0.0694in"/>
    </style:style>
    <style:style style:name="P224" style:parent-style-name="Textbody" style:family="paragraph">
      <style:text-properties style:font-name="Cambria" style:font-name-complex="Calibri" fo:color="#000000"/>
    </style:style>
    <style:style style:name="TableCell225" style:family="table-cell">
      <style:table-cell-properties fo:border="0.0138in solid #000000" style:writing-mode="lr-tb" style:vertical-align="middle" fo:padding-top="0.0694in" fo:padding-left="0.0694in" fo:padding-bottom="0.0694in" fo:padding-right="0.0694in"/>
    </style:style>
    <style:style style:name="P226" style:parent-style-name="Textbody" style:family="paragraph">
      <style:paragraph-properties fo:text-align="center"/>
      <style:text-properties style:font-name="Cambria" style:font-name-complex="Calibri" fo:color="#000000"/>
    </style:style>
    <style:style style:name="TableCell227" style:family="table-cell">
      <style:table-cell-properties fo:border="0.0138in solid #000000" style:writing-mode="lr-tb" style:vertical-align="middle" fo:padding-top="0.0694in" fo:padding-left="0.0694in" fo:padding-bottom="0.0694in" fo:padding-right="0.0694in"/>
    </style:style>
    <style:style style:name="P228" style:parent-style-name="Textbody" style:family="paragraph">
      <style:paragraph-properties fo:text-align="center"/>
      <style:text-properties style:font-name="Cambria" style:font-name-complex="Calibri" fo:color="#000000"/>
    </style:style>
    <style:style style:name="P229" style:parent-style-name="Textbody" style:family="paragraph">
      <style:text-properties style:font-name="Cambria" style:font-name-complex="Calibri" fo:color="#000000"/>
    </style:style>
    <style:style style:name="P230" style:parent-style-name="Textbody" style:family="paragraph">
      <style:text-properties style:font-name="Cambria" style:font-name-complex="Calibri" fo:color="#000000"/>
    </style:style>
    <style:style style:name="P231" style:parent-style-name="Textbody" style:family="paragraph">
      <style:text-properties style:font-name="Cambria" style:font-name-complex="Calibri" fo:color="#000000"/>
    </style:style>
    <style:style style:name="P232" style:parent-style-name="Textbody" style:family="paragraph">
      <style:text-properties style:font-name="Cambria" style:font-name-complex="Calibri" fo:color="#000000"/>
    </style:style>
    <style:style style:name="P233" style:parent-style-name="Textbody" style:family="paragraph">
      <style:text-properties style:font-name="Cambria" style:font-name-complex="Calibri" fo:color="#000000"/>
    </style:style>
    <style:style style:name="P234" style:parent-style-name="Textbody" style:family="paragraph">
      <style:text-properties style:font-name="Cambria" style:font-name-complex="Calibri" fo:color="#000000"/>
    </style:style>
    <style:style style:name="P235" style:parent-style-name="Textbody" style:family="paragraph">
      <style:text-properties style:font-name="Cambria" style:font-name-complex="Calibri" fo:color="#000000"/>
    </style:style>
    <style:style style:name="P236" style:parent-style-name="Textbody" style:family="paragraph">
      <style:text-properties style:font-name="Cambria" style:font-name-complex="Calibri" fo:color="#000000"/>
    </style:style>
    <style:style style:name="P237" style:parent-style-name="Textbody" style:family="paragraph">
      <style:text-properties style:font-name="Cambria" style:font-name-complex="Calibri" fo:color="#000000"/>
    </style:style>
    <style:style style:name="P238" style:parent-style-name="Textbody" style:family="paragraph">
      <style:text-properties style:font-name="Cambria" style:font-name-complex="Calibri" fo:color="#000000"/>
    </style:style>
    <style:style style:name="P239" style:parent-style-name="Textbody" style:family="paragraph">
      <style:text-properties style:font-name="Cambria" style:font-name-complex="Calibri" fo:color="#000000"/>
    </style:style>
    <style:style style:name="T240" style:parent-style-name="DefaultParagraphFont" style:family="text">
      <style:text-properties style:font-name="Cambria" style:font-name-complex="Calibri" fo:color="#000000"/>
    </style:style>
    <style:style style:name="T241" style:parent-style-name="DefaultParagraphFont" style:family="text">
      <style:text-properties style:font-name="Cambria" style:font-name-complex="Calibri" fo:font-weight="bold" style:font-weight-asian="bold" style:font-weight-complex="bold" fo:color="#000000"/>
    </style:style>
    <style:style style:name="T242" style:parent-style-name="DefaultParagraphFont" style:family="text">
      <style:text-properties style:font-name="Cambria" style:font-name-complex="Calibri" fo:color="#000000"/>
    </style:style>
    <style:style style:name="T243" style:parent-style-name="DefaultParagraphFont" style:family="text">
      <style:text-properties style:font-name="Cambria" style:font-name-complex="Calibri" fo:font-weight="bold" style:font-weight-asian="bold" style:font-weight-complex="bold" fo:color="#000000"/>
    </style:style>
    <style:style style:name="T244" style:parent-style-name="DefaultParagraphFont" style:family="text">
      <style:text-properties style:font-name="Cambria" style:font-name-complex="Calibri" fo:color="#000000"/>
    </style:style>
    <style:style style:name="T245" style:parent-style-name="DefaultParagraphFont" style:family="text">
      <style:text-properties style:font-name="Cambria" style:font-name-complex="Calibri" fo:color="#000000"/>
    </style:style>
    <style:style style:name="P246" style:parent-style-name="Textbody" style:family="paragraph">
      <style:text-properties style:font-name="Cambria" style:font-name-complex="Calibri" fo:color="#000000"/>
    </style:style>
    <style:style style:name="P247" style:parent-style-name="Textbody" style:family="paragraph">
      <style:text-properties style:font-name="Cambria" style:font-name-complex="Calibri" fo:color="#000000"/>
    </style:style>
    <style:style style:name="P248" style:parent-style-name="Textbody" style:family="paragraph">
      <style:text-properties style:font-name="Cambria" style:font-name-complex="Calibri" fo:color="#000000"/>
    </style:style>
    <style:style style:name="P249" style:parent-style-name="Textbody" style:family="paragraph">
      <style:text-properties style:font-name="Cambria" style:font-name-complex="Calibri" fo:color="#000000"/>
    </style:style>
    <style:style style:name="T250" style:parent-style-name="DefaultParagraphFont" style:family="text">
      <style:text-properties style:font-name="Cambria" style:font-name-complex="Calibri" fo:font-weight="bold" style:font-weight-asian="bold" style:font-weight-complex="bold" fo:color="#000000" fo:font-size="14pt" style:font-size-asian="14pt" style:font-size-complex="14pt"/>
    </style:style>
    <style:style style:name="T251" style:parent-style-name="DefaultParagraphFont" style:family="text">
      <style:text-properties style:font-name="Cambria" style:font-name-complex="Calibri" fo:font-weight="bold" style:font-weight-asian="bold" style:font-weight-complex="bold" fo:color="#000000" fo:font-size="14pt" style:font-size-asian="14pt" style:font-size-complex="14pt"/>
    </style:style>
    <style:style style:name="T252" style:parent-style-name="DefaultParagraphFont" style:family="text">
      <style:text-properties style:font-name="Cambria" style:font-name-complex="Calibri" fo:font-weight="bold" style:font-weight-asian="bold" style:font-weight-complex="bold" fo:color="#000000" fo:font-size="14pt" style:font-size-asian="14pt" style:font-size-complex="14pt"/>
    </style:style>
    <style:style style:name="T253" style:parent-style-name="DefaultParagraphFont" style:family="text">
      <style:text-properties style:font-name="Cambria" style:font-name-complex="Calibri" fo:font-weight="bold" style:font-weight-asian="bold" style:font-weight-complex="bold" fo:color="#000000" fo:font-size="14pt" style:font-size-asian="14pt" style:font-size-complex="14pt"/>
    </style:style>
    <style:style style:name="T254" style:parent-style-name="DefaultParagraphFont" style:family="text">
      <style:text-properties style:font-name="Cambria" fo:color="#222222" fo:background-color="#FFFFFF"/>
    </style:style>
    <style:style style:name="T255" style:parent-style-name="DefaultParagraphFont" style:family="text">
      <style:text-properties style:font-name="Cambria" fo:color="#222222" fo:background-color="#FFFFFF"/>
    </style:style>
    <style:style style:name="T256" style:parent-style-name="DefaultParagraphFont" style:family="text">
      <style:text-properties style:font-name="Cambria" fo:color="#222222" fo:background-color="#FFFFFF"/>
    </style:style>
    <style:style style:name="T257" style:parent-style-name="DefaultParagraphFont" style:family="text">
      <style:text-properties style:font-name="Cambria" fo:color="#222222" fo:background-color="#FFFFFF"/>
    </style:style>
    <style:style style:name="T258" style:parent-style-name="DefaultParagraphFont" style:family="text">
      <style:text-properties style:font-name="Cambria" fo:color="#222222" fo:background-color="#FFFFFF"/>
    </style:style>
    <style:style style:name="T259" style:parent-style-name="DefaultParagraphFont" style:family="text">
      <style:text-properties style:font-name="Cambria" fo:color="#222222" fo:background-color="#FFFFFF"/>
    </style:style>
    <style:style style:name="T260" style:parent-style-name="DefaultParagraphFont" style:family="text">
      <style:text-properties style:font-name="Cambria" fo:color="#222222" fo:background-color="#FFFFFF"/>
    </style:style>
    <style:style style:name="T261" style:parent-style-name="DefaultParagraphFont" style:family="text">
      <style:text-properties style:font-name="Cambria" fo:color="#222222" fo:background-color="#FFFFFF"/>
    </style:style>
    <style:style style:name="T262" style:parent-style-name="DefaultParagraphFont" style:family="text">
      <style:text-properties style:font-name="Cambria" fo:color="#222222" fo:background-color="#FFFFFF"/>
    </style:style>
    <style:style style:name="P263" style:parent-style-name="Textbody" style:family="paragraph">
      <style:text-properties style:font-name="Cambria" style:font-name-complex="Calibri" fo:font-weight="bold" style:font-weight-asian="bold" style:font-weight-complex="bold" fo:color="#000000" fo:font-size="14pt" style:font-size-asian="14pt" style:font-size-complex="14pt"/>
    </style:style>
    <style:style style:name="P264" style:parent-style-name="Textbody" style:family="paragraph">
      <style:text-properties style:font-name="Cambria" style:font-name-complex="Calibri" fo:color="#000000"/>
    </style:style>
    <style:style style:name="P265" style:parent-style-name="Textbody" style:family="paragraph">
      <style:text-properties style:font-name="Calibri" style:font-name-complex="Calibri" fo:color="#000000"/>
    </style:style>
    <style:style style:name="P266" style:parent-style-name="Textbody" style:family="paragraph">
      <style:text-properties style:font-name="Cambria" style:font-name-complex="Calibri" fo:color="#000000"/>
    </style:style>
    <style:style style:name="P267" style:parent-style-name="Textbody" style:family="paragraph">
      <style:text-properties style:font-name="Cambria" style:font-name-complex="Calibri" fo:color="#000000"/>
    </style:style>
    <style:style style:name="T268" style:parent-style-name="Hyperlink" style:family="text">
      <style:text-properties style:font-name="Cambria" style:font-name-complex="Calibri"/>
    </style:style>
    <style:style style:name="T269" style:parent-style-name="DefaultParagraphFont" style:family="text">
      <style:text-properties style:font-name="Cambria" style:font-name-complex="Calibri" fo:color="#000000"/>
    </style:style>
    <style:style style:name="T270" style:parent-style-name="DefaultParagraphFont" style:family="text">
      <style:text-properties style:font-name="Cambria" style:font-name-complex="Calibri" fo:font-weight="bold" style:font-weight-asian="bold" fo:color="#000000"/>
    </style:style>
    <style:style style:name="T271" style:parent-style-name="DefaultParagraphFont" style:family="text">
      <style:text-properties style:font-name="Cambria" style:font-name-complex="Calibri" fo:color="#000000"/>
    </style:style>
    <style:style style:name="T272" style:parent-style-name="DefaultParagraphFont" style:family="text">
      <style:text-properties style:font-name="Cambria" style:font-name-complex="Calibri" fo:font-weight="bold" style:font-weight-asian="bold" fo:color="#000000"/>
    </style:style>
    <style:style style:name="T273" style:parent-style-name="DefaultParagraphFont" style:family="text">
      <style:text-properties style:font-name="Cambria" style:font-name-complex="Calibri" fo:color="#000000"/>
    </style:style>
    <style:style style:name="T274" style:parent-style-name="DefaultParagraphFont" style:family="text">
      <style:text-properties style:font-name="Cambria" style:font-name-complex="Calibri" fo:color="#000000"/>
    </style:style>
    <style:style style:name="P275" style:parent-style-name="Textbody" style:family="paragraph">
      <style:text-properties style:font-name="Cambria" fo:color="#222222" fo:background-color="#FFFFFF"/>
    </style:style>
    <style:style style:name="P276" style:parent-style-name="Heading2" style:family="paragraph">
      <style:text-properties fo:background-color="#FFFFFF"/>
    </style:style>
    <style:style style:name="P277" style:parent-style-name="Textbody" style:family="paragraph">
      <style:text-properties style:font-name="Cambria" fo:color="#222222" fo:background-color="#FFFFFF"/>
    </style:style>
    <style:style style:name="P278" style:parent-style-name="Heading2" style:family="paragraph">
      <style:text-properties fo:background-color="#FFFFFF"/>
    </style:style>
    <style:style style:name="T279" style:parent-style-name="Hyperlink" style:family="text">
      <style:text-properties style:font-name="Cambria" fo:font-weight="bold" style:font-weight-asian="bold" style:font-weight-complex="bold"/>
    </style:style>
    <style:style style:name="P280" style:parent-style-name="Textbody" style:family="paragraph">
      <style:text-properties style:font-name="Cambria" fo:color="#222222" fo:background-color="#FFFFFF"/>
    </style:style>
    <style:style style:name="P281" style:parent-style-name="Heading2" style:family="paragraph">
      <style:text-properties fo:background-color="#FFFFFF"/>
    </style:style>
    <style:style style:name="T282" style:parent-style-name="DefaultParagraphFont" style:family="text">
      <style:text-properties style:font-name="Cambria" fo:color="#222222" fo:background-color="#FFFFFF"/>
    </style:style>
    <style:style style:name="T283" style:parent-style-name="DefaultParagraphFont" style:family="text">
      <style:text-properties style:font-name="Source Sans Pro" fo:color="#222222" fo:font-size="13.5pt" style:font-size-asian="13.5pt" style:font-size-complex="13.5pt" fo:background-color="#FFFFFF"/>
    </style:style>
    <style:style style:name="T284" style:parent-style-name="DefaultParagraphFont" style:family="text">
      <style:text-properties fo:background-color="#FFFFFF"/>
    </style:style>
    <style:style style:name="P285" style:parent-style-name="Textbody" style:family="paragraph">
      <style:text-properties style:font-name="Cambria" fo:color="#222222" fo:background-color="#FFFFFF"/>
    </style:style>
    <style:style style:name="T286" style:parent-style-name="Strong" style:family="text">
      <style:text-properties fo:font-weight="bold" style:font-weight-asian="bold" style:font-weight-complex="bold" fo:color="#222222" fo:font-size="13.5pt" style:font-size-asian="13.5pt" style:font-size-complex="13.5pt" fo:background-color="#FFFFFF"/>
    </style:style>
    <style:style style:name="T287" style:parent-style-name="DefaultParagraphFont" style:family="text">
      <style:text-properties style:font-name="Cambria" fo:color="#222222" fo:background-color="#FFFFFF"/>
    </style:style>
    <style:style style:name="T288" style:parent-style-name="DefaultParagraphFont" style:family="text">
      <style:text-properties style:font-name="Cambria" fo:color="#222222" fo:background-color="#FFFFFF"/>
    </style:style>
    <style:style style:name="T289" style:parent-style-name="DefaultParagraphFont" style:family="text">
      <style:text-properties style:font-name="Cambria" fo:color="#222222" fo:background-color="#FFFFFF"/>
    </style:style>
    <style:style style:name="T290" style:parent-style-name="DefaultParagraphFont" style:family="text">
      <style:text-properties style:font-name="Cambria" fo:color="#222222" fo:background-color="#FFFFFF"/>
    </style:style>
    <style:style style:name="T291" style:parent-style-name="DefaultParagraphFont" style:family="text">
      <style:text-properties style:font-name="Cambria" fo:color="#222222" fo:background-color="#FFFFFF"/>
    </style:style>
    <style:style style:name="P292" style:parent-style-name="Textbody" style:family="paragraph">
      <style:text-properties style:font-name="Cambria" style:font-name-complex="Calibri" fo:color="#000000"/>
    </style:style>
    <style:style style:name="T293" style:parent-style-name="DefaultParagraphFont" style:family="text">
      <style:text-properties style:font-name="Cambria" style:font-name-complex="Calibri" fo:color="#000000"/>
    </style:style>
    <style:style style:name="P294" style:parent-style-name="Heading3" style:family="paragraph">
      <style:text-properties style:font-name="Cambria" style:font-name-complex="Calibri" fo:color="#000000" fo:font-size="12pt" style:font-size-asian="12pt" style:font-size-complex="12pt"/>
    </style:style>
    <style:style style:name="P295" style:parent-style-name="Textbody" style:family="paragraph"/>
    <style:style style:name="T296" style:parent-style-name="DefaultParagraphFont" style:family="text">
      <style:text-properties style:font-name="Cambria" style:font-name-complex="Calibri" fo:color="#000000"/>
    </style:style>
    <style:style style:name="T297" style:parent-style-name="DefaultParagraphFont" style:family="text">
      <style:text-properties style:font-name="Cambria" style:font-name-complex="Calibri" fo:font-weight="bold" style:font-weight-asian="bold" style:font-weight-complex="bold" fo:color="#000000"/>
    </style:style>
    <style:style style:name="T298" style:parent-style-name="DefaultParagraphFont" style:family="text">
      <style:text-properties style:font-name="Cambria" style:font-name-complex="Calibri" fo:color="#000000"/>
    </style:style>
    <style:style style:name="T299" style:parent-style-name="DefaultParagraphFont" style:family="text">
      <style:text-properties style:font-name="Cambria" style:font-name-complex="Calibri" fo:color="#000000"/>
    </style:style>
    <style:style style:name="T300" style:parent-style-name="DefaultParagraphFont" style:family="text">
      <style:text-properties style:font-name="Cambria" style:font-name-complex="Calibri" fo:font-weight="bold" style:font-weight-asian="bold" style:font-weight-complex="bold" fo:color="#000000"/>
    </style:style>
    <style:style style:name="T301" style:parent-style-name="DefaultParagraphFont" style:family="text">
      <style:text-properties style:font-name="Cambria" style:font-name-complex="Calibri" fo:color="#000000"/>
    </style:style>
    <style:style style:name="T302" style:parent-style-name="DefaultParagraphFont" style:family="text">
      <style:text-properties style:font-name="Cambria" style:font-name-complex="Calibri" fo:color="#000000"/>
    </style:style>
    <style:style style:name="T303" style:parent-style-name="DefaultParagraphFont" style:family="text">
      <style:text-properties style:font-name="Cambria" style:font-name-complex="Calibri" fo:color="#000000"/>
    </style:style>
    <style:style style:name="P304" style:parent-style-name="Textbody" style:family="paragraph"/>
    <style:style style:name="T305" style:parent-style-name="DefaultParagraphFont" style:family="text">
      <style:text-properties style:font-name="Cambria" style:font-name-complex="Calibri" fo:color="#000000"/>
    </style:style>
    <style:style style:name="T306" style:parent-style-name="DefaultParagraphFont" style:family="text">
      <style:text-properties style:font-name="Cambria" style:font-name-complex="Calibri" fo:color="#000000"/>
    </style:style>
    <style:style style:name="T307" style:parent-style-name="DefaultParagraphFont" style:family="text">
      <style:text-properties style:font-name="Cambria" style:font-name-complex="Calibri" fo:font-weight="bold" style:font-weight-asian="bold" style:font-weight-complex="bold" fo:color="#000000"/>
    </style:style>
    <style:style style:name="T308" style:parent-style-name="DefaultParagraphFont" style:family="text">
      <style:text-properties style:font-name="Cambria" style:font-name-complex="Calibri" fo:color="#000000"/>
    </style:style>
    <style:style style:name="P309" style:parent-style-name="Textbody" style:family="paragraph"/>
    <style:style style:name="T310" style:parent-style-name="DefaultParagraphFont" style:family="text">
      <style:text-properties style:font-name="Cambria" style:font-name-complex="Calibri" fo:color="#000000"/>
    </style:style>
    <style:style style:name="T311" style:parent-style-name="DefaultParagraphFont" style:family="text">
      <style:text-properties style:font-name="Cambria" style:font-name-complex="Calibri" fo:font-weight="bold" style:font-weight-asian="bold" style:font-weight-complex="bold" fo:color="#000000"/>
    </style:style>
    <style:style style:name="T312" style:parent-style-name="DefaultParagraphFont" style:family="text">
      <style:text-properties style:font-name="Cambria" style:font-name-complex="Calibri" fo:color="#000000"/>
    </style:style>
    <style:style style:name="P313" style:parent-style-name="Textbody" style:family="paragraph"/>
    <style:style style:name="T314" style:parent-style-name="DefaultParagraphFont" style:family="text">
      <style:text-properties style:font-name="Cambria" style:font-name-complex="Calibri" fo:color="#000000"/>
    </style:style>
    <style:style style:name="T315" style:parent-style-name="DefaultParagraphFont" style:family="text">
      <style:text-properties style:font-name="Cambria" style:font-name-complex="Calibri" fo:font-weight="bold" style:font-weight-asian="bold" style:font-weight-complex="bold" fo:color="#000000"/>
    </style:style>
    <style:style style:name="T316" style:parent-style-name="DefaultParagraphFont" style:family="text">
      <style:text-properties style:font-name="Cambria" style:font-name-complex="Calibri" fo:font-weight="bold" style:font-weight-asian="bold" style:font-weight-complex="bold" fo:color="#000000"/>
    </style:style>
    <style:style style:name="T317" style:parent-style-name="DefaultParagraphFont" style:family="text">
      <style:text-properties style:font-name="Cambria" style:font-name-complex="Calibri" fo:color="#000000"/>
    </style:style>
    <style:style style:name="T318" style:parent-style-name="DefaultParagraphFont" style:family="text">
      <style:text-properties style:font-name="Cambria" style:font-name-complex="Calibri" fo:color="#000000"/>
    </style:style>
    <style:style style:name="P319" style:parent-style-name="Textbody" style:family="paragraph"/>
    <style:style style:name="T320" style:parent-style-name="DefaultParagraphFont" style:family="text">
      <style:text-properties style:font-name="Cambria" style:font-name-complex="Calibri" fo:color="#000000"/>
    </style:style>
    <style:style style:name="T321" style:parent-style-name="DefaultParagraphFont" style:family="text">
      <style:text-properties style:font-name="Cambria" style:font-name-complex="Calibri" fo:font-weight="bold" style:font-weight-asian="bold" style:font-weight-complex="bold" fo:color="#000000"/>
    </style:style>
    <style:style style:name="T322" style:parent-style-name="DefaultParagraphFont" style:family="text">
      <style:text-properties style:font-name="Cambria" style:font-name-complex="Calibri" fo:color="#000000"/>
    </style:style>
    <style:style style:name="P323" style:parent-style-name="Heading3" style:family="paragraph">
      <style:text-properties style:font-name="Cambria" style:font-name-complex="Calibri" fo:color="#000000" fo:font-size="12pt" style:font-size-asian="12pt" style:font-size-complex="12pt"/>
    </style:style>
    <style:style style:name="P324" style:parent-style-name="Textbody" style:family="paragraph">
      <style:text-properties style:font-name="Cambria" style:font-name-complex="Calibri" fo:color="#000000"/>
    </style:style>
    <style:style style:name="P325" style:parent-style-name="Textbody" style:family="paragraph">
      <style:text-properties style:font-name="Cambria" style:font-name-complex="Calibri" fo:color="#000000"/>
    </style:style>
    <style:style style:name="P326" style:parent-style-name="Textbody" style:family="paragraph">
      <style:text-properties style:font-name="Cambria" style:font-name-complex="Calibri" fo:font-weight="bold" style:font-weight-asian="bold" style:font-weight-complex="bold" fo:color="#000000"/>
    </style:style>
    <style:style style:name="T327" style:parent-style-name="DefaultParagraphFont" style:family="text">
      <style:text-properties style:font-name="Cambria" style:font-name-complex="Calibri" fo:font-weight="bold" style:font-weight-asian="bold" style:font-weight-complex="bold" fo:color="#000000"/>
    </style:style>
    <style:style style:name="T328" style:parent-style-name="DefaultParagraphFont" style:family="text">
      <style:text-properties style:font-name="Cambria" style:font-name-complex="Calibri" fo:font-weight="bold" style:font-weight-asian="bold" style:font-weight-complex="bold" fo:color="#000000"/>
    </style:style>
    <style:style style:name="T329" style:parent-style-name="DefaultParagraphFont" style:family="text">
      <style:text-properties style:font-name="Cambria" style:font-name-complex="Calibri" fo:color="#000000"/>
    </style:style>
    <style:style style:name="T330" style:parent-style-name="DefaultParagraphFont" style:family="text">
      <style:text-properties style:font-name="Cambria" style:font-name-complex="Calibri" fo:font-weight="bold" style:font-weight-asian="bold" style:font-weight-complex="bold" fo:color="#000000"/>
    </style:style>
    <style:style style:name="T331" style:parent-style-name="DefaultParagraphFont" style:family="text">
      <style:text-properties style:font-name="Cambria" style:font-name-complex="Calibri" fo:color="#000000"/>
    </style:style>
    <style:style style:name="T332" style:parent-style-name="DefaultParagraphFont" style:family="text">
      <style:text-properties style:font-name="Cambria" style:font-name-complex="Calibri" fo:color="#000000"/>
    </style:style>
    <style:style style:name="T333" style:parent-style-name="DefaultParagraphFont" style:family="text">
      <style:text-properties style:font-name="Cambria" style:font-name-complex="Calibri" fo:font-weight="bold" style:font-weight-asian="bold" style:font-weight-complex="bold" fo:color="#000000"/>
    </style:style>
    <style:style style:name="T334" style:parent-style-name="DefaultParagraphFont" style:family="text">
      <style:text-properties style:font-name="Cambria" style:font-name-complex="Calibri" fo:color="#000000"/>
    </style:style>
    <style:style style:name="T335" style:parent-style-name="DefaultParagraphFont" style:family="text">
      <style:text-properties style:font-name="Cambria" style:font-name-complex="Calibri" fo:color="#000000"/>
    </style:style>
    <style:style style:name="P336" style:parent-style-name="Textbody" style:family="paragraph">
      <style:text-properties style:font-name="Cambria" style:font-name-complex="Calibri" fo:color="#000000"/>
    </style:style>
    <style:style style:name="P337" style:parent-style-name="Textbody" style:family="paragraph">
      <style:text-properties style:font-name="Cambria" style:font-name-complex="Calibri" fo:color="#000000"/>
    </style:style>
    <style:style style:name="P338" style:parent-style-name="Normal" style:family="paragraph">
      <style:text-properties style:font-name="Cambria" fo:font-weight="bold" style:font-weight-asian="bold" style:font-weight-complex="bold"/>
    </style:style>
    <style:style style:name="P339" style:parent-style-name="Normal" style:family="paragraph">
      <style:text-properties style:font-name="Cambria" fo:font-weight="bold" style:font-weight-asian="bold" style:font-weight-complex="bold"/>
    </style:style>
    <style:style style:name="P340" style:parent-style-name="Normal" style:family="paragraph">
      <style:text-properties style:font-name="Cambria" fo:font-weight="bold" style:font-weight-asian="bold" style:font-weight-complex="bold"/>
    </style:style>
    <style:style style:name="P341" style:parent-style-name="Textbody" style:family="paragraph">
      <style:text-properties style:font-name="Cambria" style:font-name-complex="Calibri" fo:color="#000000"/>
    </style:style>
    <style:style style:name="P342" style:parent-style-name="Heading3" style:family="paragraph">
      <style:text-properties style:font-name="Cambria" style:font-name-complex="Calibri" fo:color="#000000" fo:font-size="12pt" style:font-size-asian="12pt" style:font-size-complex="12pt"/>
    </style:style>
    <style:style style:name="P343" style:parent-style-name="Textbody" style:family="paragraph"/>
    <style:style style:name="T344" style:parent-style-name="DefaultParagraphFont" style:family="text">
      <style:text-properties style:font-name="Cambria" style:font-name-complex="Calibri" fo:color="#000000"/>
    </style:style>
    <style:style style:name="T345" style:parent-style-name="DefaultParagraphFont" style:family="text">
      <style:text-properties style:font-name="Cambria" style:font-name-complex="Calibri" fo:font-weight="bold" style:font-weight-asian="bold" style:font-weight-complex="bold" fo:color="#000000"/>
    </style:style>
    <style:style style:name="T346" style:parent-style-name="DefaultParagraphFont" style:family="text">
      <style:text-properties style:font-name="Cambria" style:font-name-complex="Calibri" fo:color="#000000"/>
    </style:style>
    <style:style style:name="T347" style:parent-style-name="DefaultParagraphFont" style:family="text">
      <style:text-properties style:font-name="Cambria" style:font-name-complex="Calibri" fo:font-weight="bold" style:font-weight-asian="bold" style:font-weight-complex="bold" fo:color="#000000"/>
    </style:style>
    <style:style style:name="T348" style:parent-style-name="DefaultParagraphFont" style:family="text">
      <style:text-properties style:font-name="Cambria" style:font-name-complex="Calibri" fo:color="#000000"/>
    </style:style>
    <style:style style:name="T349" style:parent-style-name="DefaultParagraphFont" style:family="text">
      <style:text-properties style:font-name="Cambria" style:font-name-complex="Calibri" fo:color="#000000"/>
    </style:style>
    <style:style style:name="P350" style:parent-style-name="Textbody" style:family="paragraph">
      <style:text-properties style:font-name="Cambria" style:font-name-complex="Calibri" fo:color="#000000"/>
    </style:style>
    <style:style style:name="P351" style:parent-style-name="Textbody" style:family="paragraph">
      <style:text-properties style:font-name="Cambria" style:font-name-complex="Calibri" fo:color="#000000"/>
    </style:style>
    <style:style style:name="P352" style:parent-style-name="Textbody" style:family="paragraph"/>
    <style:style style:name="T353" style:parent-style-name="DefaultParagraphFont" style:family="text">
      <style:text-properties style:font-name="Cambria" style:font-name-complex="Calibri" fo:color="#000000"/>
    </style:style>
    <style:style style:name="T354" style:parent-style-name="DefaultParagraphFont" style:family="text">
      <style:text-properties style:font-name="Cambria" style:font-name-complex="Calibri" fo:color="#000000"/>
    </style:style>
    <style:style style:name="T355" style:parent-style-name="StrongEmphasis" style:family="text">
      <style:text-properties style:font-name="Cambria" style:font-name-complex="Calibri" fo:color="#000000"/>
    </style:style>
    <style:style style:name="T356" style:parent-style-name="DefaultParagraphFont" style:family="text">
      <style:text-properties style:font-name="Cambria" style:font-name-complex="Calibri" fo:color="#000000"/>
    </style:style>
    <style:style style:name="P357" style:parent-style-name="Textbody" style:family="paragraph">
      <style:text-properties style:font-name="Cambria" style:font-name-complex="Calibri" fo:color="#000000"/>
    </style:style>
    <style:style style:name="P358" style:parent-style-name="Textbody" style:family="paragraph"/>
    <style:style style:name="T359" style:parent-style-name="DefaultParagraphFont" style:family="text">
      <style:text-properties style:font-name="Cambria" style:font-name-complex="Calibri" fo:color="#000000"/>
    </style:style>
    <style:style style:name="T360" style:parent-style-name="DefaultParagraphFont" style:family="text">
      <style:text-properties style:font-name="Cambria" style:font-name-complex="Calibri" fo:font-weight="bold" style:font-weight-asian="bold" style:font-weight-complex="bold" fo:color="#000000"/>
    </style:style>
    <style:style style:name="T361" style:parent-style-name="DefaultParagraphFont" style:family="text">
      <style:text-properties style:font-name="Cambria" style:font-name-complex="Calibri" fo:color="#000000"/>
    </style:style>
    <style:style style:name="T362" style:parent-style-name="DefaultParagraphFont" style:family="text">
      <style:text-properties style:font-name="Cambria" style:font-name-complex="Calibri" fo:font-weight="bold" style:font-weight-asian="bold" style:font-weight-complex="bold" fo:color="#000000"/>
    </style:style>
    <style:style style:name="T363" style:parent-style-name="DefaultParagraphFont" style:family="text">
      <style:text-properties style:font-name="Cambria" style:font-name-complex="Calibri" fo:color="#000000"/>
    </style:style>
    <style:style style:name="P364" style:parent-style-name="Textbody" style:family="paragraph">
      <style:text-properties style:font-name="Cambria" style:font-name-complex="Calibri" fo:color="#000000"/>
    </style:style>
    <style:style style:name="P365" style:parent-style-name="Textbody" style:family="paragraph"/>
    <style:style style:name="T366" style:parent-style-name="DefaultParagraphFont" style:family="text">
      <style:text-properties style:font-name="Cambria" style:font-name-complex="Calibri" fo:color="#000000"/>
    </style:style>
    <style:style style:name="T367" style:parent-style-name="DefaultParagraphFont" style:family="text">
      <style:text-properties style:font-name="Cambria" style:font-name-complex="Calibri" fo:font-weight="bold" style:font-weight-asian="bold" style:font-weight-complex="bold" fo:color="#000000"/>
    </style:style>
    <style:style style:name="T368" style:parent-style-name="DefaultParagraphFont" style:family="text">
      <style:text-properties style:font-name="Cambria" style:font-name-complex="Calibri" fo:color="#000000"/>
    </style:style>
    <style:style style:name="P369" style:parent-style-name="Textbody" style:family="paragraph">
      <style:text-properties style:font-name="Cambria" style:font-name-complex="Calibri" fo:color="#000000"/>
    </style:style>
    <style:style style:name="P370" style:parent-style-name="Heading3" style:family="paragraph">
      <style:text-properties style:font-name="Cambria" style:font-name-complex="Calibri" fo:color="#000000" fo:font-size="12pt" style:font-size-asian="12pt" style:font-size-complex="12pt"/>
    </style:style>
    <style:style style:name="P371" style:parent-style-name="Textbody" style:family="paragraph"/>
    <style:style style:name="T372" style:parent-style-name="DefaultParagraphFont" style:family="text">
      <style:text-properties style:font-name="Cambria" style:font-name-complex="Calibri" fo:color="#000000"/>
    </style:style>
    <style:style style:name="T373" style:parent-style-name="DefaultParagraphFont" style:family="text">
      <style:text-properties style:font-name="Cambria" style:font-name-complex="Calibri" fo:color="#000000"/>
    </style:style>
    <style:style style:name="T374" style:parent-style-name="DefaultParagraphFont" style:family="text">
      <style:text-properties style:font-name="Cambria" style:font-name-complex="Calibri" fo:color="#000000"/>
    </style:style>
    <style:style style:name="T375" style:parent-style-name="DefaultParagraphFont" style:family="text">
      <style:text-properties style:font-name="Cambria" style:font-name-complex="Calibri" fo:color="#000000"/>
    </style:style>
    <style:style style:name="T376" style:parent-style-name="DefaultParagraphFont" style:family="text">
      <style:text-properties style:font-name="Cambria" style:font-name-complex="Calibri" fo:color="#000000"/>
    </style:style>
    <style:style style:name="T377" style:parent-style-name="DefaultParagraphFont" style:family="text">
      <style:text-properties style:font-name="Cambria" style:font-name-complex="Calibri" fo:color="#000000"/>
    </style:style>
    <style:style style:name="P378" style:parent-style-name="Textbody" style:family="paragraph">
      <style:text-properties style:font-name="Cambria" style:font-name-complex="Calibri" fo:color="#000000"/>
    </style:style>
    <style:style style:name="T379" style:parent-style-name="StrongEmphasis" style:family="text">
      <style:text-properties style:font-name="Cambria" style:font-name-complex="Calibri" fo:color="#000000"/>
    </style:style>
    <style:style style:name="T380" style:parent-style-name="StrongEmphasis" style:family="text">
      <style:text-properties style:font-name="Cambria" style:font-name-complex="Calibri" fo:font-weight="normal" style:font-weight-asian="normal" style:font-weight-complex="normal" fo:color="#000000"/>
    </style:style>
    <style:style style:name="P381" style:parent-style-name="Textbody" style:family="paragraph"/>
    <style:style style:name="T382" style:parent-style-name="StrongEmphasis" style:family="text">
      <style:text-properties style:font-name="Cambria" style:font-name-complex="Calibri" fo:font-weight="normal" style:font-weight-asian="normal" style:font-weight-complex="normal" fo:color="#000000"/>
    </style:style>
    <style:style style:name="T383" style:parent-style-name="StrongEmphasis" style:family="text">
      <style:text-properties style:font-name="Cambria" style:font-name-complex="Calibri" fo:font-weight="normal" style:font-weight-asian="normal" style:font-weight-complex="normal" fo:color="#000000"/>
    </style:style>
    <style:style style:name="T384" style:parent-style-name="StrongEmphasis" style:family="text">
      <style:text-properties style:font-name="Cambria" style:font-name-complex="Calibri" fo:color="#000000"/>
    </style:style>
    <style:style style:name="T385" style:parent-style-name="StrongEmphasis" style:family="text">
      <style:text-properties style:font-name="Cambria" style:font-name-complex="Calibri" fo:font-weight="normal" style:font-weight-asian="normal" style:font-weight-complex="normal" fo:color="#000000"/>
    </style:style>
    <style:style style:name="T386" style:parent-style-name="StrongEmphasis" style:family="text">
      <style:text-properties style:font-name="Cambria" style:font-name-complex="Calibri" fo:color="#000000"/>
    </style:style>
    <style:style style:name="T387" style:parent-style-name="StrongEmphasis" style:family="text">
      <style:text-properties style:font-name="Cambria" style:font-name-complex="Calibri" fo:font-weight="normal" style:font-weight-asian="normal" style:font-weight-complex="normal" fo:color="#000000"/>
    </style:style>
    <style:style style:name="T388" style:parent-style-name="StrongEmphasis" style:family="text">
      <style:text-properties style:font-name="Cambria" style:font-name-complex="Calibri" fo:color="#000000"/>
    </style:style>
    <style:style style:name="P389" style:parent-style-name="Textbody" style:family="paragraph"/>
    <style:style style:name="T390" style:parent-style-name="StrongEmphasis" style:family="text">
      <style:text-properties style:font-name="Cambria" style:font-name-complex="Calibri" fo:font-weight="normal" style:font-weight-asian="normal" style:font-weight-complex="normal" fo:color="#000000"/>
    </style:style>
    <style:style style:name="P391" style:parent-style-name="Textbody" style:family="paragraph"/>
    <style:style style:name="T392" style:parent-style-name="StrongEmphasis" style:family="text">
      <style:text-properties style:font-name="Cambria" style:font-name-complex="Calibri" fo:font-weight="normal" style:font-weight-asian="normal" style:font-weight-complex="normal" fo:color="#000000"/>
    </style:style>
    <style:style style:name="T393" style:parent-style-name="StrongEmphasis" style:family="text">
      <style:text-properties style:font-name="Cambria" style:font-name-complex="Calibri" fo:font-weight="normal" style:font-weight-asian="normal" style:font-weight-complex="normal" fo:color="#000000"/>
    </style:style>
    <style:style style:name="P394" style:parent-style-name="Textbody" style:family="paragraph"/>
    <style:style style:name="T395" style:parent-style-name="StrongEmphasis" style:family="text">
      <style:text-properties style:font-name="Cambria" style:font-name-complex="Calibri" fo:font-weight="normal" style:font-weight-asian="normal" style:font-weight-complex="normal" fo:color="#000000"/>
    </style:style>
    <style:style style:name="T396" style:parent-style-name="StrongEmphasis" style:family="text">
      <style:text-properties style:font-name="Cambria" style:font-name-complex="Calibri" fo:font-weight="normal" style:font-weight-asian="normal" style:font-weight-complex="normal" fo:color="#000000"/>
    </style:style>
    <style:style style:name="T397" style:parent-style-name="StrongEmphasis" style:family="text">
      <style:text-properties style:font-name="Cambria" style:font-name-complex="Calibri" fo:font-weight="normal" style:font-weight-asian="normal" style:font-weight-complex="normal" fo:color="#000000"/>
    </style:style>
    <style:style style:name="T398" style:parent-style-name="StrongEmphasis" style:family="text">
      <style:text-properties style:font-name="Cambria" style:font-name-complex="Calibri" fo:color="#000000"/>
    </style:style>
    <style:style style:name="T399" style:parent-style-name="StrongEmphasis" style:family="text">
      <style:text-properties style:font-name="Cambria" style:font-name-complex="Calibri" fo:font-weight="normal" style:font-weight-asian="normal" style:font-weight-complex="normal" fo:color="#000000"/>
    </style:style>
    <style:style style:name="T400" style:parent-style-name="StrongEmphasis" style:family="text">
      <style:text-properties style:font-name="Cambria" style:font-name-complex="Calibri" fo:font-weight="normal" style:font-weight-asian="normal" style:font-weight-complex="normal" fo:color="#000000"/>
    </style:style>
    <style:style style:name="T401" style:parent-style-name="StrongEmphasis" style:family="text">
      <style:text-properties style:font-name="Cambria" style:font-name-complex="Calibri" fo:font-weight="normal" style:font-weight-asian="normal" style:font-weight-complex="normal" fo:color="#000000"/>
    </style:style>
    <style:style style:name="T402" style:parent-style-name="StrongEmphasis" style:family="text">
      <style:text-properties style:font-name="Cambria" style:font-name-complex="Calibri" fo:font-weight="normal" style:font-weight-asian="normal" style:font-weight-complex="normal" fo:color="#000000"/>
    </style:style>
    <style:style style:name="P403" style:parent-style-name="Textbody" style:family="paragraph"/>
    <style:style style:name="T404" style:parent-style-name="StrongEmphasis" style:family="text">
      <style:text-properties style:font-name="Cambria" style:font-name-complex="Calibri" fo:font-weight="normal" style:font-weight-asian="normal" style:font-weight-complex="normal" fo:color="#000000"/>
    </style:style>
    <style:style style:name="T405" style:parent-style-name="StrongEmphasis" style:family="text">
      <style:text-properties style:font-name="Cambria" style:font-name-complex="Calibri" fo:font-weight="normal" style:font-weight-asian="normal" style:font-weight-complex="normal" fo:color="#000000"/>
    </style:style>
    <style:style style:name="P406" style:parent-style-name="Textbody" style:family="paragraph"/>
    <style:style style:name="T407" style:parent-style-name="StrongEmphasis" style:family="text">
      <style:text-properties style:font-name="Cambria" style:font-name-complex="Calibri" fo:font-weight="normal" style:font-weight-asian="normal" style:font-weight-complex="normal" fo:color="#000000"/>
    </style:style>
    <style:style style:name="T408" style:parent-style-name="StrongEmphasis" style:family="text">
      <style:text-properties style:font-name="Cambria" style:font-name-complex="Calibri" fo:font-weight="normal" style:font-weight-asian="normal" style:font-weight-complex="normal" fo:color="#000000"/>
    </style:style>
    <style:style style:name="P409" style:parent-style-name="Textbody" style:family="paragraph"/>
    <style:style style:name="T410" style:parent-style-name="StrongEmphasis" style:family="text">
      <style:text-properties style:font-name="Cambria" style:font-name-complex="Calibri" fo:font-weight="normal" style:font-weight-asian="normal" style:font-weight-complex="normal" fo:color="#000000"/>
    </style:style>
    <style:style style:name="T411" style:parent-style-name="StrongEmphasis" style:family="text">
      <style:text-properties style:font-name="Cambria" style:font-name-complex="Calibri" fo:font-weight="normal" style:font-weight-asian="normal" style:font-weight-complex="normal" fo:color="#000000"/>
    </style:style>
    <style:style style:name="P412" style:parent-style-name="Textbody" style:family="paragraph"/>
    <style:style style:name="T413" style:parent-style-name="StrongEmphasis" style:family="text">
      <style:text-properties style:font-name="Cambria" style:font-name-complex="Calibri" fo:font-weight="normal" style:font-weight-asian="normal" style:font-weight-complex="normal" fo:color="#000000"/>
    </style:style>
    <style:style style:name="T414" style:parent-style-name="StrongEmphasis" style:family="text">
      <style:text-properties style:font-name="Cambria" style:font-name-complex="Calibri" fo:font-weight="normal" style:font-weight-asian="normal" style:font-weight-complex="normal" fo:color="#000000"/>
    </style:style>
    <style:style style:name="P415" style:parent-style-name="Textbody" style:family="paragraph"/>
    <style:style style:name="T416" style:parent-style-name="StrongEmphasis" style:family="text">
      <style:text-properties style:font-name="Cambria" style:font-name-complex="Calibri" fo:font-weight="normal" style:font-weight-asian="normal" style:font-weight-complex="normal" fo:color="#000000"/>
    </style:style>
    <style:style style:name="T417" style:parent-style-name="StrongEmphasis" style:family="text">
      <style:text-properties style:font-name="Cambria" style:font-name-complex="Calibri" fo:font-weight="normal" style:font-weight-asian="normal" style:font-weight-complex="normal" fo:color="#000000"/>
    </style:style>
    <style:style style:name="T418" style:parent-style-name="StrongEmphasis" style:family="text">
      <style:text-properties style:font-name="Cambria" style:font-name-complex="Calibri" fo:font-weight="normal" style:font-weight-asian="normal" style:font-weight-complex="normal" fo:color="#000000"/>
    </style:style>
    <style:style style:name="T419" style:parent-style-name="StrongEmphasis" style:family="text">
      <style:text-properties style:font-name="Cambria" style:font-name-complex="Calibri" fo:font-weight="normal" style:font-weight-asian="normal" style:font-weight-complex="normal" fo:color="#000000"/>
    </style:style>
    <style:style style:name="P420" style:parent-style-name="Textbody" style:family="paragraph"/>
    <style:style style:name="T421" style:parent-style-name="StrongEmphasis" style:family="text">
      <style:text-properties style:font-name="Cambria" style:font-name-complex="Calibri" fo:font-weight="normal" style:font-weight-asian="normal" style:font-weight-complex="normal" fo:color="#000000"/>
    </style:style>
    <style:style style:name="T422" style:parent-style-name="StrongEmphasis" style:family="text">
      <style:text-properties style:font-name="Cambria" style:font-name-complex="Calibri" fo:font-weight="normal" style:font-weight-asian="normal" style:font-weight-complex="normal" fo:color="#000000"/>
    </style:style>
    <style:style style:name="T423" style:parent-style-name="StrongEmphasis" style:family="text">
      <style:text-properties style:font-name="Cambria" style:font-name-complex="Calibri" fo:font-weight="normal" style:font-weight-asian="normal" style:font-weight-complex="normal" fo:color="#000000"/>
    </style:style>
    <style:style style:name="T424" style:parent-style-name="StrongEmphasis" style:family="text">
      <style:text-properties style:font-name="Cambria" style:font-name-complex="Calibri" fo:font-weight="normal" style:font-weight-asian="normal" style:font-weight-complex="normal" fo:color="#000000"/>
    </style:style>
    <style:style style:name="P425" style:parent-style-name="Textbody" style:family="paragraph"/>
    <style:style style:name="T426" style:parent-style-name="StrongEmphasis" style:family="text">
      <style:text-properties style:font-name="Cambria" style:font-name-complex="Calibri" fo:font-weight="normal" style:font-weight-asian="normal" style:font-weight-complex="normal" fo:color="#000000"/>
    </style:style>
    <style:style style:name="T427" style:parent-style-name="StrongEmphasis" style:family="text">
      <style:text-properties style:font-name="Cambria" style:font-name-complex="Calibri" fo:font-weight="normal" style:font-weight-asian="normal" style:font-weight-complex="normal" fo:color="#000000"/>
    </style:style>
    <style:style style:name="P428" style:parent-style-name="Textbody" style:family="paragraph"/>
    <style:style style:name="T429" style:parent-style-name="DefaultParagraphFont" style:family="text">
      <style:text-properties style:font-name="Cambria" style:font-name-complex="Calibri" fo:font-weight="bold" style:font-weight-asian="bold" style:font-weight-complex="bold" fo:color="#000000"/>
    </style:style>
    <style:style style:name="T430" style:parent-style-name="DefaultParagraphFont" style:family="text">
      <style:text-properties style:font-name="Cambria" style:font-name-complex="Calibri" fo:color="#000000"/>
    </style:style>
    <style:style style:name="T431" style:parent-style-name="DefaultParagraphFont" style:family="text">
      <style:text-properties style:font-name="Cambria" style:font-name-complex="Calibri" fo:font-weight="bold" style:font-weight-asian="bold" style:font-weight-complex="bold" fo:color="#000000"/>
    </style:style>
    <style:style style:name="T432" style:parent-style-name="DefaultParagraphFont" style:family="text">
      <style:text-properties style:font-name="Cambria" style:font-name-complex="Calibri" fo:color="#000000"/>
    </style:style>
    <style:style style:name="P433" style:parent-style-name="Textbody" style:family="paragraph">
      <style:text-properties style:font-name="Cambria" style:font-name-complex="Calibri" fo:color="#000000"/>
    </style:style>
    <style:style style:name="T434" style:parent-style-name="StrongEmphasis" style:family="text">
      <style:text-properties style:font-name="Cambria" style:font-name-complex="Calibri" fo:color="#000000"/>
    </style:style>
    <style:style style:name="T435" style:parent-style-name="StrongEmphasis" style:family="text">
      <style:text-properties style:font-name="Cambria" style:font-name-complex="Calibri" fo:color="#000000"/>
    </style:style>
    <style:style style:name="T436" style:parent-style-name="StrongEmphasis" style:family="text">
      <style:text-properties style:font-name="Cambria" style:font-name-complex="Calibri" fo:color="#000000"/>
    </style:style>
    <style:style style:name="T437" style:parent-style-name="StrongEmphasis" style:family="text">
      <style:text-properties style:font-name="Cambria" style:font-name-complex="Calibri" fo:color="#000000"/>
    </style:style>
    <style:style style:name="P438" style:parent-style-name="Textbody" style:family="paragraph">
      <style:text-properties style:font-name="Cambria" style:font-name-complex="Calibri" fo:color="#000000"/>
    </style:style>
    <style:style style:name="P439" style:parent-style-name="Textbody" style:family="paragraph"/>
    <style:style style:name="T440" style:parent-style-name="DefaultParagraphFont" style:family="text">
      <style:text-properties style:font-name="Cambria" style:font-name-complex="Calibri" fo:color="#000000"/>
    </style:style>
    <style:style style:name="T441" style:parent-style-name="DefaultParagraphFont" style:family="text">
      <style:text-properties style:font-name="Cambria" style:font-name-complex="Calibri" fo:font-weight="bold" style:font-weight-asian="bold" style:font-weight-complex="bold" fo:color="#000000"/>
    </style:style>
    <style:style style:name="T442" style:parent-style-name="DefaultParagraphFont" style:family="text">
      <style:text-properties style:font-name="Cambria" style:font-name-complex="Calibri" fo:color="#000000"/>
    </style:style>
    <style:style style:name="P443" style:parent-style-name="Textbody" style:family="paragraph">
      <style:text-properties style:font-name="Cambria" style:font-name-complex="Calibri" fo:color="#000000"/>
    </style:style>
    <style:style style:name="P444" style:parent-style-name="Textbody" style:family="paragraph"/>
    <style:style style:name="T445" style:parent-style-name="DefaultParagraphFont" style:family="text">
      <style:text-properties style:font-name="Cambria" style:font-name-complex="Calibri" fo:color="#000000"/>
    </style:style>
    <style:style style:name="T446" style:parent-style-name="DefaultParagraphFont" style:family="text">
      <style:text-properties style:font-name="Cambria" style:font-name-complex="Calibri" fo:color="#000000"/>
    </style:style>
    <style:style style:name="T447" style:parent-style-name="DefaultParagraphFont" style:family="text">
      <style:text-properties style:font-name="Cambria" style:font-name-complex="Calibri" fo:color="#000000"/>
    </style:style>
    <style:style style:name="T448" style:parent-style-name="StrongEmphasis" style:family="text">
      <style:text-properties style:font-name="Cambria" style:font-name-complex="Calibri" fo:color="#000000"/>
    </style:style>
    <style:style style:name="T449" style:parent-style-name="DefaultParagraphFont" style:family="text">
      <style:text-properties style:font-name="Cambria" style:font-name-complex="Calibri" fo:color="#000000"/>
    </style:style>
    <style:style style:name="P450" style:parent-style-name="PreformattedText" style:family="paragraph">
      <style:text-properties style:font-name="Cambria" style:font-name-complex="Calibri" fo:color="#000000" fo:font-size="12pt" style:font-size-asian="12pt" style:font-size-complex="12pt"/>
    </style:style>
    <style:style style:name="T451" style:parent-style-name="StrongEmphasis" style:family="text">
      <style:text-properties style:font-name="Cambria" style:font-name-complex="Calibri" fo:color="#000000"/>
    </style:style>
    <style:style style:name="T452" style:parent-style-name="StrongEmphasis" style:family="text">
      <style:text-properties style:font-name="Cambria" style:font-name-complex="Calibri" fo:color="#000000"/>
    </style:style>
    <style:style style:name="T453" style:parent-style-name="StrongEmphasis" style:family="text">
      <style:text-properties style:font-name="Cambria" style:font-name-complex="Calibri" fo:color="#000000"/>
    </style:style>
    <style:style style:name="P454" style:parent-style-name="Textbody" style:family="paragraph">
      <style:text-properties style:font-name="Cambria" style:font-name-complex="Calibri" fo:color="#000000"/>
    </style:style>
    <style:style style:name="P455" style:parent-style-name="Textbody" style:family="paragraph">
      <style:text-properties style:font-name="Cambria" style:font-name-complex="Calibri" fo:color="#000000"/>
    </style:style>
    <style:style style:name="P456" style:parent-style-name="Textbody" style:family="paragraph">
      <style:text-properties style:font-name="Cambria" style:font-name-complex="Calibri" fo:color="#000000"/>
    </style:style>
    <style:style style:name="P457" style:parent-style-name="Textbody" style:family="paragraph">
      <style:text-properties style:font-name="Cambria" style:font-name-complex="Calibri" fo:color="#000000"/>
    </style:style>
    <style:style style:name="P458" style:parent-style-name="Textbody" style:family="paragraph">
      <style:text-properties style:font-name="Cambria" style:font-name-complex="Calibri" fo:color="#000000"/>
    </style:style>
    <style:style style:name="P459" style:parent-style-name="Textbody" style:family="paragraph">
      <style:text-properties style:font-name="Cambria" style:font-name-complex="Calibri" fo:color="#000000"/>
    </style:style>
    <style:style style:name="P460" style:parent-style-name="Textbody" style:family="paragraph">
      <style:text-properties style:font-name="Cambria" style:font-name-complex="Calibri" fo:color="#000000"/>
    </style:style>
    <style:style style:name="P461" style:parent-style-name="Textbody" style:family="paragraph">
      <style:text-properties style:font-name="Cambria" style:font-name-complex="Calibri" fo:color="#000000"/>
    </style:style>
    <style:style style:name="P462" style:parent-style-name="Heading3" style:family="paragraph">
      <style:text-properties style:font-name="Cambria" style:font-name-complex="Calibri" fo:color="#000000" fo:font-size="12pt" style:font-size-asian="12pt" style:font-size-complex="12pt"/>
    </style:style>
    <style:style style:name="P463" style:parent-style-name="Textbody" style:family="paragraph">
      <style:text-properties style:font-name="Cambria" style:font-name-complex="Calibri" fo:color="#000000"/>
    </style:style>
    <style:style style:name="P464" style:parent-style-name="Textbody" style:family="paragraph">
      <style:text-properties style:font-name="Cambria" style:font-name-complex="Calibri" fo:color="#000000"/>
    </style:style>
    <style:style style:name="P465" style:parent-style-name="Textbody" style:family="paragraph">
      <style:text-properties style:font-name="Cambria" style:font-name-complex="Calibri" fo:color="#000000"/>
    </style:style>
    <style:style style:name="P466" style:parent-style-name="Textbody" style:family="paragraph">
      <style:text-properties style:font-name="Cambria" style:font-name-complex="Calibri" fo:color="#000000"/>
    </style:style>
    <style:style style:name="P467" style:parent-style-name="Textbody" style:family="paragraph">
      <style:text-properties style:font-name="Cambria" style:font-name-complex="Calibri" fo:color="#000000"/>
    </style:style>
    <style:style style:name="P468" style:parent-style-name="Textbody" style:family="paragraph">
      <style:text-properties style:font-name="Cambria" style:font-name-complex="Calibri" fo:color="#000000"/>
    </style:style>
    <style:style style:name="P469" style:parent-style-name="Textbody" style:family="paragraph">
      <style:text-properties style:font-name="Cambria" style:font-name-complex="Calibri" fo:color="#000000"/>
    </style:style>
    <style:style style:name="P470" style:parent-style-name="Textbody" style:family="paragraph">
      <style:text-properties style:font-name="Cambria" style:font-name-complex="Calibri" fo:color="#000000"/>
    </style:style>
    <style:style style:name="P471" style:parent-style-name="Textbody" style:family="paragraph">
      <style:text-properties style:font-name="Cambria" style:font-name-complex="Calibri" fo:color="#000000"/>
    </style:style>
    <style:style style:name="P472" style:parent-style-name="Textbody" style:family="paragraph">
      <style:text-properties style:font-name="Cambria" style:font-name-complex="Calibri" fo:color="#000000"/>
    </style:style>
    <style:style style:name="P473" style:parent-style-name="Textbody" style:family="paragraph">
      <style:text-properties style:font-name="Cambria" style:font-name-complex="Calibri" fo:color="#000000"/>
    </style:style>
    <style:style style:name="P474" style:parent-style-name="Textbody" style:family="paragraph">
      <style:text-properties style:font-name="Cambria" style:font-name-complex="Calibri" fo:color="#000000"/>
    </style:style>
    <style:style style:name="T475" style:parent-style-name="DefaultParagraphFont" style:family="text">
      <style:text-properties style:font-name="Cambria" style:font-name-complex="Calibri" fo:color="#000000"/>
    </style:style>
    <style:style style:name="T476" style:parent-style-name="DefaultParagraphFont" style:family="text">
      <style:text-properties style:font-name="Cambria" style:font-name-complex="Calibri"/>
    </style:style>
    <style:style style:name="T477" style:parent-style-name="DefaultParagraphFont" style:family="text">
      <style:text-properties style:font-name="Cambria" style:font-name-complex="Calibri" fo:color="#000000" fo:background-color="#FFFFFF"/>
    </style:style>
    <style:style style:name="T478" style:parent-style-name="DefaultParagraphFont" style:family="text">
      <style:text-properties style:font-name="Cambria" style:font-name-complex="Calibri" fo:color="#000000"/>
    </style:style>
    <style:style style:name="T479" style:parent-style-name="DefaultParagraphFont" style:family="text">
      <style:text-properties style:font-name="Cambria" style:font-name-complex="Calibri" fo:color="#000000"/>
    </style:style>
    <style:style style:name="P480" style:parent-style-name="Textbody" style:family="paragraph">
      <style:text-properties style:font-name="Cambria" style:font-name-complex="Calibri" fo:color="#000000"/>
    </style:style>
    <style:style style:name="P481" style:parent-style-name="Textbody" style:family="paragraph">
      <style:text-properties style:font-name="Cambria" style:font-name-complex="Calibri" fo:color="#000000"/>
    </style:style>
    <style:style style:name="P482" style:parent-style-name="Textbody" style:family="paragraph"/>
    <style:style style:name="T483" style:parent-style-name="DefaultParagraphFont" style:family="text">
      <style:text-properties style:font-name="Cambria" style:font-name-complex="Calibri" fo:color="#000000"/>
    </style:style>
    <style:style style:name="T484" style:parent-style-name="DefaultParagraphFont" style:family="text">
      <style:text-properties style:font-name="Cambria" style:font-name-complex="Calibri" fo:color="#000000"/>
    </style:style>
    <style:style style:name="T485" style:parent-style-name="DefaultParagraphFont" style:family="text">
      <style:text-properties style:font-name="Cambria" style:font-name-complex="Calibri" fo:color="#000000"/>
    </style:style>
    <style:style style:name="P486" style:parent-style-name="Textbody" style:family="paragraph"/>
    <style:style style:name="T487" style:parent-style-name="DefaultParagraphFont" style:family="text">
      <style:text-properties style:font-name="Cambria" style:font-name-complex="Calibri" fo:color="#000000"/>
    </style:style>
    <style:style style:name="T488" style:parent-style-name="DefaultParagraphFont" style:family="text">
      <style:text-properties style:font-name="Cambria" style:font-name-complex="Calibri" fo:color="#000000"/>
    </style:style>
    <style:style style:name="T489" style:parent-style-name="DefaultParagraphFont" style:family="text">
      <style:text-properties style:font-name="Cambria" style:font-name-complex="Calibri" fo:color="#000000"/>
    </style:style>
    <style:style style:name="T490" style:parent-style-name="DefaultParagraphFont" style:family="text">
      <style:text-properties style:font-name="Cambria" style:font-name-complex="Calibri" fo:color="#000000"/>
    </style:style>
    <style:style style:name="T491" style:parent-style-name="DefaultParagraphFont" style:family="text">
      <style:text-properties style:font-name="Cambria" style:font-name-complex="Calibri" fo:color="#000000"/>
    </style:style>
    <style:style style:name="T492" style:parent-style-name="DefaultParagraphFont" style:family="text">
      <style:text-properties style:font-name="Cambria" style:font-name-complex="Calibri" fo:color="#000000"/>
    </style:style>
    <style:style style:name="T493" style:parent-style-name="DefaultParagraphFont" style:family="text">
      <style:text-properties style:font-name="Cambria" style:font-name-complex="Calibri" fo:color="#000000"/>
    </style:style>
    <style:style style:name="T494" style:parent-style-name="DefaultParagraphFont" style:family="text">
      <style:text-properties style:font-name="Cambria" style:font-name-complex="Calibri" fo:color="#000000"/>
    </style:style>
    <style:style style:name="P495" style:parent-style-name="Textbody" style:family="paragraph">
      <style:text-properties style:font-name="Cambria" style:font-name-complex="Calibri" fo:color="#000000"/>
    </style:style>
    <style:style style:name="P496" style:parent-style-name="Textbody" style:family="paragraph">
      <style:text-properties style:font-name="Cambria" style:font-name-complex="Calibri" fo:color="#000000"/>
    </style:style>
    <style:style style:name="P497" style:parent-style-name="Textbody" style:family="paragraph">
      <style:text-properties style:font-name="Cambria" style:font-name-complex="Calibri" fo:color="#000000"/>
    </style:style>
    <style:style style:name="P498" style:parent-style-name="Textbody" style:family="paragraph">
      <style:text-properties style:font-name="Cambria" style:font-name-complex="Calibri" fo:color="#000000"/>
    </style:style>
    <style:style style:name="T499" style:parent-style-name="DefaultParagraphFont" style:family="text">
      <style:text-properties style:font-name="Cambria" style:font-name-complex="Calibri" fo:color="#000000"/>
    </style:style>
    <style:style style:name="T500" style:parent-style-name="DefaultParagraphFont" style:family="text">
      <style:text-properties style:font-name="Cambria" style:font-name-complex="Calibri" fo:font-weight="bold" style:font-weight-asian="bold" style:font-weight-complex="bold" fo:color="#000000"/>
    </style:style>
    <style:style style:name="T501" style:parent-style-name="DefaultParagraphFont" style:family="text">
      <style:text-properties style:font-name="Cambria" style:font-name-complex="Calibri" fo:color="#000000"/>
    </style:style>
    <style:style style:name="T502" style:parent-style-name="DefaultParagraphFont" style:family="text">
      <style:text-properties style:font-name="Cambria" style:font-name-complex="Calibri" fo:font-weight="bold" style:font-weight-asian="bold" style:font-weight-complex="bold" fo:color="#000000"/>
    </style:style>
    <style:style style:name="T503" style:parent-style-name="DefaultParagraphFont" style:family="text">
      <style:text-properties style:font-name="Cambria" style:font-name-complex="Calibri" fo:color="#000000"/>
    </style:style>
    <style:style style:name="P504" style:parent-style-name="Textbody" style:family="paragraph">
      <style:text-properties style:font-name="Cambria" style:font-name-complex="Calibri" fo:color="#000000"/>
    </style:style>
    <style:style style:name="P505" style:parent-style-name="Textbody" style:family="paragraph"/>
    <style:style style:name="T506" style:parent-style-name="DefaultParagraphFont" style:family="text">
      <style:text-properties style:font-name="Cambria" style:font-name-complex="Calibri" fo:font-weight="bold" style:font-weight-asian="bold" style:font-weight-complex="bold" fo:color="#000000"/>
    </style:style>
    <style:style style:name="T507" style:parent-style-name="DefaultParagraphFont" style:family="text">
      <style:text-properties style:font-name="Cambria" style:font-name-complex="Calibri" fo:color="#000000"/>
    </style:style>
    <style:style style:name="P508" style:parent-style-name="Textbody" style:family="paragraph"/>
    <style:style style:name="T509" style:parent-style-name="DefaultParagraphFont" style:family="text">
      <style:text-properties style:font-name="Cambria" style:font-name-complex="Calibri" fo:font-weight="bold" style:font-weight-asian="bold" style:font-weight-complex="bold" fo:color="#000000"/>
    </style:style>
    <style:style style:name="T510" style:parent-style-name="DefaultParagraphFont" style:family="text">
      <style:text-properties style:font-name="Cambria" style:font-name-complex="Calibri" fo:color="#000000"/>
    </style:style>
    <style:style style:name="P511" style:parent-style-name="Textbody" style:family="paragraph"/>
    <style:style style:name="T512" style:parent-style-name="DefaultParagraphFont" style:family="text">
      <style:text-properties style:font-name="Cambria" style:font-name-complex="Calibri" fo:font-weight="bold" style:font-weight-asian="bold" style:font-weight-complex="bold" fo:color="#000000"/>
    </style:style>
    <style:style style:name="T513" style:parent-style-name="DefaultParagraphFont" style:family="text">
      <style:text-properties style:font-name="Cambria" style:font-name-complex="Calibri" fo:color="#000000"/>
    </style:style>
    <style:style style:name="P514" style:parent-style-name="Textbody" style:family="paragraph"/>
    <style:style style:name="T515" style:parent-style-name="DefaultParagraphFont" style:family="text">
      <style:text-properties style:font-name="Cambria" style:font-name-complex="Calibri" fo:font-weight="bold" style:font-weight-asian="bold" style:font-weight-complex="bold" fo:color="#000000"/>
    </style:style>
    <style:style style:name="T516" style:parent-style-name="DefaultParagraphFont" style:family="text">
      <style:text-properties style:font-name="Cambria" style:font-name-complex="Calibri" fo:color="#000000"/>
    </style:style>
    <style:style style:name="T517" style:parent-style-name="DefaultParagraphFont" style:family="text">
      <style:text-properties style:font-name="Cambria" style:font-name-complex="Calibri" fo:color="#000000"/>
    </style:style>
    <style:style style:name="P518" style:parent-style-name="Textbody" style:family="paragraph"/>
    <style:style style:name="T519" style:parent-style-name="DefaultParagraphFont" style:family="text">
      <style:text-properties style:font-name="Cambria" style:font-name-complex="Calibri" fo:font-weight="bold" style:font-weight-asian="bold" style:font-weight-complex="bold" fo:color="#000000"/>
    </style:style>
    <style:style style:name="T520" style:parent-style-name="DefaultParagraphFont" style:family="text">
      <style:text-properties style:font-name="Cambria" style:font-name-complex="Calibri" fo:color="#000000"/>
    </style:style>
    <style:style style:name="P521" style:parent-style-name="Textbody" style:family="paragraph">
      <style:text-properties style:font-name="Cambria" style:font-name-complex="Calibri" fo:color="#000000"/>
    </style:style>
    <style:style style:name="P522" style:parent-style-name="Textbody" style:family="paragraph"/>
    <style:style style:name="T523" style:parent-style-name="DefaultParagraphFont" style:family="text">
      <style:text-properties style:font-name="Cambria" style:font-name-complex="Calibri" fo:font-weight="bold" style:font-weight-asian="bold" style:font-weight-complex="bold" fo:color="#000000"/>
    </style:style>
    <style:style style:name="T524" style:parent-style-name="DefaultParagraphFont" style:family="text">
      <style:text-properties style:font-name="Cambria" style:font-name-complex="Calibri" fo:color="#000000"/>
    </style:style>
    <style:style style:name="T525" style:parent-style-name="DefaultParagraphFont" style:family="text">
      <style:text-properties style:font-name="Cambria" style:font-name-complex="Calibri" fo:color="#000000"/>
    </style:style>
    <style:style style:name="P526" style:parent-style-name="Textbody" style:family="paragraph"/>
    <style:style style:name="T527" style:parent-style-name="DefaultParagraphFont" style:family="text">
      <style:text-properties style:font-name="Cambria" style:font-name-complex="Calibri" fo:font-weight="bold" style:font-weight-asian="bold" style:font-weight-complex="bold" fo:color="#000000"/>
    </style:style>
    <style:style style:name="T528" style:parent-style-name="DefaultParagraphFont" style:family="text">
      <style:text-properties style:font-name="Cambria" style:font-name-complex="Calibri" fo:color="#000000"/>
    </style:style>
    <style:style style:name="P529" style:parent-style-name="Textbody" style:family="paragraph"/>
    <style:style style:name="T530" style:parent-style-name="DefaultParagraphFont" style:family="text">
      <style:text-properties style:font-name="Cambria" style:font-name-complex="Calibri" fo:font-weight="bold" style:font-weight-asian="bold" style:font-weight-complex="bold" fo:color="#000000"/>
    </style:style>
    <style:style style:name="T531" style:parent-style-name="DefaultParagraphFont" style:family="text">
      <style:text-properties style:font-name="Cambria" style:font-name-complex="Calibri" fo:color="#000000"/>
    </style:style>
    <style:style style:name="P532" style:parent-style-name="Textbody" style:family="paragraph"/>
    <style:style style:name="T533" style:parent-style-name="DefaultParagraphFont" style:family="text">
      <style:text-properties style:font-name="Cambria" style:font-name-complex="Calibri" fo:font-weight="bold" style:font-weight-asian="bold" style:font-weight-complex="bold" fo:color="#000000"/>
    </style:style>
    <style:style style:name="T534" style:parent-style-name="DefaultParagraphFont" style:family="text">
      <style:text-properties style:font-name="Cambria" style:font-name-complex="Calibri" fo:color="#000000"/>
    </style:style>
    <style:style style:name="P535" style:parent-style-name="Textbody" style:family="paragraph">
      <style:text-properties style:font-name="Cambria" style:font-name-complex="Calibri" fo:color="#000000"/>
    </style:style>
    <style:style style:name="P536" style:parent-style-name="Textbody" style:family="paragraph"/>
    <style:style style:name="T537" style:parent-style-name="DefaultParagraphFont" style:family="text">
      <style:text-properties style:font-name="Cambria" style:font-name-complex="Calibri" fo:font-weight="bold" style:font-weight-asian="bold" style:font-weight-complex="bold" fo:color="#000000"/>
    </style:style>
    <style:style style:name="T538" style:parent-style-name="DefaultParagraphFont" style:family="text">
      <style:text-properties style:font-name="Cambria" style:font-name-complex="Calibri" fo:color="#000000"/>
    </style:style>
    <style:style style:name="P539" style:parent-style-name="Textbody" style:family="paragraph"/>
    <style:style style:name="T540" style:parent-style-name="DefaultParagraphFont" style:family="text">
      <style:text-properties style:font-name="Cambria" style:font-name-complex="Calibri" fo:font-weight="bold" style:font-weight-asian="bold" style:font-weight-complex="bold" fo:color="#000000"/>
    </style:style>
    <style:style style:name="T541" style:parent-style-name="DefaultParagraphFont" style:family="text">
      <style:text-properties style:font-name="Cambria" style:font-name-complex="Calibri" fo:color="#000000"/>
    </style:style>
    <style:style style:name="P542" style:parent-style-name="Textbody" style:family="paragraph">
      <style:text-properties style:font-name="Cambria" style:font-name-complex="Calibri" fo:color="#000000"/>
    </style:style>
    <style:style style:name="P543" style:parent-style-name="Textbody" style:family="paragraph">
      <style:text-properties style:font-name="Cambria" style:font-name-complex="Calibri" fo:color="#000000"/>
    </style:style>
    <style:style style:name="T544" style:parent-style-name="DefaultParagraphFont" style:family="text">
      <style:text-properties style:font-name="Cambria" fo:color="#222222" fo:background-color="#FFFFFF"/>
    </style:style>
    <style:style style:name="P545" style:parent-style-name="Textbody" style:family="paragraph">
      <style:text-properties style:font-name="Cambria" style:font-name-complex="Calibri" fo:color="#000000"/>
    </style:style>
    <style:style style:name="T546" style:parent-style-name="DefaultParagraphFont" style:family="text">
      <style:text-properties style:font-name="Cambria" style:font-name-complex="Calibri" fo:color="#000000"/>
    </style:style>
    <style:style style:name="T547" style:parent-style-name="DefaultParagraphFont" style:family="text">
      <style:text-properties style:font-name="Cambria" style:font-name-complex="Calibri" fo:color="#000000"/>
    </style:style>
    <style:style style:name="T548" style:parent-style-name="DefaultParagraphFont" style:family="text">
      <style:text-properties style:font-name="Cambria" style:font-name-complex="Calibri" fo:font-weight="bold" style:font-weight-asian="bold" style:font-weight-complex="bold" fo:color="#000000"/>
    </style:style>
    <style:style style:name="T549" style:parent-style-name="DefaultParagraphFont" style:family="text">
      <style:text-properties style:font-name="Cambria" style:font-name-complex="Calibri" fo:color="#000000"/>
    </style:style>
    <style:style style:name="T550" style:parent-style-name="DefaultParagraphFont" style:family="text">
      <style:text-properties style:font-name="Cambria" style:font-name-complex="Calibri" fo:color="#000000"/>
    </style:style>
    <style:style style:name="T551" style:parent-style-name="DefaultParagraphFont" style:family="text">
      <style:text-properties style:font-name="Cambria" style:font-name-complex="Calibri" fo:color="#000000"/>
    </style:style>
    <style:style style:name="T552" style:parent-style-name="DefaultParagraphFont" style:family="text">
      <style:text-properties style:font-name="Cambria" style:font-name-complex="Calibri" fo:font-weight="bold" style:font-weight-asian="bold" style:font-weight-complex="bold" fo:color="#000000"/>
    </style:style>
    <style:style style:name="T553" style:parent-style-name="DefaultParagraphFont" style:family="text">
      <style:text-properties style:font-name="Cambria" style:font-name-complex="Calibri" fo:color="#000000"/>
    </style:style>
    <style:style style:name="P554" style:parent-style-name="Textbody" style:family="paragraph">
      <style:text-properties style:font-name="Cambria" style:font-name-complex="Calibri" fo:color="#000000"/>
    </style:style>
    <style:style style:name="T555" style:parent-style-name="DefaultParagraphFont" style:family="text">
      <style:text-properties style:font-name="Cambria" style:font-name-complex="Calibri" fo:color="#000000"/>
    </style:style>
    <style:style style:name="T556" style:parent-style-name="DefaultParagraphFont" style:family="text">
      <style:text-properties style:font-name="Cambria" style:font-name-complex="Calibri" fo:font-weight="bold" style:font-weight-asian="bold" style:font-weight-complex="bold" fo:color="#000000"/>
    </style:style>
    <style:style style:name="T557" style:parent-style-name="DefaultParagraphFont" style:family="text">
      <style:text-properties style:font-name="Cambria" style:font-name-complex="Calibri" fo:color="#000000"/>
    </style:style>
    <style:style style:name="T558" style:parent-style-name="DefaultParagraphFont" style:family="text">
      <style:text-properties style:font-name="Cambria" style:font-name-complex="Calibri" fo:color="#000000"/>
    </style:style>
    <style:style style:name="T559" style:parent-style-name="DefaultParagraphFont" style:family="text">
      <style:text-properties style:font-name="Cambria" style:font-name-complex="Calibri" fo:font-weight="bold" style:font-weight-asian="bold" style:font-weight-complex="bold" fo:color="#000000"/>
    </style:style>
    <style:style style:name="T560" style:parent-style-name="DefaultParagraphFont" style:family="text">
      <style:text-properties style:font-name="Cambria" style:font-name-complex="Calibri" fo:color="#000000"/>
    </style:style>
  </office:automatic-styles>
  <office:body>
    <office:text text:use-soft-page-breaks="true">
      <text:p text:style-name="P1">Introduction</text:p>
      <text:p text:style-name="Normal"><text:bookmark-start text:name="__RefHeading___Toc3187_3548217197"/><text:a xlink:href="https://www.tecmint.com/free-online-linux-learning-guide-for-beginners/" office:target-frame-name="_top" xlink:show="replace"><text:span text:style-name="T2">https://www.tecmint.com/free-online-linux-learning-guide-for-beginners/</text:span></text:a></text:p>
      <text:p text:style-name="Normal"><text:a xlink:href="https://bash.cyberciti.biz/guide/Main_Page" office:target-frame-name="_top" xlink:show="replace"><text:span text:style-name="T3">https://bash.cyberciti.biz/guide/Main_Page</text:span></text:a></text:p>
      <text:h text:style-name="Heading1" text:outline-level="1">What is Linux?<text:bookmark-end text:name="__RefHeading___Toc3187_3548217197"/></text:h>
      <text:p text:style-name="Textbody"><text:span text:style-name="T4">Linux is a free open-source operating system based on Unix.<text:s/></text:span><text:span text:style-name="T5">Linus Torvalds</text:span><text:span text:style-name="T6"><text:s/>originally created Linux with the assistance of developers from around the world. Linux is:</text:span></text:p>
      <text:list text:style-name="LFO4" text:continue-numbering="true">
        <text:list-item>
          <text:p text:style-name="P7">Free</text:p>
        </text:list-item>
        <text:list-item>
          <text:p text:style-name="P8">Unix like</text:p>
        </text:list-item>
        <text:list-item>
          <text:p text:style-name="P9">Open Source</text:p>
        </text:list-item>
        <text:list-item>
          <text:p text:style-name="P10">Network<text:s/>Operating System</text:p>
        </text:list-item>
      </text:list>
      <text:p text:style-name="P11">Strictly speaking, Linux is a kernel. A kernel provides access to the computer hardware and control access to resources such as:</text:p>
      <text:list text:style-name="WWNum6">
        <text:list-item>
          <text:p text:style-name="P12">Files and data.</text:p>
        </text:list-item>
        <text:list-item>
          <text:p text:style-name="P13">Running programs.</text:p>
        </text:list-item>
        <text:list-item>
          <text:p text:style-name="P14">Loading program into memory.</text:p>
        </text:list-item>
        <text:list-item>
          <text:p text:style-name="P15">Networks.</text:p>
        </text:list-item>
        <text:list-item>
          <text:p text:style-name="P16">Security and firewall.</text:p>
        </text:list-item>
        <text:list-item>
          <text:p text:style-name="P17">Other resources etc.</text:p>
        </text:list-item>
      </text:list>
      <text:p text:style-name="P18">The kernel decides who will use a resource, for how long and when. You can download the Linux kernel from the official web site.</text:p>
      <text:h text:style-name="Heading2" text:outline-level="2"><text:bookmark-start text:name="__RefHeading___Toc4816_1772038349"/>History of Linux<text:bookmark-end text:name="__RefHeading___Toc4816_1772038349"/></text:h>
      <text:p text:style-name="Textbody"><text:span text:style-name="T19">In 1991,</text:span><text:span text:style-name="T20"><text:s/>Linus Torvalds</text:span><text:span text:style-name="T21"><text:s/>was studying UNIX at university (</text:span><text:span text:style-name="T22">Helsinki University</text:span><text:span text:style-name="T23">), where he was using a<text:s/></text:span><text:span text:style-name="T24">special educational, experimental purpose operating system called MINIX (a small version of UNIX to be utilized in the academic environment). However,<text:s/></text:span><text:span text:style-name="T25">MINIX</text:span><text:span text:style-name="T26"><text:s/>had its limitations, and Linus felt he could create something better. Therefore, he developed his v</text:span><text:span text:style-name="T27">ersion of MINIX, known as Linux. Linux was Open Source right from the start.</text:span></text:p>
      <text:p text:style-name="Textbody"><text:span text:style-name="T28">Linux is a kernel developed by Linus. The kernel was bundled with system utilities and libraries from the GNU project to create a usable operating system. Sometimes people refer t</text:span><text:span text:style-name="T29">o Linux as GNU/Linux because it has system utilities and libraries from the GNU project.<text:s/></text:span><text:span text:style-name="T30">Linus Torvalds</text:span><text:span text:style-name="T31"><text:s/>is credited for creating the Linux Kernel, not the entire Linux operating system.</text:span></text:p>
      <text:p text:style-name="Textbody"><text:span text:style-name="T32">Linux distribution</text:span><text:span text:style-name="T33"><text:s/>= Linux kernel + GNU system utilities and libraries</text:span><text:span text:style-name="T34"><text:s/>+ Installation scripts + Management utilities and more.</text:span></text:p>
      <text:p text:style-name="Textbody"><text:span text:style-name="T35">Note</text:span><text:span text:style-name="T36">: Linux is written in C &amp; C++ Languages</text:span></text:p>
      <text:h text:style-name="Heading2" text:outline-level="2"><text:bookmark-start text:name="__RefHeading___Toc3039_3548217197"/><text:soft-page-break/>Linux usage in everyday life<text:bookmark-end text:name="__RefHeading___Toc3039_3548217197"/></text:h>
      <text:p text:style-name="Textbody"><text:span text:style-name="T37">You can use<text:s/></text:span><text:a xlink:href="https://bash.cyberciti.biz/guide/Linux" office:target-frame-name="_top" xlink:show="replace"><text:span text:style-name="T38">Linux</text:span></text:a><text:span text:style-name="T39"><text:s/></text:span><text:span text:style-name="T40">as a<text:s/></text:span><text:a xlink:href="https://bash.cyberciti.biz/guide/Server_operating_system" office:target-frame-name="_top" xlink:show="replace"><text:span text:style-name="T41">server operating system</text:span></text:a><text:span text:style-name="T42"><text:s/></text:span><text:span text:style-name="T43">or as a stand-alone<text:s/></text:span><text:a xlink:href="https://bash.cyberciti.biz/guide/Operating_system" office:target-frame-name="_top" xlink:show="replace"><text:span text:style-name="T44">operating system</text:span></text:a><text:span text:style-name="T45"><text:s/></text:span><text:span text:style-name="T46">on your PC. As a server operating system it provides different services/network resources to a<text:s/></text:span><text:span text:style-name="T47">client. A<text:s/></text:span><text:a xlink:href="https://bash.cyberciti.biz/guide/Server_operating_system" office:target-frame-name="_top" xlink:show="replace"><text:span text:style-name="T48">server operating system</text:span></text:a><text:span text:style-name="T49"><text:s/></text:span><text:span text:style-name="T50">must be:</text:span></text:p>
      <text:list text:style-name="LFO6" text:continue-numbering="true">
        <text:list-item>
          <text:p text:style-name="P51">Stable</text:p>
        </text:list-item>
        <text:list-item>
          <text:p text:style-name="P52">Robust</text:p>
        </text:list-item>
        <text:list-item>
          <text:p text:style-name="P53">Secure</text:p>
        </text:list-item>
        <text:list-item>
          <text:p text:style-name="P54">High performance</text:p>
        </text:list-item>
      </text:list>
      <text:h text:style-name="Heading2" text:outline-level="2"><text:bookmark-start text:name="__RefHeading___Toc3326_3548217197"/>Basic components of Linux?<text:bookmark-end text:name="__RefHeading___Toc3326_3548217197"/></text:h>
      <text:p text:style-name="P55">Just like any other typical operating system, Linux has all of these components:</text:p>
      <text:list text:style-name="LFO7" text:continue-numbering="true">
        <text:list-item>
          <text:p text:style-name="P56"><text:span text:style-name="T57">Kernel</text:span><text:span text:style-name="T58">: It is the core component of Linux; it acts as an interface between software and hardware.</text:span></text:p>
        </text:list-item>
        <text:list-item>
          <text:p text:style-name="P59"><text:span text:style-name="T60">Shell:</text:span><text:span text:style-name="T61"><text:s/>It acts as an interface between the user and the Kernel.</text:span></text:p>
        </text:list-item>
        <text:list-item>
          <text:p text:style-name="P62"><text:span text:style-name="T63">GUI:</text:span><text:span text:style-name="T64"><text:s/>It stands for Graphic User Interface, which is another way for the user to interac</text:span><text:span text:style-name="T65">t with the system. But it is unlike images, buttons, text boxes for interaction.</text:span></text:p>
        </text:list-item>
        <text:list-item>
          <text:p text:style-name="P66"><text:span text:style-name="T67">System Utilities:</text:span><text:span text:style-name="T68"><text:s/>These are the software functions that allow users to manage the computer.</text:span></text:p>
        </text:list-item>
        <text:list-item>
          <text:p text:style-name="P69"><text:span text:style-name="T70">Application Programs</text:span><text:span text:style-name="T71">: Set of functions designed to perform a set of tasks.</text:span></text:p>
        </text:list-item>
      </text:list>
      <text:h text:style-name="Heading2" text:outline-level="2"><text:bookmark-start text:name="__RefHeading___Toc1944_341228199"/>Features<text:s/>of Linux<text:bookmark-end text:name="__RefHeading___Toc1944_341228199"/></text:h>
      <text:list text:style-name="LFO8" text:continue-numbering="true">
        <text:list-item>
          <text:p text:style-name="P72"><text:span text:style-name="T73">Multi-user:</text:span><text:span text:style-name="T74"><text:s/>Allow multiple users to login and use the resources at the same time.</text:span></text:p>
        </text:list-item>
        <text:list-item>
          <text:p text:style-name="P75"><text:span text:style-name="T76">Multi-processing:</text:span><text:span text:style-name="T77"><text:s/>allow to performs multiple processes at the same time.</text:span></text:p>
        </text:list-item>
        <text:list-item>
          <text:p text:style-name="P78"><text:span text:style-name="T79">Multitasking:</text:span><text:span text:style-name="T80"><text:s/>capable of running multiple applications and processes at the same time.</text:span></text:p>
        </text:list-item>
        <text:list-item>
          <text:p text:style-name="P81"><text:span text:style-name="T82">Port</text:span><text:span text:style-name="T83">ability:</text:span><text:span text:style-name="T84"><text:s/>we can install on all hardware architecture.</text:span></text:p>
        </text:list-item>
        <text:list-item>
          <text:p text:style-name="P85"><text:span text:style-name="T86">Reliability</text:span><text:span text:style-name="T87">: Large servers have been successfully being running without a single second of down time.</text:span></text:p>
        </text:list-item>
        <text:list-item>
          <text:p text:style-name="P88"><text:span text:style-name="T89">Security</text:span><text:span text:style-name="T90">: Inbuilt firewalls (iptables) and selinux.</text:span></text:p>
        </text:list-item>
        <text:list-item>
          <text:p text:style-name="P91"><text:span text:style-name="T92">Open-source</text:span><text:span text:style-name="T93">: Free software along with the<text:s/></text:span><text:span text:style-name="T94">source code and documentation.</text:span></text:p>
        </text:list-item>
      </text:list>
      <text:h text:style-name="Heading2" text:outline-level="2"><text:bookmark-start text:name="__RefHeading___Toc276_3122937327"/>Advantages of Open Source<text:bookmark-end text:name="__RefHeading___Toc276_3122937327"/></text:h>
      <text:p text:style-name="P95">Open-source allows you to distribute your software, including source codes freely to anyone who is interested. People would then be able to add features and even debug and correct errors that are<text:s/>in the source code. They can even make it run better and then redistribute these enhanced source code freely again. This eventually benefits everyone in the community.</text:p>
      <text:h text:style-name="Heading2" text:outline-level="2"><text:bookmark-start text:name="__RefHeading___Toc278_3122937327"/><text:soft-page-break/>Dis-advantages of Open-source<text:bookmark-end text:name="__RefHeading___Toc278_3122937327"/></text:h>
      <text:list text:style-name="LFO9" text:continue-numbering="true">
        <text:list-item>
          <text:p text:style-name="P96">Difficulty to use.</text:p>
        </text:list-item>
        <text:list-item>
          <text:p text:style-name="P97">Compatibility issue.</text:p>
        </text:list-item>
        <text:list-item>
          <text:p text:style-name="P98">Liabilities and warranties</text:p>
        </text:list-item>
        <text:list-item>
          <text:p text:style-name="P99">Hidden cost.</text:p>
        </text:list-item>
      </text:list>
      <text:h text:style-name="Heading2" text:outline-level="2"><text:bookmark-start text:name="__RefHeading___Toc284_3122937327"/>What is the Importance of the GNU project?<text:bookmark-end text:name="__RefHeading___Toc284_3122937327"/></text:h>
      <text:p text:style-name="P100">This so-called Free software movement allows several advantages, such as the freedom to run programs for any purpose and freedom to study and modify a program to your needs. It also allows you to redistribute copies of software to other people, as well as the freedom to improve software and have it released for the public.</text:p>
      <text:h text:style-name="Heading2" text:outline-level="2"><text:bookmark-start text:name="__RefHeading___Toc3356_3548217197"/>Difference between RHEL6 and RHEL7?<text:bookmark-end text:name="__RefHeading___Toc3356_3548217197"/></text:h>
      <text:p text:style-name="Normal"><text:a xlink:href="https://foxutech.com/difference-between-rhel-6-and-rhel-7/" office:target-frame-name="_top" xlink:show="replace"><text:span text:style-name="T101">https://foxutech.com/difference-between-rhel-6-and-rhel-7/</text:span></text:a></text:p>
      <text:p text:style-name="Normal"><text:a xlink:href="https://codingcompiler.com/difference-between-rhel-6-vs-rhel-7/" office:target-frame-name="_top" xlink:show="replace"><text:span text:style-name="T102">https://codingcompiler.com/difference-between-rhel-6-vs-rhel-7/</text:span></text:a></text:p>
      <text:p text:style-name="P103"/>
      <text:h text:style-name="Heading2" text:outline-level="2"><text:bookmark-start text:name="__RefHeading___Toc1947_341228199"/>Difference between Linux and Windows<text:bookmark-end text:name="__RefHeading___Toc1947_341228199"/></text:h>
      <text:p text:style-name="P104"/>
      <table:table table:style-name="Table105">
        <table:table-columns>
          <table:table-column table:style-name="TableColumn106"/>
          <table:table-column table:style-name="TableColumn107"/>
          <table:table-column table:style-name="TableColumn108"/>
        </table:table-columns>
        <table:table-row table:style-name="TableRow109">
          <table:table-cell table:style-name="TableCell110">
            <text:p text:style-name="P111">Sr no</text:p>
          </table:table-cell>
          <table:table-cell table:style-name="TableCell112">
            <text:p text:style-name="P113">Linux</text:p>
          </table:table-cell>
          <table:table-cell table:style-name="TableCell114">
            <text:p text:style-name="P115">Windows</text:p>
          </table:table-cell>
        </table:table-row>
        <table:table-row table:style-name="TableRow116">
          <table:table-cell table:style-name="TableCell117">
            <text:p text:style-name="P118">1</text:p>
          </table:table-cell>
          <table:table-cell table:style-name="TableCell119">
            <text:p text:style-name="P120">Open-source development model, so the programmer can redesign the OS.</text:p>
          </table:table-cell>
          <table:table-cell table:style-name="TableCell121">
            <text:p text:style-name="P122">It is not an open-source and hence cannot be redesigned by the programmer.</text:p>
          </table:table-cell>
        </table:table-row>
        <table:table-row table:style-name="TableRow123">
          <table:table-cell table:style-name="TableCell124">
            <text:p text:style-name="P125">2</text:p>
          </table:table-cell>
          <table:table-cell table:style-name="TableCell126">
            <text:p text:style-name="P127">Linux is robust and very much secure from virus.</text:p>
          </table:table-cell>
          <table:table-cell table:style-name="TableCell128">
            <text:p text:style-name="P129">Windows gets affected by virus very easily.</text:p>
          </table:table-cell>
        </table:table-row>
        <table:table-row table:style-name="TableRow130">
          <table:table-cell table:style-name="TableCell131">
            <text:p text:style-name="P132">3</text:p>
          </table:table-cell>
          <table:table-cell table:style-name="TableCell133">
            <text:p text:style-name="P134">The Linux servers has inbuilt security features like Iptables and Selinux.</text:p>
          </table:table-cell>
          <table:table-cell table:style-name="TableCell135">
            <text:p text:style-name="P136">Security is the main issue which has made windows to think to survive.</text:p>
          </table:table-cell>
        </table:table-row>
        <table:table-row table:style-name="TableRow137">
          <table:table-cell table:style-name="TableCell138">
            <text:p text:style-name="P139">4</text:p>
          </table:table-cell>
          <table:table-cell table:style-name="TableCell140">
            <text:p text:style-name="P141">In Linux File System Support: ext4, XFS</text:p>
          </table:table-cell>
          <table:table-cell table:style-name="TableCell142">
            <text:p text:style-name="P143">In Windows File System Support: FAT &amp; NTFS.</text:p>
          </table:table-cell>
        </table:table-row>
        <table:table-row table:style-name="TableRow144">
          <table:table-cell table:style-name="TableCell145">
            <text:p text:style-name="P146">5</text:p>
          </table:table-cell>
          <table:table-cell table:style-name="TableCell147">
            <text:p text:style-name="P148">Linux use: Lilo (Linux Loader) and Grub (Grand unified bootloader)</text:p>
          </table:table-cell>
          <table:table-cell table:style-name="TableCell149">
            <text:p text:style-name="P150">Windows: NTLDR</text:p>
            <text:p text:style-name="P151">(New technology Loader)</text:p>
          </table:table-cell>
        </table:table-row>
        <table:table-row table:style-name="TableRow152">
          <table:table-cell table:style-name="TableCell153">
            <text:p text:style-name="P154">6</text:p>
          </table:table-cell>
          <table:table-cell table:style-name="TableCell155">
            <text:p text:style-name="P156">In Linux software file extension is: rpm</text:p>
          </table:table-cell>
          <table:table-cell table:style-name="TableCell157">
            <text:p text:style-name="P158">In window software file extension is: .exe</text:p>
          </table:table-cell>
        </table:table-row>
        <table:table-row table:style-name="TableRow159">
          <table:table-cell table:style-name="TableCell160">
            <text:p text:style-name="P161">7</text:p>
          </table:table-cell>
          <table:table-cell table:style-name="TableCell162">
            <text:p text:style-name="P163">It costs less to design and implement Linux Network</text:p>
          </table:table-cell>
          <table:table-cell table:style-name="TableCell164">
            <text:p text:style-name="P165">It costs more to implement Windows Network administration, when compared to Linux.</text:p>
          </table:table-cell>
        </table:table-row>
        <text:soft-page-break/>
        <table:table-row table:style-name="TableRow166">
          <table:table-cell table:style-name="TableCell167">
            <text:p text:style-name="P168">8.</text:p>
          </table:table-cell>
          <table:table-cell table:style-name="TableCell169">
            <text:p text:style-name="P170">There are 25000+ developers behind Linux for open-source deployment.</text:p>
          </table:table-cell>
          <table:table-cell table:style-name="TableCell171">
            <text:p text:style-name="P172">Compared to Linux, windows are developed by thousands of people.</text:p>
          </table:table-cell>
        </table:table-row>
      </table:table>
      <text:p text:style-name="P173"/>
      <text:h text:style-name="Heading2" text:outline-level="2"><text:bookmark-start text:name="__RefHeading___Toc3818_9573262"/>What is a Variable?<text:bookmark-end text:name="__RefHeading___Toc3818_9573262"/></text:h>
      <text:list text:style-name="LFO29" text:continue-numbering="true">
        <text:list-item>
          <text:p text:style-name="P174">A variable is a location for storing a value which can be a filename, text, number or any other data. The value thus stored can be displayed, deleted, edited and re-saved.</text:p>
        </text:list-item>
        <text:list-item>
          <text:p text:style-name="P175">Variables play an important role in computer programming because they enable programmers to write flexible programs</text:p>
        </text:list-item>
      </text:list>
      <text:h text:style-name="Heading2" text:outline-level="2"><text:bookmark-start text:name="__RefHeading___Toc286_3122937327"/>What are the environmental variables<text:bookmark-end text:name="__RefHeading___Toc286_3122937327"/><text:s/>or Dynamic variables?</text:h>
      <text:list text:style-name="LFO30" text:continue-numbering="true">
        <text:list-item>
          <text:p text:style-name="P176">A dynamic variable is a variable whose address is determined when the program is run.<text:s/>It’s exits in every operating system and their types may vary.</text:p>
        </text:list-item>
        <text:list-item>
          <text:p text:style-name="P177">This can be created, edited, saved and deleted and they also give the information about the system behaviour.</text:p>
        </text:list-item>
        <text:list-item>
          <text:p text:style-name="P178">Environment variables can change the way a software/programs behave.<text:bookmark-start text:name="__RefHeading___Toc3298_3548217197"/></text:p>
        </text:list-item>
      </text:list>
      <text:h text:style-name="Heading2" text:outline-level="2"><text:bookmark-start text:name="__RefHeading___Toc289_3122937327"/>What are symbolic links?<text:bookmark-end text:name="__RefHeading___Toc289_3122937327"/></text:h>
      <text:p text:style-name="P179">Symbolic links act similarly to shortcuts in Windows.<text:s/>Its<text:s/>links<text:s/>point to programs, files or directories. It also allows you instant access to it without having to go directly to the entire pathname.</text:p>
      <text:h text:style-name="Heading2" text:outline-level="2"><text:bookmark-start text:name="__RefHeading___Toc291_3122937327"/>What are hard links?<text:bookmark-end text:name="__RefHeading___Toc291_3122937327"/></text:h>
      <text:p text:style-name="P180">Hard links point directly to the physical file on disk, and not on the pathname. This means that if you rename or move the original file, the link will not break since the link is for the file itself, not the path where the file is located.</text:p>
      <text:h text:style-name="Heading2" text:outline-level="2"><text:bookmark-start text:name="__RefHeading___Toc310_3122937327"/>Difference between hard links and soft links?<text:bookmark-end text:name="__RefHeading___Toc310_3122937327"/></text:h>
      <text:p text:style-name="P181"/>
      <table:table table:style-name="Table182">
        <table:table-columns>
          <table:table-column table:style-name="TableColumn183"/>
          <table:table-column table:style-name="TableColumn184"/>
          <table:table-column table:style-name="TableColumn185"/>
        </table:table-columns>
        <table:table-row table:style-name="TableRow186">
          <table:table-cell table:style-name="TableCell187">
            <text:p text:style-name="P188">Sr no.</text:p>
          </table:table-cell>
          <table:table-cell table:style-name="TableCell189">
            <text:p text:style-name="P190">Soft Links</text:p>
          </table:table-cell>
          <table:table-cell table:style-name="TableCell191">
            <text:p text:style-name="P192">Hard Links</text:p>
          </table:table-cell>
        </table:table-row>
        <table:table-row table:style-name="TableRow193">
          <table:table-cell table:style-name="TableCell194">
            <text:p text:style-name="P195">1.</text:p>
          </table:table-cell>
          <table:table-cell table:style-name="TableCell196">
            <text:p text:style-name="P197">A symbolic or soft link is an actual link to the original file</text:p>
          </table:table-cell>
          <table:table-cell table:style-name="TableCell198">
            <text:p text:style-name="P199">whereas a hard link is a mirror copy of the original file.</text:p>
            <text:p text:style-name="P200"/>
          </table:table-cell>
        </table:table-row>
        <table:table-row table:style-name="TableRow201">
          <table:table-cell table:style-name="TableCell202">
            <text:p text:style-name="P203">2.</text:p>
          </table:table-cell>
          <table:table-cell table:style-name="TableCell204">
            <text:p text:style-name="P205">Soft links have different inodes numbers.</text:p>
          </table:table-cell>
          <table:table-cell table:style-name="TableCell206">
            <text:p text:style-name="P207">Hard links have the same inodes numbers.</text:p>
          </table:table-cell>
        </table:table-row>
        <text:soft-page-break/>
        <table:table-row table:style-name="TableRow208">
          <table:table-cell table:style-name="TableCell209">
            <text:p text:style-name="P210">3.</text:p>
          </table:table-cell>
          <table:table-cell table:style-name="TableCell211">
            <text:p text:style-name="P212">If you delete the original file, the soft link has no value, because it points to a non-existent file.</text:p>
          </table:table-cell>
          <table:table-cell table:style-name="TableCell213">
            <text:p text:style-name="P214">But in the case of hard links, it is entirely the opposite. Even if you delete the original file, the hard link will still have the data of the original file. Because a hard link acts as a mirror copy of the original file.</text:p>
          </table:table-cell>
        </table:table-row>
        <table:table-row table:style-name="TableRow215">
          <table:table-cell table:style-name="TableCell216">
            <text:p text:style-name="P217">4.</text:p>
          </table:table-cell>
          <table:table-cell table:style-name="TableCell218">
            <text:p text:style-name="P219">A soft link can link to a directory.</text:p>
          </table:table-cell>
          <table:table-cell table:style-name="TableCell220">
            <text:p text:style-name="P221">You cannot create hard links for a directory.</text:p>
          </table:table-cell>
        </table:table-row>
        <table:table-row table:style-name="TableRow222">
          <table:table-cell table:style-name="TableCell223">
            <text:p text:style-name="P224"><text:s text:c="5"/>5.</text:p>
          </table:table-cell>
          <table:table-cell table:style-name="TableCell225">
            <text:p text:style-name="P226"/>
          </table:table-cell>
          <table:table-cell table:style-name="TableCell227">
            <text:p text:style-name="P228"/>
          </table:table-cell>
        </table:table-row>
      </table:table>
      <text:h text:style-name="Heading2" text:outline-level="2"/>
      <text:h text:style-name="Heading2" text:outline-level="2"><text:bookmark-start text:name="__RefHeading___Toc295_3122937327"/>What is the maximum length for a filename under Linux?<text:bookmark-end text:name="__RefHeading___Toc295_3122937327"/></text:h>
      <text:p text:style-name="P229">Any filename can have a maximum of 255 characters. This limit does not include the path name, so therefore the entire pathname and filename could well exceed 255 characters.</text:p>
      <text:h text:style-name="Heading1" text:outline-level="1">What is kernel?<text:bookmark-end text:name="__RefHeading___Toc3298_3548217197"/></text:h>
      <text:p text:style-name="P230">The kernel is the heart of the Linux operating system. It manages the resources of Linux such as:</text:p>
      <text:list text:style-name="WWNum18">
        <text:list-item>
          <text:p text:style-name="P231">File Management.</text:p>
        </text:list-item>
        <text:list-item>
          <text:p text:style-name="P232">Multitasking.</text:p>
        </text:list-item>
        <text:list-item>
          <text:p text:style-name="P233">Memory Management.</text:p>
        </text:list-item>
        <text:list-item>
          <text:p text:style-name="P234">I/O Management.</text:p>
        </text:list-item>
        <text:list-item>
          <text:p text:style-name="P235">Process Management.</text:p>
        </text:list-item>
        <text:list-item>
          <text:p text:style-name="P236">Device Management.<text:tab/></text:p>
        </text:list-item>
        <text:list-item>
          <text:p text:style-name="P237">Network support including IPv4 and IPv6.</text:p>
        </text:list-item>
      </text:list>
      <text:p text:style-name="P238">The kernel acts as an intermediary between the computer hardware and various applications. If software requests hardware, then the kernel delivers the data between software and hardware.</text:p>
      <text:h text:style-name="Heading2" text:outline-level="2"><text:bookmark-start text:name="__RefHeading___Toc1964_341228199"/>How to upgrade Kernel in Linux?<text:bookmark-end text:name="__RefHeading___Toc1964_341228199"/></text:h>
      <text:p text:style-name="P239">We should never upgrade Linux Kernel, always install the new kernel using rpm command because upgrading a kernel can make your Linux box in an unbootable state.</text:p>
      <text:h text:style-name="Heading2" text:outline-level="2">What<text:s/>are<text:s/>kernel modules and how to load it manually?</text:h>
      <text:h text:style-name="Heading2" text:outline-level="2"><text:bookmark-start text:name="__RefHeading___Toc1966_341228199"/>How to add &amp;<text:s/>change the Kernel parameters?<text:bookmark-end text:name="__RefHeading___Toc1966_341228199"/></text:h>
      <text:p text:style-name="Textbody"><text:span text:style-name="T240">To Set the kernel parameters in Linux, first edit the file ‘</text:span><text:span text:style-name="T241">/etc/sysctl.conf</text:span><text:span text:style-name="T242">’ after making the changes save the file and run the command ‘</text:span><text:span text:style-name="T243">sysctl -p</text:span><text:span text:style-name="T244">’, this command will make the changes permanently without rebooting the<text:s/></text:span><text:span text:style-name="T245">machine.</text:span></text:p>
      <text:soft-page-break/>
      <text:h text:style-name="Heading2" text:outline-level="2">What is the command to view all the kernel parameters?</text:h>
      <text:p text:style-name="P246">#sysctl -a</text:p>
      <text:h text:style-name="Heading1" text:outline-level="1"><text:bookmark-start text:name="__RefHeading___Toc3302_3548217197"/>What is SHELL?<text:bookmark-end text:name="__RefHeading___Toc3302_3548217197"/></text:h>
      <text:list text:style-name="LFO11" text:continue-numbering="true">
        <text:list-item>
          <text:p text:style-name="P247">The shell is a user program or it is an environment provided for user interaction.</text:p>
        </text:list-item>
      </text:list>
      <text:list text:style-name="WWNum13">
        <text:list-item>
          <text:p text:style-name="P248">It is a command language interpreter that executes commands read from the standard<text:s/>input device such as keyboard or from a file.</text:p>
        </text:list-item>
        <text:list-item>
          <text:p text:style-name="P249">The shell is not part of the system kernel, but uses the system kernel to execute programs, create files etc.</text:p>
        </text:list-item>
      </text:list>
      <text:p text:style-name="Textbody"><text:span text:style-name="T250">Several shells are available for<text:s/></text:span><text:a xlink:href="https://bash.cyberciti.biz/guide/Linux" office:target-frame-name="_top" xlink:show="replace"><text:span text:style-name="T251">Linux</text:span></text:a><text:span text:style-name="T252"><text:s/>inclu</text:span><text:span text:style-name="T253">ding:</text:span></text:p>
      <text:p text:style-name="Textbody"><text:span text:style-name="T254">csh,</text:span><text:span text:style-name="T255"><text:s/></text:span><text:span text:style-name="T256">ksh,</text:span><text:span text:style-name="T257"><text:s/></text:span><text:span text:style-name="T258">bash,</text:span><text:span text:style-name="T259"><text:s/></text:span><text:span text:style-name="T260">Bourne.</text:span><text:span text:style-name="T261"><text:s/>The most commonly used and advanced shell used today is "Bash</text:span><text:span text:style-name="T262">”.</text:span></text:p>
      <text:p text:style-name="P263">Please note that each shell does the same job, but each understands different command syntax and provides different built-in functions.</text:p>
      <text:p text:style-name="P264"><text:bookmark-start text:name="How_do_I_find_out_my_current_shell_name."/><text:bookmark-end text:name="How_do_I_find_out_my_current_shell_name."/>How<text:s/>do I find out my current shell name?</text:p>
      <text:p text:style-name="P265">cat /etc/shells,<text:s/>echo $SHELL,<text:s/>ps $$,<text:s/>ps -p $$</text:p>
      <text:h text:style-name="Heading2" text:outline-level="2"><text:bookmark-start text:name="__RefHeading___Toc3504_3548217197"/>Why shell scripting?<text:bookmark-end text:name="__RefHeading___Toc3504_3548217197"/></text:h>
      <text:list text:style-name="LFO14" text:continue-numbering="true">
        <text:list-item>
          <text:p text:style-name="P266">Shell scripts can take input from a user or file and output them to the screen</text:p>
        </text:list-item>
        <text:list-item>
          <text:p text:style-name="P267">Whenever you find yourself doing the same task over and over again you should use shell scripting, i.e., repetitive task automation.</text:p>
        </text:list-item>
      </text:list>
      <text:h text:style-name="Heading2" text:outline-level="2">Bash Scripts for Interview?</text:h>
      <text:p text:style-name="Textbody"><text:a xlink:href="https://linuxhint.com/bash_scripting_interview_questions/" office:target-frame-name="_top" xlink:show="replace"><text:span text:style-name="T268">https://linuxhint.com/bash_scripting_interview_questions/</text:span></text:a></text:p>
      <text:h text:style-name="Heading2" text:outline-level="2"><text:bookmark-start text:name="__RefHeading___Toc4822_1772038349"/>What is Bash?<text:bookmark-end text:name="__RefHeading___Toc4822_1772038349"/></text:h>
      <text:p text:style-name="Textbody"><text:span text:style-name="T269">BASH is short for<text:s/></text:span><text:span text:style-name="T270">Bourne Again Shell</text:span><text:span text:style-name="T271">. It was written by<text:s/></text:span><text:span text:style-name="T272">Steve Bourne</text:span><text:span text:style-name="T273"><text:s/>as a replacement to the original Bourne Shell (represented by<text:s/></text:span><text:span text:style-name="T274">/bin/sh). It combines all the features from the original version of Bourne Shell, plus additional functions to make it easier and more convenient to use. It has since been adapted as the default shell for most systems running Linux.</text:span></text:p>
      <text:h text:style-name="Heading2" text:outline-level="2">What is the use of a shebang line?</text:h>
      <text:p text:style-name="P275">Shebang line at the top of each script determines the location of the engine which is to be used to execute the script.</text:p>
      <text:h text:style-name="P276" text:outline-level="2">Explain the type of files in Linux?</text:h>
      <text:p text:style-name="Textbody"><text:a xlink:href="https://www.tecmint.com/explanation-of-everything-is-a-file-and-types-of-files-in-linux/" office:target-frame-name="_top" xlink:show="replace"><text:span text:style-name="Hyperlink">https://www.tecmint.com/explanation-of-everything-is-a-file-and-types-of-files-in-linux/</text:span></text:a></text:p>
      <text:p text:style-name="Textbody"><text:a xlink:href="https://linuxconfig.org/identifying-file-types-in-linux" office:target-frame-name="_top" xlink:show="replace"><text:span text:style-name="Hyperlink">https://linuxconfig.org/identifying-file-types-in-linux</text:span></text:a></text:p>
      <text:soft-page-break/>
      <text:h text:style-name="Heading2" text:outline-level="2">How do we create command aliases in a shell?</text:h>
      <text:p text:style-name="P277">alias Aliasname="Command whose alias is to be created".</text:p>
      <text:h text:style-name="P278" text:outline-level="2">File compression<text:s/>utilises<text:s/>in Linux?</text:h>
      <text:p text:style-name="Textbody"><text:a xlink:href="https://www.unixmen.com/top-15-file-compression-utilities-linux/" office:target-frame-name="_top" xlink:show="replace"><text:span text:style-name="T279">https://www.unixmen.com/top-15-file-compression-utilities-linux/</text:span></text:a></text:p>
      <text:h text:style-name="Heading2" text:outline-level="2">What is inode block?</text:h>
      <text:p text:style-name="P280">This block contains the inode for every file of the file system along with all the file attributes except its name.</text:p>
      <text:h text:style-name="P281" text:outline-level="2">What is Super block?</text:h>
      <text:p text:style-name="Textbody"><text:span text:style-name="T282">Super block contains all the information about the file system like the size of file system, block size used by its number of free data blocks and list of free inodes and data blocks</text:span><text:span text:style-name="T283">.</text:span></text:p>
      <text:h text:style-name="Heading2" text:outline-level="2"><text:span text:style-name="T284">What is a boot block?</text:span></text:h>
      <text:p text:style-name="P285">This block contains a small program called "Master Boot record"(MBR) which loads the kernel during system boot up.</text:p>
      <text:h text:style-name="Heading2" text:outline-level="2"><text:span text:style-name="T286">What are the 3 standard streams in Linux?</text:span></text:h>
      <text:p text:style-name="Textbody"><text:span text:style-name="T287">0 - Standard Input</text:span><text:span text:style-name="T288"><text:s/></text:span><text:span text:style-name="T289">1 - Standard Output</text:span><text:span text:style-name="T290"><text:s/></text:span><text:span text:style-name="T291">2 - Standard Error</text:span></text:p>
      <text:h text:style-name="Heading1" text:outline-level="1"><text:bookmark-start text:name="__RefHeading___Toc3344_3548217197"/>Linux Boot Process?<text:bookmark-end text:name="__RefHeading___Toc3344_3548217197"/></text:h>
      <text:p text:style-name="P292">RHEL6: <text:s/></text:p>
      <text:p text:style-name="Textbody"><text:span text:style-name="T293">RHEL7: [BIOS(POST) =&gt; MBR=&gt; GRUB2=&gt;Kernel=&gt; systemd=&gt; User prompt]</text:span></text:p>
      <text:h text:style-name="P294" text:outline-level="3"><text:bookmark-start text:name="__RefHeading___Toc3301_2334881198"/>Step1. Power on: <text:s/><text:bookmark-end text:name="__RefHeading___Toc3301_2334881198"/></text:h>
      <text:list text:style-name="LFO15" text:continue-numbering="true">
        <text:list-item>
          <text:p text:style-name="P295"><text:span text:style-name="T296">When you power on/ Restart your machine, then the power is supplied to SMPS<text:s/></text:span><text:span text:style-name="T297">(Switch-mode power supply)</text:span><text:span text:style-name="T298">, which converts AC to DC. The DC power is supplied to all<text:s/></text:span><text:span text:style-name="T299">the devices connected to that machine such as Motherboard HDDs, CD/DVD-ROM, Mouse, keyboard etc. The most intelligent device in the computer is Processor (</text:span><text:span text:style-name="T300">CPU</text:span><text:span text:style-name="T301">), which supplied the power in<text:s/></text:span><text:span text:style-name="T302">sequence</text:span><text:span text:style-name="T303"><text:s/>and power on devices.</text:span></text:p>
        </text:list-item>
        <text:list-item>
          <text:p text:style-name="P304"><text:span text:style-name="T305">The first instruction is powered on<text:s/></text:span><text:span text:style-name="T306">BIOS (</text:span><text:span text:style-name="T307">Basic input/Output System)</text:span><text:span text:style-name="T308">. <text:s/>This is the first software program which is pre-installed firmware in a motherboard.</text:span></text:p>
        </text:list-item>
        <text:list-item>
          <text:p text:style-name="P309"><text:span text:style-name="T310">BIOS will take care of two things. (a) <text:s/>Run<text:s/></text:span><text:span text:style-name="T311">POST</text:span><text:span text:style-name="T312"><text:s/>(b) Selecting first boot device.</text:span></text:p>
        </text:list-item>
        <text:list-item>
          <text:p text:style-name="P313"><text:span text:style-name="T314">POST (</text:span><text:span text:style-name="T315">Power of<text:s/></text:span><text:span text:style-name="T316">self-test</text:span><text:span text:style-name="T317">) verifies all the hardware an</text:span><text:span text:style-name="T318">d peripheral devices are working properly. Once POST completes, it flushes from the memory.</text:span></text:p>
        </text:list-item>
        <text:list-item>
          <text:p text:style-name="P319"><text:span text:style-name="T320">Then BIOS searches for devices for bootable disk. <text:s/>Once BIOS detects the bootable device then it executes the MBR</text:span><text:span text:style-name="T321"><text:s/>(Master Boot Recorder)</text:span><text:span text:style-name="T322">.</text:span></text:p>
        </text:list-item>
      </text:list>
      <text:h text:style-name="P323" text:outline-level="3"><text:bookmark-start text:name="__RefHeading___Toc3303_2334881198"/>Step2: MBR (Master boot<text:s/>Recorder) (1’st stage of boot loader)<text:bookmark-end text:name="__RefHeading___Toc3303_2334881198"/></text:h>
      <text:list text:style-name="LFO16" text:continue-numbering="true">
        <text:list-item>
          <text:p text:style-name="P324">Once the BIOS gives control back to CPU, it will try to load MBR of the first boot device (We will consider it as HDD). MBR is a small part of Hard Disk with just a size of 512<text:s/><text:soft-page-break/>Bytes, This MBR stored in the first sector of HDD or end of HDD depending on manufacturer.</text:p>
        </text:list-item>
        <text:list-item>
          <text:p text:style-name="P325">MBR contain the information about boot loader location, and set the partitional table and load the second stage of boot loader into the memory.</text:p>
        </text:list-item>
      </text:list>
      <text:p text:style-name="P326">MBR locate on disk which have detail about.</text:p>
      <text:p text:style-name="Textbody"><text:span text:style-name="T327">Primary boot loader c</text:span><text:span text:style-name="T328">ode (This is of 446 bytes):</text:span><text:span text:style-name="T329"><text:s/>This code provides boot loader information and location detail of actual boot loader code on the hard disk. This is helpful for CPU to load second stage of Boot loader.</text:span></text:p>
      <text:p text:style-name="Textbody"><text:span text:style-name="T330">Partition table information (64 bytes):</text:span><text:span text:style-name="T331"><text:s/>MBR contains 64 byt</text:span><text:span text:style-name="T332">es of data which stores partition table information such as what is the start and end of each partition, size of partitions, type of partitions etc.</text:span></text:p>
      <text:p text:style-name="Textbody"><text:span text:style-name="T333">Magic number (2 bytes):<text:s/></text:span><text:span text:style-name="T334">MBR ends with two bytes that are defined as the magic number (0xAA55). The magic nu</text:span><text:span text:style-name="T335">mber serves as a validation check of the MBR. If MBR gets corrupts the magic number is used to retrieve it.</text:span></text:p>
      <text:p text:style-name="P336">Which will be equal to 512 bytes (446+64+2).</text:p>
      <text:p text:style-name="P337">Once the MBR locate the second stage of boot loader (GRUB), it<text:s/>starts<text:s/>to load into the memory.</text:p>
      <text:p text:style-name="P338"><text:bookmark-start text:name="__RefHeading___Toc1962_341228199"/>&amp;</text:p>
      <text:p text:style-name="P339"/>
      <text:p text:style-name="P340">Why we can create only up to 4 primary partitions?<text:bookmark-end text:name="__RefHeading___Toc1962_341228199"/><text:s/></text:p>
      <text:p text:style-name="P341">The reason because of a limitation of MBR. The MBR is only 512 bytes of size, it is needed to store the primary bootloader, and the partition table. Typically, the area reserved for partition table is only 64 bytes. And the partition table entry for one partition is 16 bytes. So, 16×4=64. The space is over. So, we can't create more than this.</text:p>
      <text:h text:style-name="P342" text:outline-level="3"><text:bookmark-start text:name="__RefHeading___Toc3305_2334881198"/>Step3: GRUB (Grand Unified Bootloader)<text:bookmark-end text:name="__RefHeading___Toc3305_2334881198"/></text:h>
      <text:list text:style-name="LFO17" text:continue-numbering="true">
        <text:list-item>
          <text:p text:style-name="P343"><text:span text:style-name="T344">Grub2 are mainly used boot loader in Linux. LILO is stand for<text:s/></text:span><text:span text:style-name="T345">Linux loader</text:span><text:span text:style-name="T346"><text:s/>which is used in older Linux version. Now<text:s/></text:span><text:span text:style-name="T347">Grub2</text:span><text:span text:style-name="T348"><text:s/>is default boot loader program in all latest version of Linux like Red Hat/Centos and also in<text:s/></text:span><text:span text:style-name="T349">Ubuntu.</text:span></text:p>
        </text:list-item>
      </text:list>
      <text:list text:style-name="LFO18" text:continue-numbering="true">
        <text:list-item>
          <text:p text:style-name="P350">The GRUB 2 configuration file is located at /boot/grub2/grub.cfg (Do not edit this file directly).</text:p>
        </text:list-item>
        <text:list-item>
          <text:p text:style-name="P351">GRUB 2 menu-configuration settings are taken from /etc/default/grub when generating grub.cfg.</text:p>
        </text:list-item>
        <text:list-item>
          <text:p text:style-name="P352"><text:span text:style-name="T353">If changes are made to any of these parameters, you nee</text:span><text:span text:style-name="T354">d to run<text:s/></text:span><text:span text:style-name="T355">grub2-mkconfig</text:span><text:span text:style-name="T356"><text:s/>to re-generate the /boot/grub2/grub.cfg file.</text:span></text:p>
        </text:list-item>
      </text:list>
      <text:p text:style-name="P357"># grub2-mkconfig –o /boot/grub2/grub.cfg</text:p>
      <text:list text:style-name="LFO18" text:continue-numbering="true">
        <text:list-item>
          <text:p text:style-name="P358"><text:span text:style-name="T359">GRUB2 searches the compressed kernel image file also called as<text:s/></text:span><text:span text:style-name="T360">vmlinuz</text:span><text:span text:style-name="T361"><text:s/>in the /</text:span><text:span text:style-name="T362">boot</text:span><text:span text:style-name="T363"><text:s/>directory.</text:span></text:p>
        </text:list-item>
        <text:list-item>
          <text:p text:style-name="P364">GRUB2 loads the vmlinuz kernel image file into memory and extracts the contents of the initramfs image file into a temporary, memory-based file system (tmpfs).</text:p>
        </text:list-item>
        <text:list-item>
          <text:p text:style-name="P365"><text:span text:style-name="T366">The initial RAM disk (</text:span><text:span text:style-name="T367">initrd</text:span><text:span text:style-name="T368">) is an initial root file system that is mounted before the real root file system.</text:span></text:p>
        </text:list-item>
        <text:list-item>
          <text:p text:style-name="P369">GRUB boot menu (where the user<text:s/>can manually specify the boot parameters) to the user. GRUB loads the user-selected (or default) kernel into memory and passes control on to the kernel. If user do not select the OS, after a defined timeout GRUB will load the default kernel in the memory for starting it.</text:p>
        </text:list-item>
      </text:list>
      <text:h text:style-name="P370" text:outline-level="3"><text:bookmark-start text:name="__RefHeading___Toc3307_2334881198"/>Step4: Kernel<text:bookmark-end text:name="__RefHeading___Toc3307_2334881198"/></text:h>
      <text:list text:style-name="LFO19" text:continue-numbering="true">
        <text:list-item>
          <text:p text:style-name="P371"><text:span text:style-name="T372">Kernel loads the necessary driver modules from initrd image.<text:s/></text:span><text:span text:style-name="T373">Initrd is a<text:s/></text:span><text:span text:style-name="T374">temporary root</text:span><text:span text:style-name="T375"><text:s/>file system that is mounted during system boot to support the<text:s/></text:span><text:span text:style-name="T376">two-state</text:span><text:span text:style-name="T377"><text:s/>boot process.</text:span></text:p>
        </text:list-item>
        <text:list-item>
          <text:p text:style-name="P378">The initramfs contains kernel modules for all hardware<text:s/>that is required to boot, as well as the initial scripts required to proceed to the next stage of booting.</text:p>
        </text:list-item>
      </text:list>
      <text:p text:style-name="Textbody"><text:span text:style-name="T379">Difference between Initramfs and initrd:</text:span></text:p>
      <text:p text:style-name="Textbody"><text:span text:style-name="T380">(Initramfs is used by 2.6 kernels whereas initrd was used by older 2.4 (and earlier) kernels.)</text:span></text:p>
      <text:list text:style-name="LFO19" text:continue-numbering="true">
        <text:list-item>
          <text:p text:style-name="P381"><text:span text:style-name="T382">Once the rea</text:span><text:span text:style-name="T383">l file system is mounted, the kernel starts the<text:s/></text:span><text:span text:style-name="T384">systemd</text:span><text:span text:style-name="T385"><text:s/>process with a process ID 1 (PID 1) and in RHEL6<text:s/></text:span><text:span text:style-name="T386">INIT</text:span><text:span text:style-name="T387"><text:s/>is the first process.</text:span></text:p>
        </text:list-item>
      </text:list>
      <text:p text:style-name="Textbody"><text:span text:style-name="T388">INIT</text:span></text:p>
      <text:list text:style-name="LFO19" text:continue-numbering="true">
        <text:list-item>
          <text:p text:style-name="P389"><text:span text:style-name="T390">It is the first process that runs in the system with process id of 1.</text:span></text:p>
        </text:list-item>
        <text:list-item>
          <text:p text:style-name="P391"><text:span text:style-name="T392">Also known as the parent process,<text:s/></text:span><text:span text:style-name="T393">responsible for starting all the other process.</text:span></text:p>
        </text:list-item>
        <text:list-item>
          <text:p text:style-name="P394"><text:span text:style-name="T395">Init starts services to the corresponding<text:s/></text:span><text:span text:style-name="T396">run level</text:span><text:span text:style-name="T397"><text:s/>on which our machine is booted.</text:span></text:p>
        </text:list-item>
      </text:list>
      <text:p text:style-name="Textbody"><text:span text:style-name="T398">Run level</text:span><text:span text:style-name="T399"><text:s/>is a state of a machine that defines how a machine should be login, what services and scripts should run when a mach</text:span><text:span text:style-name="T400">ine starts.<text:s/></text:span><text:span text:style-name="T401">Run level</text:span><text:span text:style-name="T402"><text:s/>are defined from 0 – 6.</text:span></text:p>
      <text:list text:style-name="LFO20" text:continue-numbering="true">
        <text:list-item>
          <text:p text:style-name="P403"><text:span text:style-name="T404">Run level</text:span><text:span text:style-name="T405"><text:s/>0 – shut down the system</text:span></text:p>
        </text:list-item>
        <text:list-item>
          <text:p text:style-name="P406"><text:span text:style-name="T407">Run level</text:span><text:span text:style-name="T408"><text:s/>1 – single mode</text:span></text:p>
        </text:list-item>
        <text:list-item>
          <text:p text:style-name="P409"><text:span text:style-name="T410">Run level</text:span><text:span text:style-name="T411"><text:s/>2 – multiuser mode without networking</text:span></text:p>
        </text:list-item>
        <text:list-item>
          <text:p text:style-name="P412"><text:span text:style-name="T413">Run level</text:span><text:span text:style-name="T414"><text:s/>3 – multiuser with text login screen</text:span></text:p>
        </text:list-item>
        <text:list-item>
          <text:p text:style-name="P415"><text:span text:style-name="T416">Run level</text:span><text:span text:style-name="T417"><text:s/>4- customized<text:s/></text:span><text:span text:style-name="T418">run level</text:span><text:span text:style-name="T419"><text:s/>(not in use)</text:span></text:p>
        </text:list-item>
        <text:list-item>
          <text:p text:style-name="P420"><text:span text:style-name="T421">Run level</text:span><text:span text:style-name="T422"><text:s/>5 –<text:s/></text:span><text:span text:style-name="T423">run level</text:span><text:span text:style-name="T424"><text:s/>3 with graphical login</text:span></text:p>
        </text:list-item>
        <text:list-item>
          <text:p text:style-name="P425"><text:span text:style-name="T426">Run level</text:span><text:span text:style-name="T427"><text:s/>6 – Reboots the system.</text:span></text:p>
        </text:list-item>
      </text:list>
      <text:list text:style-name="LFO21" text:continue-numbering="true">
        <text:list-item>
          <text:p text:style-name="P428"><text:span text:style-name="T429">/etc/init.d/rc</text:span><text:span text:style-name="T430"><text:s/>or<text:s/></text:span><text:span text:style-name="T431">/etc/rc.d/rc<text:s/></text:span><text:span text:style-name="T432">: It contains the total number of the script that will run.</text:span></text:p>
        </text:list-item>
        <text:list-item>
          <text:p text:style-name="P433">Init will wait until once scripts get completed and once all required services and script are executed user gets login prompt.</text:p>
        </text:list-item>
      </text:list>
      <text:p text:style-name="Textbody"><text:span text:style-name="T434">But from RHEL 7 init and<text:s/></text:span><text:span text:style-name="T435">run levels</text:span><text:span text:style-name="T436"><text:s/>are replaced by systemd and targets respectively.</text:span></text:p>
      <text:p text:style-name="Textbody"><text:span text:style-name="T437">Systemd</text:span></text:p>
      <text:soft-page-break/>
      <text:list text:style-name="LFO22" text:continue-numbering="true">
        <text:list-item>
          <text:p text:style-name="P438">Same as init it is the first service started by the kernel, with process id 1.</text:p>
        </text:list-item>
        <text:list-item>
          <text:p text:style-name="P439"><text:span text:style-name="T440">“</text:span><text:span text:style-name="T441">d</text:span><text:span text:style-name="T442">” in system d stands for a daemon.</text:span></text:p>
        </text:list-item>
        <text:list-item>
          <text:p text:style-name="P443">Daemons are the<text:s/>programs that run in the background performing various tasks.</text:p>
        </text:list-item>
        <text:list-item>
          <text:p text:style-name="P444"><text:span text:style-name="T445">Configuration<text:s/></text:span><text:span text:style-name="T446">file:</text:span><text:span text:style-name="T447"><text:s/></text:span><text:span text:style-name="T448">/etc/systemd</text:span><text:span text:style-name="T449">.</text:span></text:p>
        </text:list-item>
      </text:list>
      <text:p text:style-name="P450"/>
      <text:p text:style-name="Textbody"><text:span text:style-name="T451">Init had several limitations that were taken care by sy</text:span><text:span text:style-name="T452">s</text:span><text:span text:style-name="T453">temd.</text:span></text:p>
      <text:p text:style-name="P454">Few of them are:</text:p>
      <text:list text:style-name="LFO18" text:continue-numbering="true">
        <text:list-item>
          <text:p text:style-name="P455">In init, one script runs at a time, while in systemd multiple scripts run at a time parallel.<text:s/>Thus,<text:s/>increasing the performance.</text:p>
        </text:list-item>
        <text:list-item>
          <text:p text:style-name="P456">In init, an administrator has to take care of what scripts should run first. Init process does not know if the scripts defined in particular<text:s/>run level<text:s/>are dependent on another script, while systemd takes care of dependency.</text:p>
        </text:list-item>
        <text:list-item>
          <text:p text:style-name="P457">Systemd kills daemon properly before the machine shuts down.</text:p>
        </text:list-item>
        <text:list-item>
          <text:p text:style-name="P458">inittab is no longer used when using systemd.</text:p>
        </text:list-item>
        <text:list-item>
          <text:p text:style-name="P459">systemd uses ‘targets’ instead of<text:s/>run levels. By default, there are two main targets:</text:p>
        </text:list-item>
      </text:list>
      <text:p text:style-name="P460">a) multi-user.target: analogous to<text:s/>runlevel 3</text:p>
      <text:p text:style-name="P461">b) graphical.target: analogous to runlevel 5</text:p>
      <text:h text:style-name="P462" text:outline-level="3"><text:bookmark-start text:name="__RefHeading___Toc1955_341228199"/>User Prompt<text:bookmark-end text:name="__RefHeading___Toc1955_341228199"/></text:h>
      <text:p text:style-name="P463">This is actually not part of booting process but thought of including it here for better understating. Once the Kernel get the control it<text:s/>starts<text:s/>multiple instances of "getty" which waits for console logins which spawn one's user shell process and gives you user prompt to login.</text:p>
      <text:h text:style-name="Heading1" text:outline-level="1"><text:bookmark-start text:name="__RefHeading___Toc3374_3548217197"/>Process Management<text:bookmark-end text:name="__RefHeading___Toc3374_3548217197"/></text:h>
      <text:h text:style-name="Heading2" text:outline-level="2"><text:bookmark-start text:name="__RefHeading___Toc3506_3548217197"/>What is a Process?<text:bookmark-end text:name="__RefHeading___Toc3506_3548217197"/></text:h>
      <text:list text:style-name="LFO23" text:continue-numbering="true">
        <text:list-item>
          <text:p text:style-name="P464">A process is program (or command typed by user) to perform specific Job.</text:p>
        </text:list-item>
        <text:list-item>
          <text:p text:style-name="P465">In Linux when you start a process, it is given a unique number called a PID or process-id.</text:p>
        </text:list-item>
        <text:list-item>
          <text:p text:style-name="P466">PIDs start from 0 to 65535.</text:p>
        </text:list-item>
        <text:list-item>
          <text:p text:style-name="P467">PID 1 is always assigned to init process, which is the first process<text:s/>started at boot time. Type the following command to verify that init always has PID 1:</text:p>
        </text:list-item>
      </text:list>
      <text:h text:style-name="Heading2" text:outline-level="2"><text:bookmark-start text:name="Parent_and_Child_Processes"/><text:bookmark-start text:name="__RefHeading___Toc3508_3548217197"/><text:bookmark-end text:name="Parent_and_Child_Processes"/>Parent and Child Processes<text:bookmark-end text:name="__RefHeading___Toc3508_3548217197"/></text:h>
      <text:list text:style-name="LFO24" text:continue-numbering="true">
        <text:list-item>
          <text:p text:style-name="P468">A parent process is a Linux process that has created one or more child processes.</text:p>
        </text:list-item>
        <text:list-item>
          <text:p text:style-name="P469">A process can fork a child<text:s/>i.e.,<text:s/>create a child<text:s/>process.</text:p>
        </text:list-item>
        <text:list-item>
          <text:p text:style-name="P470">For example, if a user types the ls command at a shell prompt.</text:p>
        </text:list-item>
        <text:list-item>
          <text:p text:style-name="P471">The shell executes ls command.</text:p>
        </text:list-item>
        <text:list-item>
          <text:p text:style-name="P472">The Linux kernel will duplicate the shell's pages of memory and then execute the ls command.</text:p>
        </text:list-item>
        <text:list-item>
          <text:p text:style-name="P473">In UNIX, every process is created using fork and exec<text:s/>method. However, this model results in a waste of system resources.</text:p>
        </text:list-item>
      </text:list>
      <text:p text:style-name="P474"><text:bookmark-start text:name="Process_States"/><text:bookmark-end text:name="Process_States"/>Process States</text:p>
      <text:p text:style-name="Textbody"><text:span text:style-name="T475">Every<text:s/></text:span><text:a xlink:href="https://bash.cyberciti.biz/guide/Linux" office:target-frame-name="_top" xlink:show="replace"><text:span text:style-name="T476">Linux</text:span></text:a><text:span text:style-name="T477"><text:s/></text:span><text:span text:style-name="T478">process has its own life cycle such as creation, execution, termination, and removal. Every process has i</text:span><text:span text:style-name="T479">ts own state that shows what is currently happening in the process. The status of the process which can be one of the following:</text:span></text:p>
      <text:list text:style-name="LFO25" text:continue-numbering="true">
        <text:list-item>
          <text:p text:style-name="P480">D (uninterruptible sleep) - Process is sleeping and cannot be bring back until an event such as I/O occurred. For example, process foo is a process waiting for keyboard interrupt.</text:p>
        </text:list-item>
        <text:list-item>
          <text:p text:style-name="P481">R (running) - Process is running or executing.</text:p>
        </text:list-item>
        <text:list-item>
          <text:p text:style-name="P482"><text:span text:style-name="T483">S (sleeping) - Process is not running and is waiting for an event or a<text:s/></text:span><text:a xlink:href="https://bash.cyberciti.biz/guide/Signals" office:target-frame-name="_top" xlink:show="replace"><text:span text:style-name="T484">signal</text:span></text:a><text:span text:style-name="T485">.</text:span></text:p>
        </text:list-item>
        <text:list-item>
          <text:p text:style-name="P486"><text:span text:style-name="T487">T (traced or stoppe</text:span><text:span text:style-name="T488">d) - Process is stopped by<text:s/></text:span><text:a xlink:href="https://bash.cyberciti.biz/guide/Shell_signal_values" office:target-frame-name="_top" xlink:show="replace"><text:span text:style-name="T489">signals</text:span></text:a><text:span text:style-name="T490"><text:s/>such as<text:s/></text:span><text:a xlink:href="https://bash.cyberciti.biz/guide/SIGINT" office:target-frame-name="_top" xlink:show="replace"><text:span text:style-name="T491">SIGINT</text:span></text:a><text:span text:style-name="T492"><text:s/>or<text:s/></text:span><text:a xlink:href="https://bash.cyberciti.biz/guide/SIGSTOP" office:target-frame-name="_top" xlink:show="replace"><text:span text:style-name="T493">SIGSTOP</text:span></text:a><text:span text:style-name="T494">.</text:span></text:p>
        </text:list-item>
        <text:list-item>
          <text:p text:style-name="P495">Z (zombie<text:s/>or defunct) - Processes marked &lt;defunct&gt; are dead processes (so-called "zombies") that remain because their parent has not destroyed them properly. These processes will be destroyed by init if the parent process exits.</text:p>
        </text:list-item>
      </text:list>
      <text:h text:style-name="Heading2" text:outline-level="2"><text:bookmark-start text:name="How_do_I_view_Process_states"/><text:bookmark-start text:name="__RefHeading___Toc3510_3548217197"/><text:bookmark-end text:name="How_do_I_view_Process_states"/>How do I view Process states?<text:bookmark-end text:name="__RefHeading___Toc3510_3548217197"/></text:h>
      <text:p text:style-name="P496">ps -C<text:s/>processName -o pid=,cmd,stat</text:p>
      <text:h text:style-name="Heading2" text:outline-level="2"><text:bookmark-start text:name="__RefHeading___Toc3368_3548217197"/>What are daemons?<text:bookmark-end text:name="__RefHeading___Toc3368_3548217197"/></text:h>
      <text:p text:style-name="P497">Daemons are services that provide several functions that may not be available under the base operating system.<text:s/>Its<text:s/>main task is to listen for service requests and at the same time to act on these requests. After the service is done, it is then disconnected and waits for further requests.</text:p>
      <text:h text:style-name="Heading2" text:outline-level="2"><text:bookmark-start text:name="__RefHeading___Toc301_3122937327"/>What is Process id?<text:bookmark-end text:name="__RefHeading___Toc301_3122937327"/></text:h>
      <text:p text:style-name="P498">A PID is a process identification number on a Linux or Unix-like operating system. A PID is automatically assigned to each process when it is created. A process is nothing but a running instance of a program has a unique PID on a Unix-like system.</text:p>
      <text:p text:style-name="Textbody"><text:span text:style-name="T499">The easiest way to find out if the process is running is run<text:s/></text:span><text:span text:style-name="T500">ps aux</text:span><text:span text:style-name="T501"><text:s/>command and<text:s/></text:span><text:span text:style-name="T502">grep</text:span><text:span text:style-name="T503"><text:s/>process name.</text:span></text:p>
      <text:h text:style-name="Heading2" text:outline-level="2"><text:bookmark-start text:name="__RefHeading___Toc303_3122937327"/>What is the Process status in Linux?<text:bookmark-end text:name="__RefHeading___Toc303_3122937327"/></text:h>
      <text:p text:style-name="P504">Five process states in<text:s/>Linux. They are</text:p>
      <text:list text:style-name="LFO26" text:continue-numbering="true">
        <text:list-item>
          <text:p text:style-name="P505"><text:span text:style-name="T506">New/Ready:</text:span><text:span text:style-name="T507"><text:s/>A new process is created and ready to run.</text:span></text:p>
        </text:list-item>
        <text:list-item>
          <text:p text:style-name="P508"><text:span text:style-name="T509">Running:</text:span><text:span text:style-name="T510"><text:s/>The process is being executed.</text:span></text:p>
        </text:list-item>
        <text:list-item>
          <text:p text:style-name="P511"><text:span text:style-name="T512">Blocked/ Wait:</text:span><text:span text:style-name="T513"><text:s/>The process is waiting for input from the user.</text:span></text:p>
        </text:list-item>
        <text:list-item>
          <text:p text:style-name="P514"><text:span text:style-name="T515">Terminated/ Completed:</text:span><text:span text:style-name="T516"><text:s/>The process completed the execution or terminated by the ope</text:span><text:span text:style-name="T517">rating system.</text:span></text:p>
        </text:list-item>
        <text:list-item>
          <text:p text:style-name="P518"><text:span text:style-name="T519">Zombie:</text:span><text:span text:style-name="T520"><text:s/>The process is deleted, but still the information regarding the process exists in the process table.</text:span></text:p>
        </text:list-item>
      </text:list>
      <text:h text:style-name="Heading2" text:outline-level="2"><text:bookmark-start text:name="__RefHeading___Toc305_3122937327"/>Explain Process Management System Calls in Linux?<text:bookmark-end text:name="__RefHeading___Toc305_3122937327"/></text:h>
      <text:p text:style-name="P521">The process management system calls in Linux:</text:p>
      <text:list text:style-name="LFO27" text:continue-numbering="true">
        <text:list-item>
          <text:p text:style-name="P522"><text:span text:style-name="T523">fork():</text:span><text:span text:style-name="T524"><text:s/>Used to create a new<text:s/></text:span><text:span text:style-name="T525">process.</text:span></text:p>
        </text:list-item>
        <text:list-item>
          <text:p text:style-name="P526"><text:span text:style-name="T527">exec():</text:span><text:span text:style-name="T528"><text:s/>Execute new process.</text:span></text:p>
        </text:list-item>
        <text:list-item>
          <text:p text:style-name="P529"><text:span text:style-name="T530">wait():</text:span><text:span text:style-name="T531"><text:s/>wait until process execution.</text:span></text:p>
        </text:list-item>
        <text:list-item>
          <text:p text:style-name="P532"><text:span text:style-name="T533">exit():</text:span><text:span text:style-name="T534"><text:s/>exit from the process.</text:span></text:p>
        </text:list-item>
      </text:list>
      <text:p text:style-name="P535">System calls to get the Process id:</text:p>
      <text:list text:style-name="LFO28" text:continue-numbering="true">
        <text:list-item>
          <text:p text:style-name="P536"><text:span text:style-name="T537">getpid():</text:span><text:span text:style-name="T538"><text:s/>to find the unique process id.</text:span></text:p>
        </text:list-item>
        <text:list-item>
          <text:p text:style-name="P539"><text:span text:style-name="T540">getppid():</text:span><text:span text:style-name="T541"><text:s/>to find the unique parent process id.</text:span></text:p>
        </text:list-item>
      </text:list>
      <text:h text:style-name="Heading2" text:outline-level="2"><text:bookmark-start text:name="__RefHeading___Toc307_3122937327"/>What is the Zombie Process?<text:bookmark-end text:name="__RefHeading___Toc307_3122937327"/></text:h>
      <text:p text:style-name="P542">It is a process whose execution is completed but even the information exists in the process table. It occurs for the child process because the parent process needs to read the child process status. Once it is completed using the wait system call, then<text:s/>the zombie process is removed from the process table. This is known as the Zombie Process.</text:p>
      <text:p text:style-name="P543">Or</text:p>
      <text:p text:style-name="Textbody"><text:span text:style-name="T544">These are the processes which have died but whose exit status is still not picked by the parent process. These processes even if not functional still have its process id entry in the process table.</text:span></text:p>
      <text:h text:style-name="Heading2" text:outline-level="2"><text:bookmark-start text:name="__RefHeading___Toc3393_3548217197"/>What is load average in Linux?<text:bookmark-end text:name="__RefHeading___Toc3393_3548217197"/></text:h>
      <text:p text:style-name="P545">Load Average is defined as the average sum of the number of processes waiting in the run queue and number of processes currently executing over the period of 1,5 and 15 minutes. Using the ‘top’ and ‘uptime’ command we find the load average of a Linux server.</text:p>
      <text:h text:style-name="Heading2" text:outline-level="2"><text:bookmark-start text:name="__RefHeading___Toc3386_3548217197"/>How to check which ports are listening on my Linux Server?<text:bookmark-end text:name="__RefHeading___Toc3386_3548217197"/></text:h>
      <text:p text:style-name="Textbody"><text:span text:style-name="T546">Use the Command<text:s/></text:span><text:span text:style-name="T547">‘</text:span><text:span text:style-name="T548">netstat <text:s/>--listen</text:span><text:span text:style-name="T549">’</text:span><text:span text:style-name="T550"><text:s/>and<text:s/></text:span><text:span text:style-name="T551">‘</text:span><text:span text:style-name="T552">lsof -i</text:span><text:span text:style-name="T553">’</text:span></text:p>
      <text:p text:style-name="P554"><text:bookmark-start text:name="__RefHeading___Toc326_3122937327"/>List the<text:s/>services that are enabled at a particular run level in<text:s/>Linux<text:s/>server?<text:bookmark-end text:name="__RefHeading___Toc326_3122937327"/></text:p>
      <text:p text:style-name="Textbody"><text:span text:style-name="T555">With the help of command ‘</text:span><text:span text:style-name="T556">chkconfig –list | grep 5:on</text:span><text:span text:style-name="T557">’ we can list all the services that are enabled in run level5. For other run levels just replace 5 with the respective run level.</text:span></text:p>
      <text:h text:style-name="Heading2" text:outline-level="2"><text:bookmark-start text:name="__RefHeading___Toc328_3122937327"/><text:soft-page-break/>How<text:s/>to enable a service at a particular run level?<text:bookmark-end text:name="__RefHeading___Toc328_3122937327"/></text:h>
      <text:p text:style-name="Textbody"><text:span text:style-name="T558">We can enable a service using the Command ‘</text:span><text:span text:style-name="T559">chkconfig &lt;Service-Name&gt; on --level 3</text:span><text:span text:style-name="T560">’</text:span></text:p>
      <text:h text:style-name="Heading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Sans Pro" svg:font-family="Source Sans Pro"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auto-update="true" style:default-outline-level="1">
      <style:text-properties style:font-name="Cambria" style:font-name-complex="Calibri" fo:font-weight="bold" style:font-weight-asian="bold" style:font-weight-complex="bold" fo:color="#000000" fo:hyphenate="false"/>
    </style:style>
    <style:style style:name="Heading2" style:display-name="Heading 2" style:family="paragraph" style:parent-style-name="Heading" style:next-style-name="Textbody" style:default-outline-level="2">
      <style:paragraph-properties fo:margin-top="0.1388in"/>
      <style:text-properties style:font-name="Cambria" style:font-name-asian="Liberation Serif" style:font-name-complex="Liberation Serif"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UserIndex6" style:display-name="User Index 6" style:family="paragraph" style:parent-style-name="UserIndex2">
      <style:paragraph-properties fo:margin-left="0.9826in">
        <style:tab-stops>
          <style:tab-stop style:type="right" style:leader-style="dotted" style:leader-text="." style:position="5.7104in"/>
        </style:tab-stops>
      </style:paragraph-properties>
      <style:text-properties fo:hyphenate="false"/>
    </style:style>
    <style:style style:name="UserIndex2" style:display-name="User Index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55" style:display-name="ListLabel 155" style:family="text">
      <style:text-properties style:text-underline-type="none" style:text-underline-color="font-color"/>
    </style:style>
    <style:style style:name="ListLabel156" style:display-name="ListLabel 156" style:family="text">
      <style:text-properties style:text-underline-type="none" style:text-underline-color="font-color"/>
    </style:style>
    <style:style style:name="ListLabel157" style:display-name="ListLabel 157" style:family="text">
      <style:text-properties style:text-underline-type="none" style:text-underline-color="font-color"/>
    </style:style>
    <style:style style:name="ListLabel158" style:display-name="ListLabel 158" style:family="text">
      <style:text-properties style:text-underline-type="none" style:text-underline-color="font-color"/>
    </style:style>
    <style:style style:name="ListLabel159" style:display-name="ListLabel 159" style:family="text">
      <style:text-properties style:text-underline-type="none" style:text-underline-color="font-color"/>
    </style:style>
    <style:style style:name="ListLabel160" style:display-name="ListLabel 160" style:family="text">
      <style:text-properties style:text-underline-type="none" style:text-underline-color="font-color"/>
    </style:style>
    <style:style style:name="ListLabel161" style:display-name="ListLabel 161" style:family="text">
      <style:text-properties style:text-underline-type="none" style:text-underline-color="font-color"/>
    </style:style>
    <style:style style:name="ListLabel162" style:display-name="ListLabel 162" style:family="text">
      <style:text-properties style:text-underline-type="none" style:text-underline-color="font-color"/>
    </style:style>
    <style:style style:name="ListLabel110" style:display-name="ListLabel 110" style:family="text">
      <style:text-properties style:text-underline-type="none" style:text-underline-color="font-color"/>
    </style:style>
    <style:style style:name="ListLabel111" style:display-name="ListLabel 111" style:family="text">
      <style:text-properties style:text-underline-type="none" style:text-underline-color="font-color"/>
    </style:style>
    <style:style style:name="ListLabel112" style:display-name="ListLabel 112" style:family="text">
      <style:text-properties style:text-underline-type="none" style:text-underline-color="font-color"/>
    </style:style>
    <style:style style:name="ListLabel113" style:display-name="ListLabel 113" style:family="text">
      <style:text-properties style:text-underline-type="none" style:text-underline-color="font-color"/>
    </style:style>
    <style:style style:name="ListLabel114" style:display-name="ListLabel 114" style:family="text">
      <style:text-properties style:text-underline-type="none" style:text-underline-color="font-color"/>
    </style:style>
    <style:style style:name="ListLabel115" style:display-name="ListLabel 115" style:family="text">
      <style:text-properties style:text-underline-type="none" style:text-underline-color="font-color"/>
    </style:style>
    <style:style style:name="ListLabel116" style:display-name="ListLabel 116" style:family="text">
      <style:text-properties style:text-underline-type="none" style:text-underline-color="font-color"/>
    </style:style>
    <style:style style:name="ListLabel117" style:display-name="ListLabel 117" style:family="text">
      <style:text-properties style:text-underline-type="none" style:text-underline-color="font-color"/>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Strong" style:display-name="Strong" style:family="text" style:parent-style-name="DefaultParagraphFont">
      <style:text-properties fo:font-weight="bold" style:font-weight-asian="bold" style:font-weight-complex="bold"/>
    </style:style>
    <style:style style:name="WW_CharLFO1LVL1" style:family="text">
      <style:text-properties style:font-name="OpenSymbol" style:font-name-asian="OpenSymbol" style:font-name-complex="OpenSymbol"/>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6" style:display-name="WWNum6">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OpenSymbol" style:font-name-asian="OpenSymbol" style:font-name-complex="OpenSymbol"/>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8" style:display-name="WWNum18">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OpenSymbol" style:font-name-asian="OpenSymbol" style:font-name-complex="OpenSymbol"/>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13" style:display-name="WWNum1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1">
      <text:list-level-style-bullet text:level="1" text:style-name="WW_CharLFO21LVL1" text:bullet-char="•">
        <style:list-level-properties text:space-before="0.2381in" text:min-label-width="0.25in" text:list-level-position-and-space-mode="label-alignment">
          <style:list-level-label-alignment text:label-followed-by="listtab" fo:margin-left="0.4881in" fo:text-indent="-0.25in"/>
        </style:list-level-properties>
        <style:text-properties style:font-name="OpenSymbol"/>
      </text:list-level-style-bullet>
      <text:list-level-style-bullet text:level="2" text:style-name="WW_CharLFO21LVL2" text:bullet-char="◦">
        <style:list-level-properties text:space-before="0.4881in" text:min-label-width="0.25in" text:list-level-position-and-space-mode="label-alignment">
          <style:list-level-label-alignment text:label-followed-by="listtab" fo:margin-left="0.7381in" fo:text-indent="-0.25in"/>
        </style:list-level-properties>
        <style:text-properties style:font-name="OpenSymbol"/>
      </text:list-level-style-bullet>
      <text:list-level-style-bullet text:level="3" text:style-name="WW_CharLFO21LVL3" text:bullet-char="▪">
        <style:list-level-properties text:space-before="0.7381in" text:min-label-width="0.25in" text:list-level-position-and-space-mode="label-alignment">
          <style:list-level-label-alignment text:label-followed-by="listtab" fo:margin-left="0.9881in" fo:text-indent="-0.25in"/>
        </style:list-level-properties>
        <style:text-properties style:font-name="OpenSymbol"/>
      </text:list-level-style-bullet>
      <text:list-level-style-bullet text:level="4" text:style-name="WW_CharLFO21LVL4" text:bullet-char="•">
        <style:list-level-properties text:space-before="0.9881in" text:min-label-width="0.25in" text:list-level-position-and-space-mode="label-alignment">
          <style:list-level-label-alignment text:label-followed-by="listtab" fo:margin-left="1.2381in" fo:text-indent="-0.25in"/>
        </style:list-level-properties>
        <style:text-properties style:font-name="OpenSymbol"/>
      </text:list-level-style-bullet>
      <text:list-level-style-bullet text:level="5" text:style-name="WW_CharLFO21LVL5" text:bullet-char="◦">
        <style:list-level-properties text:space-before="1.2381in" text:min-label-width="0.25in" text:list-level-position-and-space-mode="label-alignment">
          <style:list-level-label-alignment text:label-followed-by="listtab" fo:margin-left="1.4881in" fo:text-indent="-0.25in"/>
        </style:list-level-properties>
        <style:text-properties style:font-name="OpenSymbol"/>
      </text:list-level-style-bullet>
      <text:list-level-style-bullet text:level="6" text:style-name="WW_CharLFO21LVL6" text:bullet-char="▪">
        <style:list-level-properties text:space-before="1.4881in" text:min-label-width="0.25in" text:list-level-position-and-space-mode="label-alignment">
          <style:list-level-label-alignment text:label-followed-by="listtab" fo:margin-left="1.7381in" fo:text-indent="-0.25in"/>
        </style:list-level-properties>
        <style:text-properties style:font-name="OpenSymbol"/>
      </text:list-level-style-bullet>
      <text:list-level-style-bullet text:level="7" text:style-name="WW_CharLFO21LVL7" text:bullet-char="•">
        <style:list-level-properties text:space-before="1.7381in" text:min-label-width="0.25in" text:list-level-position-and-space-mode="label-alignment">
          <style:list-level-label-alignment text:label-followed-by="listtab" fo:margin-left="1.9881in" fo:text-indent="-0.25in"/>
        </style:list-level-properties>
        <style:text-properties style:font-name="OpenSymbol"/>
      </text:list-level-style-bullet>
      <text:list-level-style-bullet text:level="8" text:style-name="WW_CharLFO21LVL8" text:bullet-char="◦">
        <style:list-level-properties text:space-before="1.9881in" text:min-label-width="0.25in" text:list-level-position-and-space-mode="label-alignment">
          <style:list-level-label-alignment text:label-followed-by="listtab" fo:margin-left="2.2381in" fo:text-indent="-0.25in"/>
        </style:list-level-properties>
        <style:text-properties style:font-name="OpenSymbol"/>
      </text:list-level-style-bullet>
      <text:list-level-style-bullet text:level="9" text:style-name="WW_CharLFO21LVL9" text:bullet-char="▪">
        <style:list-level-properties text:space-before="2.2381in" text:min-label-width="0.25in" text:list-level-position-and-space-mode="label-alignment">
          <style:list-level-label-alignment text:label-followed-by="listtab" fo:margin-left="2.4881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meet Bhandari</dc:creator>
    <meta:creation-date>2021-02-04T07:10:00Z</meta:creation-date>
    <dc:date>2021-02-23T20:40:00Z</dc:date>
    <meta:print-date>2021-02-04T11:44:00Z</meta:print-date>
    <meta:template xlink:href="Normal" xlink:type="simple"/>
    <meta:editing-cycles>1801</meta:editing-cycles>
    <meta:editing-duration>PT127140S</meta:editing-duration>
    <meta:document-statistic meta:page-count="13" meta:paragraph-count="47" meta:word-count="3532" meta:character-count="23620" meta:row-count="167" meta:non-whitespace-character-count="20135"/>
  </office:meta>
</office:document-meta>
</file>